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Planning5</text:p>
          </table:table-cell>
          <table:table-cell office:value-type="string">
            <text:p>Planning10</text:p>
          </table:table-cell>
          <table:table-cell office:value-type="string">
            <text:p>Planning20</text:p>
          </table:table-cell>
          <table:table-cell office:value-type="string">
            <text:p>Non-planning</text:p>
          </table:table-cell>
        </table:table-row>
        <table:table-row table:style-name="ro1">
          <table:table-cell office:value-type="float" office:value="15.106036">
            <text:p>15.106036</text:p>
          </table:table-cell>
          <table:table-cell office:value-type="float" office:value="378.174306572038">
            <text:p>378.174306572</text:p>
          </table:table-cell>
          <table:table-cell office:value-type="float" office:value="224.488295189798">
            <text:p>224.4882951898</text:p>
          </table:table-cell>
          <table:table-cell office:value-type="float" office:value="275.554446419682">
            <text:p>275.5544464197</text:p>
          </table:table-cell>
        </table:table-row>
        <table:table-row table:style-name="ro1">
          <table:table-cell office:value-type="float" office:value="15.106036">
            <text:p>15.106036</text:p>
          </table:table-cell>
          <table:table-cell office:value-type="float" office:value="378.174306572038">
            <text:p>378.174306572</text:p>
          </table:table-cell>
          <table:table-cell office:value-type="float" office:value="224.488295189798">
            <text:p>224.4882951898</text:p>
          </table:table-cell>
          <table:table-cell office:value-type="float" office:value="275.554446419682">
            <text:p>275.5544464197</text:p>
            <draw:frame table:end-cell-address="Sheet1.O34" table:end-x="0.1161in" table:end-y="0.0106in" draw:z-index="0" draw:style-name="gr1" draw:text-style-name="P1" svg:width="9.0193in" svg:height="5.4492in" svg:x="1.2185in" svg:y="0.0732in">
              <draw:object draw:notify-on-update-of-ranges="Sheet1.A1:Sheet1.A1 Sheet1.A2:Sheet1.A214 Sheet1.B1:Sheet1.B1 Sheet1.B2:Sheet1.B214 Sheet1.C1:Sheet1.C1 Sheet1.C2:Sheet1.C214 Sheet1.D1:Sheet1.D1 Sheet1.D2:Sheet1.D2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5.106036">
            <text:p>15.106036</text:p>
          </table:table-cell>
          <table:table-cell office:value-type="float" office:value="378.174306572038">
            <text:p>378.174306572</text:p>
          </table:table-cell>
          <table:table-cell office:value-type="float" office:value="224.488295189798">
            <text:p>224.4882951898</text:p>
          </table:table-cell>
          <table:table-cell office:value-type="float" office:value="275.554446419682">
            <text:p>275.5544464197</text:p>
          </table:table-cell>
        </table:table-row>
        <table:table-row table:style-name="ro1">
          <table:table-cell office:value-type="float" office:value="15.106036">
            <text:p>15.106036</text:p>
          </table:table-cell>
          <table:table-cell office:value-type="float" office:value="378.174306572038">
            <text:p>378.174306572</text:p>
          </table:table-cell>
          <table:table-cell office:value-type="float" office:value="237.3159832379">
            <text:p>237.3159832379</text:p>
          </table:table-cell>
          <table:table-cell office:value-type="float" office:value="275.554446419682">
            <text:p>275.5544464197</text:p>
          </table:table-cell>
        </table:table-row>
        <table:table-row table:style-name="ro1">
          <table:table-cell office:value-type="float" office:value="15.106036">
            <text:p>15.106036</text:p>
          </table:table-cell>
          <table:table-cell office:value-type="float" office:value="378.174306572038">
            <text:p>378.174306572</text:p>
          </table:table-cell>
          <table:table-cell office:value-type="float" office:value="237.3159832379">
            <text:p>237.3159832379</text:p>
          </table:table-cell>
          <table:table-cell office:value-type="float" office:value="275.554446419682">
            <text:p>275.5544464197</text:p>
          </table:table-cell>
        </table:table-row>
        <table:table-row table:style-name="ro1">
          <table:table-cell office:value-type="float" office:value="15.106036">
            <text:p>15.106036</text:p>
          </table:table-cell>
          <table:table-cell office:value-type="float" office:value="378.174306572038">
            <text:p>378.174306572</text:p>
          </table:table-cell>
          <table:table-cell office:value-type="float" office:value="262.545247661466">
            <text:p>262.5452476615</text:p>
          </table:table-cell>
          <table:table-cell office:value-type="float" office:value="300.080047265931">
            <text:p>300.0800472659</text:p>
          </table:table-cell>
        </table:table-row>
        <table:table-row table:style-name="ro1">
          <table:table-cell office:value-type="float" office:value="30.07398764">
            <text:p>30.07398764</text:p>
          </table:table-cell>
          <table:table-cell office:value-type="float" office:value="378.174306572038">
            <text:p>378.174306572</text:p>
          </table:table-cell>
          <table:table-cell office:value-type="float" office:value="262.545247661466">
            <text:p>262.5452476615</text:p>
          </table:table-cell>
          <table:table-cell office:value-type="float" office:value="300.080047265931">
            <text:p>300.0800472659</text:p>
          </table:table-cell>
        </table:table-row>
        <table:table-row table:style-name="ro1">
          <table:table-cell office:value-type="float" office:value="30.07398764">
            <text:p>30.07398764</text:p>
          </table:table-cell>
          <table:table-cell office:value-type="float" office:value="378.174306572038">
            <text:p>378.174306572</text:p>
          </table:table-cell>
          <table:table-cell office:value-type="float" office:value="262.545247661466">
            <text:p>262.5452476615</text:p>
          </table:table-cell>
          <table:table-cell office:value-type="float" office:value="300.080047265931">
            <text:p>300.0800472659</text:p>
          </table:table-cell>
        </table:table-row>
        <table:table-row table:style-name="ro1">
          <table:table-cell office:value-type="float" office:value="30.07398764">
            <text:p>30.07398764</text:p>
          </table:table-cell>
          <table:table-cell office:value-type="float" office:value="378.174306572038">
            <text:p>378.174306572</text:p>
          </table:table-cell>
          <table:table-cell office:value-type="float" office:value="299.488950720273">
            <text:p>299.4889507203</text:p>
          </table:table-cell>
          <table:table-cell office:value-type="float" office:value="324.107650575339">
            <text:p>324.1076505753</text:p>
          </table:table-cell>
        </table:table-row>
        <table:table-row table:style-name="ro1">
          <table:table-cell office:value-type="float" office:value="74.7203787968044">
            <text:p>74.7203787968</text:p>
          </table:table-cell>
          <table:table-cell office:value-type="float" office:value="400.836244231254">
            <text:p>400.8362442313</text:p>
          </table:table-cell>
          <table:table-cell office:value-type="float" office:value="323.526064790939">
            <text:p>323.5260647909</text:p>
          </table:table-cell>
          <table:table-cell office:value-type="float" office:value="335.915642069585">
            <text:p>335.9156420696</text:p>
          </table:table-cell>
        </table:table-row>
        <table:table-row table:style-name="ro1">
          <table:table-cell office:value-type="float" office:value="131.307975280115">
            <text:p>131.3079752801</text:p>
          </table:table-cell>
          <table:table-cell office:value-type="float" office:value="444.560057636239">
            <text:p>444.5600576362</text:p>
          </table:table-cell>
          <table:table-cell office:value-type="float" office:value="358.685266215084">
            <text:p>358.6852662151</text:p>
          </table:table-cell>
          <table:table-cell office:value-type="float" office:value="393.140663292632">
            <text:p>393.1406632926</text:p>
          </table:table-cell>
        </table:table-row>
        <table:table-row table:style-name="ro1">
          <table:table-cell office:value-type="float" office:value="131.307975280115">
            <text:p>131.3079752801</text:p>
          </table:table-cell>
          <table:table-cell office:value-type="float" office:value="465.662992059278">
            <text:p>465.6629920593</text:p>
          </table:table-cell>
          <table:table-cell office:value-type="float" office:value="358.685266215084">
            <text:p>358.6852662151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45.285091527314">
            <text:p>145.2850915273</text:p>
          </table:table-cell>
          <table:table-cell office:value-type="float" office:value="465.662992059278">
            <text:p>465.6629920593</text:p>
          </table:table-cell>
          <table:table-cell office:value-type="float" office:value="358.685266215084">
            <text:p>358.6852662151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58.862250612041">
            <text:p>158.862250612</text:p>
          </table:table-cell>
          <table:table-cell office:value-type="float" office:value="486.414981227298">
            <text:p>486.4149812273</text:p>
          </table:table-cell>
          <table:table-cell office:value-type="float" office:value="358.685266215084">
            <text:p>358.6852662151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58.862250612041">
            <text:p>158.862250612</text:p>
          </table:table-cell>
          <table:table-cell office:value-type="float" office:value="486.414981227298">
            <text:p>486.4149812273</text:p>
          </table:table-cell>
          <table:table-cell office:value-type="float" office:value="358.685266215084">
            <text:p>358.6852662151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58.862250612041">
            <text:p>158.862250612</text:p>
          </table:table-cell>
          <table:table-cell office:value-type="float" office:value="486.414981227298">
            <text:p>486.4149812273</text:p>
          </table:table-cell>
          <table:table-cell office:value-type="float" office:value="381.742903937403">
            <text:p>381.7429039374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58.862250612041">
            <text:p>158.862250612</text:p>
          </table:table-cell>
          <table:table-cell office:value-type="float" office:value="496.841015415025">
            <text:p>496.841015415</text:p>
          </table:table-cell>
          <table:table-cell office:value-type="float" office:value="386.721740446047">
            <text:p>386.721740446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72.37347410592">
            <text:p>172.3734741059</text:p>
          </table:table-cell>
          <table:table-cell office:value-type="float" office:value="496.841015415025">
            <text:p>496.841015415</text:p>
          </table:table-cell>
          <table:table-cell office:value-type="float" office:value="409.123231994136">
            <text:p>409.1232319941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72.37347410592">
            <text:p>172.3734741059</text:p>
          </table:table-cell>
          <table:table-cell office:value-type="float" office:value="496.841015415025">
            <text:p>496.841015415</text:p>
          </table:table-cell>
          <table:table-cell office:value-type="float" office:value="431.168097623381">
            <text:p>431.1680976234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72.37347410592">
            <text:p>172.3734741059</text:p>
          </table:table-cell>
          <table:table-cell office:value-type="float" office:value="496.841015415025">
            <text:p>496.841015415</text:p>
          </table:table-cell>
          <table:table-cell office:value-type="float" office:value="441.942659088297">
            <text:p>441.9426590883</text:p>
          </table:table-cell>
          <table:table-cell office:value-type="float" office:value="404.287209659705">
            <text:p>404.2872096597</text:p>
          </table:table-cell>
        </table:table-row>
        <table:table-row table:style-name="ro1">
          <table:table-cell office:value-type="float" office:value="198.919486651212">
            <text:p>198.9194866512</text:p>
          </table:table-cell>
          <table:table-cell office:value-type="float" office:value="496.841015415025">
            <text:p>496.841015415</text:p>
          </table:table-cell>
          <table:table-cell office:value-type="float" office:value="452.594633088905">
            <text:p>452.5946330889</text:p>
          </table:table-cell>
          <table:table-cell office:value-type="float" office:value="436.959455317902">
            <text:p>436.9594553179</text:p>
          </table:table-cell>
        </table:table-row>
        <table:table-row table:style-name="ro1">
          <table:table-cell office:value-type="float" office:value="224.932639516853">
            <text:p>224.9326395169</text:p>
          </table:table-cell>
          <table:table-cell office:value-type="float" office:value="506.932655260875">
            <text:p>506.9326552609</text:p>
          </table:table-cell>
          <table:table-cell office:value-type="float" office:value="452.594633088905">
            <text:p>452.5946330889</text:p>
          </table:table-cell>
          <table:table-cell office:value-type="float" office:value="436.959455317902">
            <text:p>436.9594553179</text:p>
          </table:table-cell>
        </table:table-row>
        <table:table-row table:style-name="ro1">
          <table:table-cell office:value-type="float" office:value="224.932639516853">
            <text:p>224.9326395169</text:p>
          </table:table-cell>
          <table:table-cell office:value-type="float" office:value="506.932655260875">
            <text:p>506.9326552609</text:p>
          </table:table-cell>
          <table:table-cell office:value-type="float" office:value="452.594633088905">
            <text:p>452.5946330889</text:p>
          </table:table-cell>
          <table:table-cell office:value-type="float" office:value="436.959455317902">
            <text:p>436.9594553179</text:p>
          </table:table-cell>
        </table:table-row>
        <table:table-row table:style-name="ro1">
          <table:table-cell office:value-type="float" office:value="224.932639516853">
            <text:p>224.9326395169</text:p>
          </table:table-cell>
          <table:table-cell office:value-type="float" office:value="506.932655260875">
            <text:p>506.9326552609</text:p>
          </table:table-cell>
          <table:table-cell office:value-type="float" office:value="452.594633088905">
            <text:p>452.5946330889</text:p>
          </table:table-cell>
          <table:table-cell office:value-type="float" office:value="436.959455317902">
            <text:p>436.9594553179</text:p>
          </table:table-cell>
        </table:table-row>
        <table:table-row table:style-name="ro1">
          <table:table-cell office:value-type="float" office:value="237.763549121685">
            <text:p>237.7635491217</text:p>
          </table:table-cell>
          <table:table-cell office:value-type="float" office:value="517.083498708266">
            <text:p>517.0834987083</text:p>
          </table:table-cell>
          <table:table-cell office:value-type="float" office:value="504.295651358795">
            <text:p>504.2956513588</text:p>
          </table:table-cell>
          <table:table-cell office:value-type="float" office:value="479.277092177689">
            <text:p>479.2770921777</text:p>
          </table:table-cell>
        </table:table-row>
        <table:table-row table:style-name="ro1">
          <table:table-cell office:value-type="float" office:value="250.481537630468">
            <text:p>250.4815376305</text:p>
          </table:table-cell>
          <table:table-cell office:value-type="float" office:value="556.723004246577">
            <text:p>556.7230042466</text:p>
          </table:table-cell>
          <table:table-cell office:value-type="float" office:value="514.3583856818">
            <text:p>514.3583856818</text:p>
          </table:table-cell>
          <table:table-cell office:value-type="float" office:value="499.845926313353">
            <text:p>499.8459263134</text:p>
          </table:table-cell>
        </table:table-row>
        <table:table-row table:style-name="ro1">
          <table:table-cell office:value-type="float" office:value="275.559831181622">
            <text:p>275.5598311816</text:p>
          </table:table-cell>
          <table:table-cell office:value-type="float" office:value="561.739522486724">
            <text:p>561.7395224867</text:p>
          </table:table-cell>
          <table:table-cell office:value-type="float" office:value="534.296152734655">
            <text:p>534.2961527347</text:p>
          </table:table-cell>
          <table:table-cell office:value-type="float" office:value="509.93239905022">
            <text:p>509.9323990502</text:p>
          </table:table-cell>
        </table:table-row>
        <table:table-row table:style-name="ro1">
          <table:table-cell office:value-type="float" office:value="312.147944642896">
            <text:p>312.1479446429</text:p>
          </table:table-cell>
          <table:table-cell office:value-type="float" office:value="538.257745395094">
            <text:p>538.2577453951</text:p>
          </table:table-cell>
          <table:table-cell office:value-type="float" office:value="563.233564828844">
            <text:p>563.2335648288</text:p>
          </table:table-cell>
          <table:table-cell office:value-type="float" office:value="529.88992822912">
            <text:p>529.8899282291</text:p>
          </table:table-cell>
        </table:table-row>
        <table:table-row table:style-name="ro1">
          <table:table-cell office:value-type="float" office:value="336.023273444503">
            <text:p>336.0232734445</text:p>
          </table:table-cell>
          <table:table-cell office:value-type="float" office:value="557.351260525163">
            <text:p>557.3512605252</text:p>
          </table:table-cell>
          <table:table-cell office:value-type="float" office:value="581.899694674735">
            <text:p>581.8996946747</text:p>
          </table:table-cell>
          <table:table-cell office:value-type="float" office:value="539.693619946829">
            <text:p>539.6936199468</text:p>
          </table:table-cell>
        </table:table-row>
        <table:table-row table:style-name="ro1">
          <table:table-cell office:value-type="float" office:value="336.023273444503">
            <text:p>336.0232734445</text:p>
          </table:table-cell>
          <table:table-cell office:value-type="float" office:value="557.351260525163">
            <text:p>557.3512605252</text:p>
          </table:table-cell>
          <table:table-cell office:value-type="float" office:value="581.899694674735">
            <text:p>581.8996946747</text:p>
          </table:table-cell>
          <table:table-cell office:value-type="float" office:value="539.693619946829">
            <text:p>539.6936199468</text:p>
          </table:table-cell>
        </table:table-row>
        <table:table-row table:style-name="ro1">
          <table:table-cell office:value-type="float" office:value="347.693012710058">
            <text:p>347.6930127101</text:p>
          </table:table-cell>
          <table:table-cell office:value-type="float" office:value="557.351260525163">
            <text:p>557.3512605252</text:p>
          </table:table-cell>
          <table:table-cell office:value-type="float" office:value="581.899694674735">
            <text:p>581.8996946747</text:p>
          </table:table-cell>
          <table:table-cell office:value-type="float" office:value="539.693619946829">
            <text:p>539.6936199468</text:p>
          </table:table-cell>
        </table:table-row>
        <table:table-row table:style-name="ro1">
          <table:table-cell office:value-type="float" office:value="347.693012710058">
            <text:p>347.6930127101</text:p>
          </table:table-cell>
          <table:table-cell office:value-type="float" office:value="557.351260525163">
            <text:p>557.3512605252</text:p>
          </table:table-cell>
          <table:table-cell office:value-type="float" office:value="581.899694674735">
            <text:p>581.8996946747</text:p>
          </table:table-cell>
          <table:table-cell office:value-type="float" office:value="549.328034747361">
            <text:p>549.3280347474</text:p>
          </table:table-cell>
        </table:table-row>
        <table:table-row table:style-name="ro1">
          <table:table-cell office:value-type="float" office:value="347.693012710058">
            <text:p>347.6930127101</text:p>
          </table:table-cell>
          <table:table-cell office:value-type="float" office:value="557.351260525163">
            <text:p>557.3512605252</text:p>
          </table:table-cell>
          <table:table-cell office:value-type="float" office:value="581.899694674735">
            <text:p>581.8996946747</text:p>
          </table:table-cell>
          <table:table-cell office:value-type="float" office:value="587.250415043043">
            <text:p>587.250415043</text:p>
          </table:table-cell>
        </table:table-row>
        <table:table-row table:style-name="ro1">
          <table:table-cell office:value-type="float" office:value="359.225932582957">
            <text:p>359.225932583</text:p>
          </table:table-cell>
          <table:table-cell office:value-type="float" office:value="557.351260525163">
            <text:p>557.3512605252</text:p>
          </table:table-cell>
          <table:table-cell office:value-type="float" office:value="581.899694674735">
            <text:p>581.8996946747</text:p>
          </table:table-cell>
          <table:table-cell office:value-type="float" office:value="614.59121170665">
            <text:p>614.5912117067</text:p>
          </table:table-cell>
        </table:table-row>
        <table:table-row table:style-name="ro1">
          <table:table-cell office:value-type="float" office:value="370.830673257128">
            <text:p>370.8306732571</text:p>
          </table:table-cell>
          <table:table-cell office:value-type="float" office:value="557.351260525163">
            <text:p>557.3512605252</text:p>
          </table:table-cell>
          <table:table-cell office:value-type="float" office:value="591.355619380959">
            <text:p>591.355619381</text:p>
          </table:table-cell>
          <table:table-cell office:value-type="float" office:value="649.830829835534">
            <text:p>649.8308298355</text:p>
          </table:table-cell>
        </table:table-row>
        <table:table-row table:style-name="ro1">
          <table:table-cell office:value-type="float" office:value="380.658789834817">
            <text:p>380.6587898348</text:p>
          </table:table-cell>
          <table:table-cell office:value-type="float" office:value="576.173251332305">
            <text:p>576.1732513323</text:p>
          </table:table-cell>
          <table:table-cell office:value-type="float" office:value="609.62360637501">
            <text:p>609.623606375</text:p>
          </table:table-cell>
          <table:table-cell office:value-type="float" office:value="684.134919101316">
            <text:p>684.1349191013</text:p>
          </table:table-cell>
        </table:table-row>
        <table:table-row table:style-name="ro1">
          <table:table-cell office:value-type="float" office:value="414.142939249734">
            <text:p>414.1429392497</text:p>
          </table:table-cell>
          <table:table-cell office:value-type="float" office:value="585.607585034139">
            <text:p>585.6075850341</text:p>
          </table:table-cell>
          <table:table-cell office:value-type="float" office:value="632.239375900296">
            <text:p>632.2393759003</text:p>
          </table:table-cell>
          <table:table-cell office:value-type="float" office:value="700.6156182212">
            <text:p>700.6156182212</text:p>
          </table:table-cell>
        </table:table-row>
        <table:table-row table:style-name="ro1">
          <table:table-cell office:value-type="float" office:value="455.766248190618">
            <text:p>455.7662481906</text:p>
          </table:table-cell>
          <table:table-cell office:value-type="float" office:value="594.829933097542">
            <text:p>594.8299330975</text:p>
          </table:table-cell>
          <table:table-cell office:value-type="float" office:value="663.23364935681">
            <text:p>663.2336493568</text:p>
          </table:table-cell>
          <table:table-cell office:value-type="float" office:value="732.608293150589">
            <text:p>732.6082931506</text:p>
          </table:table-cell>
        </table:table-row>
        <table:table-row table:style-name="ro1">
          <table:table-cell office:value-type="float" office:value="495.602664635472">
            <text:p>495.6026646355</text:p>
          </table:table-cell>
          <table:table-cell office:value-type="float" office:value="621.897430562358">
            <text:p>621.8974305624</text:p>
          </table:table-cell>
          <table:table-cell office:value-type="float" office:value="690.038419792809">
            <text:p>690.0384197928</text:p>
          </table:table-cell>
          <table:table-cell office:value-type="float" office:value="778.28204546055">
            <text:p>778.2820454606</text:p>
          </table:table-cell>
        </table:table-row>
        <table:table-row table:style-name="ro1">
          <table:table-cell office:value-type="float" office:value="534.734359695821">
            <text:p>534.7343596958</text:p>
          </table:table-cell>
          <table:table-cell office:value-type="float" office:value="648.176075408756">
            <text:p>648.1760754088</text:p>
          </table:table-cell>
          <table:table-cell office:value-type="float" office:value="743.743507375838">
            <text:p>743.7435073758</text:p>
          </table:table-cell>
          <table:table-cell office:value-type="float" office:value="821.070873708498">
            <text:p>821.0708737085</text:p>
          </table:table-cell>
        </table:table-row>
        <table:table-row table:style-name="ro1">
          <table:table-cell office:value-type="float" office:value="561.860411785528">
            <text:p>561.8604117855</text:p>
          </table:table-cell>
          <table:table-cell office:value-type="float" office:value="650.053722041877">
            <text:p>650.0537220419</text:p>
          </table:table-cell>
          <table:table-cell office:value-type="float" office:value="762.859338742018">
            <text:p>762.859338742</text:p>
          </table:table-cell>
          <table:table-cell office:value-type="float" office:value="868.182892351533">
            <text:p>868.1828923515</text:p>
          </table:table-cell>
        </table:table-row>
        <table:table-row table:style-name="ro1">
          <table:table-cell office:value-type="float" office:value="607.08138630673">
            <text:p>607.0813863067</text:p>
          </table:table-cell>
          <table:table-cell office:value-type="float" office:value="682.899217212991">
            <text:p>682.899217213</text:p>
          </table:table-cell>
          <table:table-cell office:value-type="float" office:value="769.975700392693">
            <text:p>769.9757003927</text:p>
          </table:table-cell>
          <table:table-cell office:value-type="float" office:value="899.703427500171">
            <text:p>899.7034275002</text:p>
          </table:table-cell>
        </table:table-row>
        <table:table-row table:style-name="ro1">
          <table:table-cell office:value-type="float" office:value="641.376554765732">
            <text:p>641.3765547657</text:p>
          </table:table-cell>
          <table:table-cell office:value-type="float" office:value="695.884297302972">
            <text:p>695.884297303</text:p>
          </table:table-cell>
          <table:table-cell office:value-type="float" office:value="769.975700392693">
            <text:p>769.9757003927</text:p>
          </table:table-cell>
          <table:table-cell office:value-type="float" office:value="923.750629509224">
            <text:p>923.7506295092</text:p>
          </table:table-cell>
        </table:table-row>
        <table:table-row table:style-name="ro1">
          <table:table-cell office:value-type="float" office:value="656.412139435303">
            <text:p>656.4121394353</text:p>
          </table:table-cell>
          <table:table-cell office:value-type="float" office:value="719.220285367807">
            <text:p>719.2202853678</text:p>
          </table:table-cell>
          <table:table-cell office:value-type="float" office:value="769.975700392693">
            <text:p>769.9757003927</text:p>
          </table:table-cell>
          <table:table-cell office:value-type="float" office:value="946.865009587652">
            <text:p>946.8650095877</text:p>
          </table:table-cell>
        </table:table-row>
        <table:table-row table:style-name="ro1">
          <table:table-cell office:value-type="float" office:value="688.368912695632">
            <text:p>688.3689126956</text:p>
          </table:table-cell>
          <table:table-cell office:value-type="float" office:value="724.153824750805">
            <text:p>724.1538247508</text:p>
          </table:table-cell>
          <table:table-cell office:value-type="float" office:value="771.699082858274">
            <text:p>771.6990828583</text:p>
          </table:table-cell>
          <table:table-cell office:value-type="float" office:value="952.521631491776">
            <text:p>952.5216314918</text:p>
          </table:table-cell>
        </table:table-row>
        <table:table-row table:style-name="ro1">
          <table:table-cell office:value-type="float" office:value="703.945613645121">
            <text:p>703.9456136451</text:p>
          </table:table-cell>
          <table:table-cell office:value-type="float" office:value="731.588757121424">
            <text:p>731.5887571214</text:p>
          </table:table-cell>
          <table:table-cell office:value-type="float" office:value="543.453199033028">
            <text:p>543.453199033</text:p>
          </table:table-cell>
          <table:table-cell office:value-type="float" office:value="963.599416165089">
            <text:p>963.5994161651</text:p>
          </table:table-cell>
        </table:table-row>
        <table:table-row table:style-name="ro1">
          <table:table-cell office:value-type="float" office:value="711.621922253954">
            <text:p>711.621922254</text:p>
          </table:table-cell>
          <table:table-cell office:value-type="float" office:value="682.717402132933">
            <text:p>682.7174021329</text:p>
          </table:table-cell>
          <table:table-cell office:value-type="float" office:value="339.396221787351">
            <text:p>339.3962217874</text:p>
          </table:table-cell>
          <table:table-cell office:value-type="float" office:value="985.228454377008">
            <text:p>985.228454377</text:p>
          </table:table-cell>
        </table:table-row>
        <table:table-row table:style-name="ro1">
          <table:table-cell office:value-type="float" office:value="719.383068021105">
            <text:p>719.3830680211</text:p>
          </table:table-cell>
          <table:table-cell office:value-type="float" office:value="533.203330586835">
            <text:p>533.2033305868</text:p>
          </table:table-cell>
          <table:table-cell office:value-type="float" office:value="286.959761718045">
            <text:p>286.959761718</text:p>
          </table:table-cell>
          <table:table-cell office:value-type="float" office:value="990.629290833238">
            <text:p>990.6292908332</text:p>
          </table:table-cell>
        </table:table-row>
        <table:table-row table:style-name="ro1">
          <table:table-cell office:value-type="float" office:value="697.571978175716">
            <text:p>697.5719781757</text:p>
          </table:table-cell>
          <table:table-cell office:value-type="float" office:value="450.677245419625">
            <text:p>450.6772454196</text:p>
          </table:table-cell>
          <table:table-cell office:value-type="float" office:value="253.254393207309">
            <text:p>253.2543932073</text:p>
          </table:table-cell>
          <table:table-cell office:value-type="float" office:value="1006.0498021205">
            <text:p>1006.0498021205</text:p>
          </table:table-cell>
        </table:table-row>
        <table:table-row table:style-name="ro1">
          <table:table-cell office:value-type="float" office:value="535.322947938959">
            <text:p>535.322947939</text:p>
          </table:table-cell>
          <table:table-cell office:value-type="float" office:value="400.251426879561">
            <text:p>400.2514268796</text:p>
          </table:table-cell>
          <table:table-cell office:value-type="float" office:value="230.951666140509">
            <text:p>230.9516661405</text:p>
          </table:table-cell>
          <table:table-cell office:value-type="float" office:value="1025.89789509983">
            <text:p>1025.8978950998</text:p>
          </table:table-cell>
        </table:table-row>
        <table:table-row table:style-name="ro1">
          <table:table-cell office:value-type="float" office:value="399.582309578021">
            <text:p>399.582309578</text:p>
          </table:table-cell>
          <table:table-cell office:value-type="float" office:value="362.496179875149">
            <text:p>362.4961798751</text:p>
          </table:table-cell>
          <table:table-cell office:value-type="float" office:value="226.166450177134">
            <text:p>226.1664501771</text:p>
          </table:table-cell>
          <table:table-cell office:value-type="float" office:value="1040.38454081857">
            <text:p>1040.3845408186</text:p>
          </table:table-cell>
        </table:table-row>
        <table:table-row table:style-name="ro1">
          <table:table-cell office:value-type="float" office:value="399.617567721542">
            <text:p>399.6175677215</text:p>
          </table:table-cell>
          <table:table-cell office:value-type="float" office:value="327.157437207878">
            <text:p>327.1574372079</text:p>
          </table:table-cell>
          <table:table-cell office:value-type="float" office:value="232.716532064585">
            <text:p>232.7165320646</text:p>
          </table:table-cell>
          <table:table-cell office:value-type="float" office:value="1067.9465505793">
            <text:p>1067.9465505793</text:p>
          </table:table-cell>
        </table:table-row>
        <table:table-row table:style-name="ro1">
          <table:table-cell office:value-type="float" office:value="397.503158052236">
            <text:p>397.5031580522</text:p>
          </table:table-cell>
          <table:table-cell office:value-type="float" office:value="322.08719074925">
            <text:p>322.0871907493</text:p>
          </table:table-cell>
          <table:table-cell office:value-type="float" office:value="239.246163219128">
            <text:p>239.2461632191</text:p>
          </table:table-cell>
          <table:table-cell office:value-type="float" office:value="1097.69451091613">
            <text:p>1097.6945109161</text:p>
          </table:table-cell>
        </table:table-row>
        <table:table-row table:style-name="ro1">
          <table:table-cell office:value-type="float" office:value="434.847584562404">
            <text:p>434.8475845624</text:p>
          </table:table-cell>
          <table:table-cell office:value-type="float" office:value="354.732205083113">
            <text:p>354.7322050831</text:p>
          </table:table-cell>
          <table:table-cell office:value-type="float" office:value="238.619208422633">
            <text:p>238.6192084226</text:p>
          </table:table-cell>
          <table:table-cell office:value-type="float" office:value="1105.8623558489">
            <text:p>1105.8623558489</text:p>
          </table:table-cell>
        </table:table-row>
        <table:table-row table:style-name="ro1">
          <table:table-cell office:value-type="float" office:value="437.869027180989">
            <text:p>437.869027181</text:p>
          </table:table-cell>
          <table:table-cell office:value-type="float" office:value="346.497904135339">
            <text:p>346.4979041353</text:p>
          </table:table-cell>
          <table:table-cell office:value-type="float" office:value="245.207352097784">
            <text:p>245.2073520978</text:p>
          </table:table-cell>
          <table:table-cell office:value-type="float" office:value="1121.80516249531">
            <text:p>1121.8051624953</text:p>
          </table:table-cell>
        </table:table-row>
        <table:table-row table:style-name="ro1">
          <table:table-cell office:value-type="float" office:value="420.932149017429">
            <text:p>420.9321490174</text:p>
          </table:table-cell>
          <table:table-cell office:value-type="float" office:value="314.121840507619">
            <text:p>314.1218405076</text:p>
          </table:table-cell>
          <table:table-cell office:value-type="float" office:value="248.46197114013">
            <text:p>248.4619711401</text:p>
          </table:table-cell>
          <table:table-cell office:value-type="float" office:value="1136.91582260542">
            <text:p>1136.9158226054</text:p>
          </table:table-cell>
        </table:table-row>
        <table:table-row table:style-name="ro1">
          <table:table-cell office:value-type="float" office:value="390.502648019488">
            <text:p>390.5026480195</text:p>
          </table:table-cell>
          <table:table-cell office:value-type="float" office:value="270.379583174909">
            <text:p>270.3795831749</text:p>
          </table:table-cell>
          <table:table-cell office:value-type="float" office:value="256.886043575003">
            <text:p>256.886043575</text:p>
          </table:table-cell>
          <table:table-cell office:value-type="float" office:value="1155.14877427725">
            <text:p>1155.1487742773</text:p>
          </table:table-cell>
        </table:table-row>
        <table:table-row table:style-name="ro1">
          <table:table-cell office:value-type="float" office:value="402.574069894699">
            <text:p>402.5740698947</text:p>
          </table:table-cell>
          <table:table-cell office:value-type="float" office:value="274.309501975693">
            <text:p>274.3095019757</text:p>
          </table:table-cell>
          <table:table-cell office:value-type="float" office:value="261.332294465036">
            <text:p>261.332294465</text:p>
          </table:table-cell>
          <table:table-cell office:value-type="float" office:value="1172.55067776821">
            <text:p>1172.5506777682</text:p>
          </table:table-cell>
        </table:table-row>
        <table:table-row table:style-name="ro1">
          <table:table-cell office:value-type="float" office:value="418.987156405458">
            <text:p>418.9871564055</text:p>
          </table:table-cell>
          <table:table-cell office:value-type="float" office:value="281.503989867671">
            <text:p>281.5039898677</text:p>
          </table:table-cell>
          <table:table-cell office:value-type="float" office:value="270.740505299238">
            <text:p>270.7405052992</text:p>
          </table:table-cell>
          <table:table-cell office:value-type="float" office:value="1185.82573415939">
            <text:p>1185.8257341594</text:p>
          </table:table-cell>
        </table:table-row>
        <table:table-row table:style-name="ro1">
          <table:table-cell office:value-type="float" office:value="427.802082166986">
            <text:p>427.802082167</text:p>
          </table:table-cell>
          <table:table-cell office:value-type="float" office:value="292.208038918988">
            <text:p>292.208038919</text:p>
          </table:table-cell>
          <table:table-cell office:value-type="float" office:value="265.316120822537">
            <text:p>265.3161208225</text:p>
          </table:table-cell>
          <table:table-cell office:value-type="float" office:value="1195.48662701332">
            <text:p>1195.4866270133</text:p>
          </table:table-cell>
        </table:table-row>
        <table:table-row table:style-name="ro1">
          <table:table-cell office:value-type="float" office:value="434.943855638839">
            <text:p>434.9438556388</text:p>
          </table:table-cell>
          <table:table-cell office:value-type="float" office:value="305.47832176732">
            <text:p>305.4783217673</text:p>
          </table:table-cell>
          <table:table-cell office:value-type="float" office:value="259.648639199922">
            <text:p>259.6486391999</text:p>
          </table:table-cell>
          <table:table-cell office:value-type="float" office:value="1204.8501914527">
            <text:p>1204.8501914527</text:p>
          </table:table-cell>
        </table:table-row>
        <table:table-row table:style-name="ro1">
          <table:table-cell office:value-type="float" office:value="444.557983390057">
            <text:p>444.5579833901</text:p>
          </table:table-cell>
          <table:table-cell office:value-type="float" office:value="304.019190608546">
            <text:p>304.0191906085</text:p>
          </table:table-cell>
          <table:table-cell office:value-type="float" office:value="258.423875470137">
            <text:p>258.4238754701</text:p>
          </table:table-cell>
          <table:table-cell office:value-type="float" office:value="1210.89595756279">
            <text:p>1210.8959575628</text:p>
          </table:table-cell>
        </table:table-row>
        <table:table-row table:style-name="ro1">
          <table:table-cell office:value-type="float" office:value="459.943560300644">
            <text:p>459.9435603006</text:p>
          </table:table-cell>
          <table:table-cell office:value-type="float" office:value="314.855258214338">
            <text:p>314.8552582143</text:p>
          </table:table-cell>
          <table:table-cell office:value-type="float" office:value="262.532036467048">
            <text:p>262.532036467</text:p>
          </table:table-cell>
          <table:table-cell office:value-type="float" office:value="1219.76296716822">
            <text:p>1219.7629671682</text:p>
          </table:table-cell>
        </table:table-row>
        <table:table-row table:style-name="ro1">
          <table:table-cell office:value-type="float" office:value="463.967834618137">
            <text:p>463.9678346181</text:p>
          </table:table-cell>
          <table:table-cell office:value-type="float" office:value="314.035509781959">
            <text:p>314.035509782</text:p>
          </table:table-cell>
          <table:table-cell office:value-type="float" office:value="264.283215253377">
            <text:p>264.2832152534</text:p>
          </table:table-cell>
          <table:table-cell office:value-type="float" office:value="1231.0454945091">
            <text:p>1231.0454945091</text:p>
          </table:table-cell>
        </table:table-row>
        <table:table-row table:style-name="ro1">
          <table:table-cell office:value-type="float" office:value="466.247382849603">
            <text:p>466.2473828496</text:p>
          </table:table-cell>
          <table:table-cell office:value-type="float" office:value="315.682906235156">
            <text:p>315.6829062352</text:p>
          </table:table-cell>
          <table:table-cell office:value-type="float" office:value="254.079527836378">
            <text:p>254.0795278364</text:p>
          </table:table-cell>
          <table:table-cell office:value-type="float" office:value="1244.70518221023">
            <text:p>1244.7051822102</text:p>
          </table:table-cell>
        </table:table-row>
        <table:table-row table:style-name="ro1">
          <table:table-cell office:value-type="float" office:value="399.662947824711">
            <text:p>399.6629478247</text:p>
          </table:table-cell>
          <table:table-cell office:value-type="float" office:value="297.128540772653">
            <text:p>297.1285407727</text:p>
          </table:table-cell>
          <table:table-cell office:value-type="float" office:value="264.671384104299">
            <text:p>264.6713841043</text:p>
          </table:table-cell>
          <table:table-cell office:value-type="float" office:value="1262.58242381245">
            <text:p>1262.5824238125</text:p>
          </table:table-cell>
        </table:table-row>
        <table:table-row table:style-name="ro1">
          <table:table-cell office:value-type="float" office:value="347.784440864863">
            <text:p>347.7844408649</text:p>
          </table:table-cell>
          <table:table-cell office:value-type="float" office:value="282.957455147761">
            <text:p>282.9574551478</text:p>
          </table:table-cell>
          <table:table-cell office:value-type="float" office:value="267.944486216256">
            <text:p>267.9444862163</text:p>
          </table:table-cell>
          <table:table-cell office:value-type="float" office:value="1272.20438445715">
            <text:p>1272.2043844572</text:p>
          </table:table-cell>
        </table:table-row>
        <table:table-row table:style-name="ro1">
          <table:table-cell office:value-type="float" office:value="326.923713647059">
            <text:p>326.9237136471</text:p>
          </table:table-cell>
          <table:table-cell office:value-type="float" office:value="280.718546572263">
            <text:p>280.7185465723</text:p>
          </table:table-cell>
          <table:table-cell office:value-type="float" office:value="255.963603568762">
            <text:p>255.9636035688</text:p>
          </table:table-cell>
          <table:table-cell office:value-type="float" office:value="1286.18783841689">
            <text:p>1286.1878384169</text:p>
          </table:table-cell>
        </table:table-row>
        <table:table-row table:style-name="ro1">
          <table:table-cell office:value-type="float" office:value="330.643684608892">
            <text:p>330.6436846089</text:p>
          </table:table-cell>
          <table:table-cell office:value-type="float" office:value="285.274620867213">
            <text:p>285.2746208672</text:p>
          </table:table-cell>
          <table:table-cell office:value-type="float" office:value="229.233381093754">
            <text:p>229.2333810938</text:p>
          </table:table-cell>
          <table:table-cell office:value-type="float" office:value="1290.62304845239">
            <text:p>1290.6230484524</text:p>
          </table:table-cell>
        </table:table-row>
        <table:table-row table:style-name="ro1">
          <table:table-cell office:value-type="float" office:value="330.6313446339">
            <text:p>330.6313446339</text:p>
          </table:table-cell>
          <table:table-cell office:value-type="float" office:value="290.826876724692">
            <text:p>290.8268767247</text:p>
          </table:table-cell>
          <table:table-cell office:value-type="float" office:value="194.818817824203">
            <text:p>194.8188178242</text:p>
          </table:table-cell>
          <table:table-cell office:value-type="float" office:value="1294.99206536819">
            <text:p>1294.9920653682</text:p>
          </table:table-cell>
        </table:table-row>
        <table:table-row table:style-name="ro1">
          <table:table-cell office:value-type="float" office:value="313.425212747817">
            <text:p>313.4252127478</text:p>
          </table:table-cell>
          <table:table-cell office:value-type="float" office:value="271.266006795204">
            <text:p>271.2660067952</text:p>
          </table:table-cell>
          <table:table-cell office:value-type="float" office:value="176.548698260483">
            <text:p>176.5486982605</text:p>
          </table:table-cell>
          <table:table-cell office:value-type="float" office:value="1301.41302324259">
            <text:p>1301.4130232426</text:p>
          </table:table-cell>
        </table:table-row>
        <table:table-row table:style-name="ro1">
          <table:table-cell office:value-type="float" office:value="299.711668065238">
            <text:p>299.7116680652</text:p>
          </table:table-cell>
          <table:table-cell office:value-type="float" office:value="249.775189078126">
            <text:p>249.7751890781</text:p>
          </table:table-cell>
          <table:table-cell office:value-type="float" office:value="158.205769359849">
            <text:p>158.2057693598</text:p>
          </table:table-cell>
          <table:table-cell office:value-type="float" office:value="1307.53921346436">
            <text:p>1307.5392134644</text:p>
          </table:table-cell>
        </table:table-row>
        <table:table-row table:style-name="ro1">
          <table:table-cell office:value-type="float" office:value="300.356211768342">
            <text:p>300.3562117683</text:p>
          </table:table-cell>
          <table:table-cell office:value-type="float" office:value="233.015334065956">
            <text:p>233.015334066</text:p>
          </table:table-cell>
          <table:table-cell office:value-type="float" office:value="152.26881746672">
            <text:p>152.2688174667</text:p>
          </table:table-cell>
          <table:table-cell office:value-type="float" office:value="1317.57841856788">
            <text:p>1317.5784185679</text:p>
          </table:table-cell>
        </table:table-row>
        <table:table-row table:style-name="ro1">
          <table:table-cell office:value-type="float" office:value="305.31901591142">
            <text:p>305.3190159114</text:p>
          </table:table-cell>
          <table:table-cell office:value-type="float" office:value="230.185068728376">
            <text:p>230.1850687284</text:p>
          </table:table-cell>
          <table:table-cell office:value-type="float" office:value="152.894885401783">
            <text:p>152.8948854018</text:p>
          </table:table-cell>
          <table:table-cell office:value-type="float" office:value="1326.94168339368">
            <text:p>1326.9416833937</text:p>
          </table:table-cell>
        </table:table-row>
        <table:table-row table:style-name="ro1">
          <table:table-cell office:value-type="float" office:value="306.089295331295">
            <text:p>306.0892953313</text:p>
          </table:table-cell>
          <table:table-cell office:value-type="float" office:value="231.547324699783">
            <text:p>231.5473246998</text:p>
          </table:table-cell>
          <table:table-cell office:value-type="float" office:value="154.100265199361">
            <text:p>154.1002651994</text:p>
          </table:table-cell>
          <table:table-cell office:value-type="float" office:value="1332.40833059961">
            <text:p>1332.4083305996</text:p>
          </table:table-cell>
        </table:table-row>
        <table:table-row table:style-name="ro1">
          <table:table-cell office:value-type="float" office:value="290.36804972538">
            <text:p>290.3680497254</text:p>
          </table:table-cell>
          <table:table-cell office:value-type="float" office:value="231.569661387496">
            <text:p>231.5696613875</text:p>
          </table:table-cell>
          <table:table-cell office:value-type="float" office:value="153.296740364411">
            <text:p>153.2967403644</text:p>
          </table:table-cell>
          <table:table-cell office:value-type="float" office:value="1335.91954793067">
            <text:p>1335.9195479307</text:p>
          </table:table-cell>
        </table:table-row>
        <table:table-row table:style-name="ro1">
          <table:table-cell office:value-type="float" office:value="281.447580134516">
            <text:p>281.4475801345</text:p>
          </table:table-cell>
          <table:table-cell office:value-type="float" office:value="233.577884195433">
            <text:p>233.5778841954</text:p>
          </table:table-cell>
          <table:table-cell office:value-type="float" office:value="151.636415041695">
            <text:p>151.6364150417</text:p>
          </table:table-cell>
          <table:table-cell office:value-type="float" office:value="1341.08819269719">
            <text:p>1341.0881926972</text:p>
          </table:table-cell>
        </table:table-row>
        <table:table-row table:style-name="ro1">
          <table:table-cell office:value-type="float" office:value="273.011204146601">
            <text:p>273.0112041466</text:p>
          </table:table-cell>
          <table:table-cell office:value-type="float" office:value="227.731621561058">
            <text:p>227.7316215611</text:p>
          </table:table-cell>
          <table:table-cell office:value-type="float" office:value="148.528242577956">
            <text:p>148.528242578</text:p>
          </table:table-cell>
          <table:table-cell office:value-type="float" office:value="1349.43723040133">
            <text:p>1349.4372304013</text:p>
          </table:table-cell>
        </table:table-row>
        <table:table-row table:style-name="ro1">
          <table:table-cell office:value-type="float" office:value="277.245788922212">
            <text:p>277.2457889222</text:p>
          </table:table-cell>
          <table:table-cell office:value-type="float" office:value="228.129253561305">
            <text:p>228.1292535613</text:p>
          </table:table-cell>
          <table:table-cell office:value-type="float" office:value="145.411909141626">
            <text:p>145.4119091416</text:p>
          </table:table-cell>
          <table:table-cell office:value-type="float" office:value="1357.43147046429">
            <text:p>1357.4314704643</text:p>
          </table:table-cell>
        </table:table-row>
        <table:table-row table:style-name="ro1">
          <table:table-cell office:value-type="float" office:value="280.211025857563">
            <text:p>280.2110258576</text:p>
          </table:table-cell>
          <table:table-cell office:value-type="float" office:value="230.063182690109">
            <text:p>230.0631826901</text:p>
          </table:table-cell>
          <table:table-cell office:value-type="float" office:value="148.093696584036">
            <text:p>148.093696584</text:p>
          </table:table-cell>
          <table:table-cell office:value-type="float" office:value="1361.94344527333">
            <text:p>1361.9434452733</text:p>
          </table:table-cell>
        </table:table-row>
        <table:table-row table:style-name="ro1">
          <table:table-cell office:value-type="float" office:value="265.077472712344">
            <text:p>265.0774727123</text:p>
          </table:table-cell>
          <table:table-cell office:value-type="float" office:value="227.875699866902">
            <text:p>227.8756998669</text:p>
          </table:table-cell>
          <table:table-cell office:value-type="float" office:value="146.974445821274">
            <text:p>146.9744458213</text:p>
          </table:table-cell>
          <table:table-cell office:value-type="float" office:value="1364.93677088239">
            <text:p>1364.9367708824</text:p>
          </table:table-cell>
        </table:table-row>
        <table:table-row table:style-name="ro1">
          <table:table-cell office:value-type="float" office:value="268.110136418952">
            <text:p>268.110136419</text:p>
          </table:table-cell>
          <table:table-cell office:value-type="float" office:value="227.022420860346">
            <text:p>227.0224208603</text:p>
          </table:table-cell>
          <table:table-cell office:value-type="float" office:value="144.666618862127">
            <text:p>144.6666188621</text:p>
          </table:table-cell>
          <table:table-cell office:value-type="float" office:value="1369.33083246351">
            <text:p>1369.3308324635</text:p>
          </table:table-cell>
        </table:table-row>
        <table:table-row table:style-name="ro1">
          <table:table-cell office:value-type="float" office:value="273.958364170957">
            <text:p>273.958364171</text:p>
          </table:table-cell>
          <table:table-cell office:value-type="float" office:value="225.032844597365">
            <text:p>225.0328445974</text:p>
          </table:table-cell>
          <table:table-cell office:value-type="float" office:value="147.155837192089">
            <text:p>147.1558371921</text:p>
          </table:table-cell>
          <table:table-cell office:value-type="float" office:value="1373.45910174292">
            <text:p>1373.4591017429</text:p>
          </table:table-cell>
        </table:table-row>
        <table:table-row table:style-name="ro1">
          <table:table-cell office:value-type="float" office:value="275.072957438465">
            <text:p>275.0729574385</text:p>
          </table:table-cell>
          <table:table-cell office:value-type="float" office:value="230.326181329256">
            <text:p>230.3261813293</text:p>
          </table:table-cell>
          <table:table-cell office:value-type="float" office:value="146.603995270169">
            <text:p>146.6039952702</text:p>
          </table:table-cell>
          <table:table-cell office:value-type="float" office:value="1378.8587326451">
            <text:p>1378.8587326451</text:p>
          </table:table-cell>
        </table:table-row>
        <table:table-row table:style-name="ro1">
          <table:table-cell office:value-type="float" office:value="280.08346813092">
            <text:p>280.0834681309</text:p>
          </table:table-cell>
          <table:table-cell office:value-type="float" office:value="230.758008105818">
            <text:p>230.7580081058</text:p>
          </table:table-cell>
          <table:table-cell office:value-type="float" office:value="145.674779018307">
            <text:p>145.6747790183</text:p>
          </table:table-cell>
          <table:table-cell office:value-type="float" office:value="1387.25154704757">
            <text:p>1387.2515470476</text:p>
          </table:table-cell>
        </table:table-row>
        <table:table-row table:style-name="ro1">
          <table:table-cell office:value-type="float" office:value="280.480868577023">
            <text:p>280.480868577</text:p>
          </table:table-cell>
          <table:table-cell office:value-type="float" office:value="224.059033425774">
            <text:p>224.0590334258</text:p>
          </table:table-cell>
          <table:table-cell office:value-type="float" office:value="144.639408945">
            <text:p>144.639408945</text:p>
          </table:table-cell>
          <table:table-cell office:value-type="float" office:value="1390.99141033721">
            <text:p>1390.9914103372</text:p>
          </table:table-cell>
        </table:table-row>
        <table:table-row table:style-name="ro1">
          <table:table-cell office:value-type="float" office:value="280.920062058171">
            <text:p>280.9200620582</text:p>
          </table:table-cell>
          <table:table-cell office:value-type="float" office:value="227.106657150774">
            <text:p>227.1066571508</text:p>
          </table:table-cell>
          <table:table-cell office:value-type="float" office:value="145.73864888131">
            <text:p>145.7386488813</text:p>
          </table:table-cell>
          <table:table-cell office:value-type="float" office:value="1392.15688923384">
            <text:p>1392.1568892338</text:p>
          </table:table-cell>
        </table:table-row>
        <table:table-row table:style-name="ro1">
          <table:table-cell office:value-type="float" office:value="280.657038360765">
            <text:p>280.6570383608</text:p>
          </table:table-cell>
          <table:table-cell office:value-type="float" office:value="229.987009222732">
            <text:p>229.9870092227</text:p>
          </table:table-cell>
          <table:table-cell office:value-type="float" office:value="149.812500398847">
            <text:p>149.8125003988</text:p>
          </table:table-cell>
          <table:table-cell office:value-type="float" office:value="1396.72272027138">
            <text:p>1396.7227202714</text:p>
          </table:table-cell>
        </table:table-row>
        <table:table-row table:style-name="ro1">
          <table:table-cell office:value-type="float" office:value="286.757944370548">
            <text:p>286.7579443705</text:p>
          </table:table-cell>
          <table:table-cell office:value-type="float" office:value="231.467590726815">
            <text:p>231.4675907268</text:p>
          </table:table-cell>
          <table:table-cell office:value-type="float" office:value="153.541826884686">
            <text:p>153.5418268847</text:p>
          </table:table-cell>
          <table:table-cell office:value-type="float" office:value="1400.0504528274">
            <text:p>1400.0504528274</text:p>
          </table:table-cell>
        </table:table-row>
        <table:table-row table:style-name="ro1">
          <table:table-cell office:value-type="float" office:value="288.415255436463">
            <text:p>288.4152554365</text:p>
          </table:table-cell>
          <table:table-cell office:value-type="float" office:value="232.060624342114">
            <text:p>232.0606243421</text:p>
          </table:table-cell>
          <table:table-cell office:value-type="float" office:value="147.083379511147">
            <text:p>147.0833795111</text:p>
          </table:table-cell>
          <table:table-cell office:value-type="float" office:value="1402.21908507613">
            <text:p>1402.2190850761</text:p>
          </table:table-cell>
        </table:table-row>
        <table:table-row table:style-name="ro1">
          <table:table-cell office:value-type="float" office:value="291.402218694561">
            <text:p>291.4022186946</text:p>
          </table:table-cell>
          <table:table-cell office:value-type="float" office:value="234.317928303864">
            <text:p>234.3179283039</text:p>
          </table:table-cell>
          <table:table-cell office:value-type="float" office:value="142.130340465152">
            <text:p>142.1303404652</text:p>
          </table:table-cell>
          <table:table-cell office:value-type="float" office:value="1406.43476607299">
            <text:p>1406.434766073</text:p>
          </table:table-cell>
        </table:table-row>
        <table:table-row table:style-name="ro1">
          <table:table-cell office:value-type="float" office:value="290.036837026544">
            <text:p>290.0368370265</text:p>
          </table:table-cell>
          <table:table-cell office:value-type="float" office:value="233.268614728308">
            <text:p>233.2686147283</text:p>
          </table:table-cell>
          <table:table-cell office:value-type="float" office:value="138.68631744796">
            <text:p>138.686317448</text:p>
          </table:table-cell>
          <table:table-cell office:value-type="float" office:value="1408.49365133814">
            <text:p>1408.4936513381</text:p>
          </table:table-cell>
        </table:table-row>
        <table:table-row table:style-name="ro1">
          <table:table-cell office:value-type="float" office:value="287.388361054531">
            <text:p>287.3883610545</text:p>
          </table:table-cell>
          <table:table-cell office:value-type="float" office:value="231.141813258454">
            <text:p>231.1418132585</text:p>
          </table:table-cell>
          <table:table-cell office:value-type="float" office:value="134.069417759994">
            <text:p>134.06941776</text:p>
          </table:table-cell>
          <table:table-cell office:value-type="float" office:value="1411.44069259224">
            <text:p>1411.4406925922</text:p>
          </table:table-cell>
        </table:table-row>
        <table:table-row table:style-name="ro1">
          <table:table-cell office:value-type="float" office:value="283.87459341539">
            <text:p>283.8745934154</text:p>
          </table:table-cell>
          <table:table-cell office:value-type="float" office:value="224.34843394067">
            <text:p>224.3484339407</text:p>
          </table:table-cell>
          <table:table-cell office:value-type="float" office:value="129.973131573871">
            <text:p>129.9731315739</text:p>
          </table:table-cell>
          <table:table-cell office:value-type="float" office:value="1416.25539024933">
            <text:p>1416.2553902493</text:p>
          </table:table-cell>
        </table:table-row>
        <table:table-row table:style-name="ro1">
          <table:table-cell office:value-type="float" office:value="293.54201180883">
            <text:p>293.5420118088</text:p>
          </table:table-cell>
          <table:table-cell office:value-type="float" office:value="212.787391715449">
            <text:p>212.7873917154</text:p>
          </table:table-cell>
          <table:table-cell office:value-type="float" office:value="125.527343569934">
            <text:p>125.5273435699</text:p>
          </table:table-cell>
          <table:table-cell office:value-type="float" office:value="1418.98755743413">
            <text:p>1418.9875574341</text:p>
          </table:table-cell>
        </table:table-row>
        <table:table-row table:style-name="ro1">
          <table:table-cell office:value-type="float" office:value="284.91176424921">
            <text:p>284.9117642492</text:p>
          </table:table-cell>
          <table:table-cell office:value-type="float" office:value="200.677273277631">
            <text:p>200.6772732776</text:p>
          </table:table-cell>
          <table:table-cell office:value-type="float" office:value="117.332048244457">
            <text:p>117.3320482445</text:p>
          </table:table-cell>
          <table:table-cell office:value-type="float" office:value="1422.60847202584">
            <text:p>1422.6084720258</text:p>
          </table:table-cell>
        </table:table-row>
        <table:table-row table:style-name="ro1">
          <table:table-cell office:value-type="float" office:value="280.105311813276">
            <text:p>280.1053118133</text:p>
          </table:table-cell>
          <table:table-cell office:value-type="float" office:value="186.857299133242">
            <text:p>186.8572991332</text:p>
          </table:table-cell>
          <table:table-cell office:value-type="float" office:value="109.761473324234">
            <text:p>109.7614733242</text:p>
          </table:table-cell>
          <table:table-cell office:value-type="float" office:value="1426.80360229586">
            <text:p>1426.8036022959</text:p>
          </table:table-cell>
        </table:table-row>
        <table:table-row table:style-name="ro1">
          <table:table-cell office:value-type="float" office:value="281.662078404123">
            <text:p>281.6620784041</text:p>
          </table:table-cell>
          <table:table-cell office:value-type="float" office:value="178.841493140593">
            <text:p>178.8414931406</text:p>
          </table:table-cell>
          <table:table-cell office:value-type="float" office:value="105.566851716626">
            <text:p>105.5668517166</text:p>
          </table:table-cell>
          <table:table-cell office:value-type="float" office:value="1428.48418625018">
            <text:p>1428.4841862502</text:p>
          </table:table-cell>
        </table:table-row>
        <table:table-row table:style-name="ro1">
          <table:table-cell office:value-type="float" office:value="288.025730873622">
            <text:p>288.0257308736</text:p>
          </table:table-cell>
          <table:table-cell office:value-type="float" office:value="171.160119279725">
            <text:p>171.1601192797</text:p>
          </table:table-cell>
          <table:table-cell office:value-type="float" office:value="100.086185257425">
            <text:p>100.0861852574</text:p>
          </table:table-cell>
          <table:table-cell office:value-type="float" office:value="1431.58766918715">
            <text:p>1431.5876691872</text:p>
          </table:table-cell>
        </table:table-row>
        <table:table-row table:style-name="ro1">
          <table:table-cell office:value-type="float" office:value="290.103910838937">
            <text:p>290.1039108389</text:p>
          </table:table-cell>
          <table:table-cell office:value-type="float" office:value="159.809856427829">
            <text:p>159.8098564278</text:p>
          </table:table-cell>
          <table:table-cell office:value-type="float" office:value="94.3871365441121">
            <text:p>94.3871365441</text:p>
          </table:table-cell>
          <table:table-cell office:value-type="float" office:value="1434.70630979389">
            <text:p>1434.7063097939</text:p>
          </table:table-cell>
        </table:table-row>
        <table:table-row table:style-name="ro1">
          <table:table-cell office:value-type="float" office:value="294.794777248354">
            <text:p>294.7947772484</text:p>
          </table:table-cell>
          <table:table-cell office:value-type="float" office:value="159.161450295359">
            <text:p>159.1614502954</text:p>
          </table:table-cell>
          <table:table-cell office:value-type="float" office:value="90.1620569432736">
            <text:p>90.1620569433</text:p>
          </table:table-cell>
          <table:table-cell office:value-type="float" office:value="1438.40513570039">
            <text:p>1438.4051357004</text:p>
          </table:table-cell>
        </table:table-row>
        <table:table-row table:style-name="ro1">
          <table:table-cell office:value-type="float" office:value="294.975385764925">
            <text:p>294.9753857649</text:p>
          </table:table-cell>
          <table:table-cell office:value-type="float" office:value="156.146751884163">
            <text:p>156.1467518842</text:p>
          </table:table-cell>
          <table:table-cell office:value-type="float" office:value="87.8601783750876">
            <text:p>87.8601783751</text:p>
          </table:table-cell>
          <table:table-cell office:value-type="float" office:value="1442.18841002924">
            <text:p>1442.1884100292</text:p>
          </table:table-cell>
        </table:table-row>
        <table:table-row table:style-name="ro1">
          <table:table-cell office:value-type="float" office:value="296.704965503144">
            <text:p>296.7049655031</text:p>
          </table:table-cell>
          <table:table-cell office:value-type="float" office:value="154.300914763301">
            <text:p>154.3009147633</text:p>
          </table:table-cell>
          <table:table-cell office:value-type="float" office:value="85.3478284858429">
            <text:p>85.3478284858</text:p>
          </table:table-cell>
          <table:table-cell office:value-type="float" office:value="1443.46787990965">
            <text:p>1443.4678799097</text:p>
          </table:table-cell>
        </table:table-row>
        <table:table-row table:style-name="ro1">
          <table:table-cell office:value-type="float" office:value="298.415398016367">
            <text:p>298.4153980164</text:p>
          </table:table-cell>
          <table:table-cell office:value-type="float" office:value="155.101497190262">
            <text:p>155.1014971903</text:p>
          </table:table-cell>
          <table:table-cell office:value-type="float" office:value="83.1366642314739">
            <text:p>83.1366642315</text:p>
          </table:table-cell>
          <table:table-cell office:value-type="float" office:value="1464.18947511056">
            <text:p>1464.1894751106</text:p>
          </table:table-cell>
        </table:table-row>
        <table:table-row table:style-name="ro1">
          <table:table-cell office:value-type="float" office:value="300.803103802169">
            <text:p>300.8031038022</text:p>
          </table:table-cell>
          <table:table-cell office:value-type="float" office:value="157.141996448949">
            <text:p>157.1419964489</text:p>
          </table:table-cell>
          <table:table-cell office:value-type="float" office:value="80.2935116917098">
            <text:p>80.2935116917</text:p>
          </table:table-cell>
          <table:table-cell office:value-type="float" office:value="1464.61202435945">
            <text:p>1464.6120243595</text:p>
          </table:table-cell>
        </table:table-row>
        <table:table-row table:style-name="ro1">
          <table:table-cell office:value-type="float" office:value="304.587728322485">
            <text:p>304.5877283225</text:p>
          </table:table-cell>
          <table:table-cell office:value-type="float" office:value="160.326887310967">
            <text:p>160.326887311</text:p>
          </table:table-cell>
          <table:table-cell office:value-type="float" office:value="78.6145893221774">
            <text:p>78.6145893222</text:p>
          </table:table-cell>
          <table:table-cell office:value-type="float" office:value="1485.90385763489">
            <text:p>1485.9038576349</text:p>
          </table:table-cell>
        </table:table-row>
        <table:table-row table:style-name="ro1">
          <table:table-cell office:value-type="float" office:value="305.56263058327">
            <text:p>305.5626305833</text:p>
          </table:table-cell>
          <table:table-cell office:value-type="float" office:value="162.321277373566">
            <text:p>162.3212773736</text:p>
          </table:table-cell>
          <table:table-cell office:value-type="float" office:value="76.7044097842121">
            <text:p>76.7044097842</text:p>
          </table:table-cell>
          <table:table-cell office:value-type="float" office:value="1486.73487888415">
            <text:p>1486.7348788842</text:p>
          </table:table-cell>
        </table:table-row>
        <table:table-row table:style-name="ro1">
          <table:table-cell office:value-type="float" office:value="311.663722680398">
            <text:p>311.6637226804</text:p>
          </table:table-cell>
          <table:table-cell office:value-type="float" office:value="163.099979156207">
            <text:p>163.0999791562</text:p>
          </table:table-cell>
          <table:table-cell office:value-type="float" office:value="73.223462059572">
            <text:p>73.2234620596</text:p>
          </table:table-cell>
          <table:table-cell office:value-type="float" office:value="1487.41121069881">
            <text:p>1487.4112106988</text:p>
          </table:table-cell>
        </table:table-row>
        <table:table-row table:style-name="ro1">
          <table:table-cell office:value-type="float" office:value="311.422705083624">
            <text:p>311.4227050836</text:p>
          </table:table-cell>
          <table:table-cell office:value-type="float" office:value="162.761315612665">
            <text:p>162.7613156127</text:p>
          </table:table-cell>
          <table:table-cell office:value-type="float" office:value="70.3093258664453">
            <text:p>70.3093258664</text:p>
          </table:table-cell>
          <table:table-cell office:value-type="float" office:value="1488.05584211914">
            <text:p>1488.0558421191</text:p>
          </table:table-cell>
        </table:table-row>
        <table:table-row table:style-name="ro1">
          <table:table-cell office:value-type="float" office:value="310.913356411713">
            <text:p>310.9133564117</text:p>
          </table:table-cell>
          <table:table-cell office:value-type="float" office:value="163.108126896751">
            <text:p>163.1081268968</text:p>
          </table:table-cell>
          <table:table-cell office:value-type="float" office:value="69.2663159337125">
            <text:p>69.2663159337</text:p>
          </table:table-cell>
          <table:table-cell office:value-type="float" office:value="1488.45397157097">
            <text:p>1488.453971571</text:p>
          </table:table-cell>
        </table:table-row>
        <table:table-row table:style-name="ro1">
          <table:table-cell office:value-type="float" office:value="312.746824429186">
            <text:p>312.7468244292</text:p>
          </table:table-cell>
          <table:table-cell office:value-type="float" office:value="163.646486016341">
            <text:p>163.6464860163</text:p>
          </table:table-cell>
          <table:table-cell office:value-type="float" office:value="67.7322803375678">
            <text:p>67.7322803376</text:p>
          </table:table-cell>
          <table:table-cell office:value-type="float" office:value="1488.68732085526">
            <text:p>1488.6873208553</text:p>
          </table:table-cell>
        </table:table-row>
        <table:table-row table:style-name="ro1">
          <table:table-cell office:value-type="float" office:value="315.146678526886">
            <text:p>315.1466785269</text:p>
          </table:table-cell>
          <table:table-cell office:value-type="float" office:value="163.658783406159">
            <text:p>163.6587834062</text:p>
          </table:table-cell>
          <table:table-cell office:value-type="float" office:value="66.4231919343303">
            <text:p>66.4231919343</text:p>
          </table:table-cell>
          <table:table-cell office:value-type="float" office:value="1489.90675919268">
            <text:p>1489.9067591927</text:p>
          </table:table-cell>
        </table:table-row>
        <table:table-row table:style-name="ro1">
          <table:table-cell office:value-type="float" office:value="309.91724320289">
            <text:p>309.9172432029</text:p>
          </table:table-cell>
          <table:table-cell office:value-type="float" office:value="162.36557272695">
            <text:p>162.365572727</text:p>
          </table:table-cell>
          <table:table-cell office:value-type="float" office:value="65.0881553453031">
            <text:p>65.0881553453</text:p>
          </table:table-cell>
          <table:table-cell office:value-type="float" office:value="1490.6573783607">
            <text:p>1490.6573783607</text:p>
          </table:table-cell>
        </table:table-row>
        <table:table-row table:style-name="ro1">
          <table:table-cell office:value-type="float" office:value="301.499994734062">
            <text:p>301.4999947341</text:p>
          </table:table-cell>
          <table:table-cell office:value-type="float" office:value="158.397254680323">
            <text:p>158.3972546803</text:p>
          </table:table-cell>
          <table:table-cell office:value-type="float" office:value="63.5132412749455">
            <text:p>63.5132412749</text:p>
          </table:table-cell>
          <table:table-cell office:value-type="float" office:value="1491.12703125751">
            <text:p>1491.1270312575</text:p>
          </table:table-cell>
        </table:table-row>
        <table:table-row table:style-name="ro1">
          <table:table-cell office:value-type="float" office:value="301.337232862893">
            <text:p>301.3372328629</text:p>
          </table:table-cell>
          <table:table-cell office:value-type="float" office:value="155.614551644357">
            <text:p>155.6145516444</text:p>
          </table:table-cell>
          <table:table-cell office:value-type="float" office:value="62.1758091197939">
            <text:p>62.1758091198</text:p>
          </table:table-cell>
          <table:table-cell office:value-type="float" office:value="1491.59322297123">
            <text:p>1491.5932229712</text:p>
          </table:table-cell>
        </table:table-row>
        <table:table-row table:style-name="ro1">
          <table:table-cell office:value-type="float" office:value="303.662466409719">
            <text:p>303.6624664097</text:p>
          </table:table-cell>
          <table:table-cell office:value-type="float" office:value="149.23920858133">
            <text:p>149.2392085813</text:p>
          </table:table-cell>
          <table:table-cell office:value-type="float" office:value="60.4231487101483">
            <text:p>60.4231487101</text:p>
          </table:table-cell>
          <table:table-cell office:value-type="float" office:value="1491.78346674152">
            <text:p>1491.7834667415</text:p>
          </table:table-cell>
        </table:table-row>
        <table:table-row table:style-name="ro1">
          <table:table-cell office:value-type="float" office:value="306.967302382351">
            <text:p>306.9673023824</text:p>
          </table:table-cell>
          <table:table-cell office:value-type="float" office:value="141.214908797555">
            <text:p>141.2149087976</text:p>
          </table:table-cell>
          <table:table-cell office:value-type="float" office:value="59.3871006533794">
            <text:p>59.3871006534</text:p>
          </table:table-cell>
          <table:table-cell office:value-type="float" office:value="1492.07808841336">
            <text:p>1492.0780884134</text:p>
          </table:table-cell>
        </table:table-row>
        <table:table-row table:style-name="ro1">
          <table:table-cell office:value-type="float" office:value="308.076235855786">
            <text:p>308.0762358558</text:p>
          </table:table-cell>
          <table:table-cell office:value-type="float" office:value="138.301331500797">
            <text:p>138.3013315008</text:p>
          </table:table-cell>
          <table:table-cell office:value-type="float" office:value="58.6737542150991">
            <text:p>58.6737542151</text:p>
          </table:table-cell>
          <table:table-cell office:value-type="float" office:value="1492.26715352923">
            <text:p>1492.2671535292</text:p>
          </table:table-cell>
        </table:table-row>
        <table:table-row table:style-name="ro1">
          <table:table-cell office:value-type="float" office:value="311.440365365391">
            <text:p>311.4403653654</text:p>
          </table:table-cell>
          <table:table-cell office:value-type="float" office:value="134.768276840153">
            <text:p>134.7682768402</text:p>
          </table:table-cell>
          <table:table-cell office:value-type="float" office:value="56.716816978239">
            <text:p>56.7168169782</text:p>
          </table:table-cell>
          <table:table-cell office:value-type="float" office:value="1492.44100399394">
            <text:p>1492.4410039939</text:p>
          </table:table-cell>
        </table:table-row>
        <table:table-row table:style-name="ro1">
          <table:table-cell office:value-type="float" office:value="313.628954445642">
            <text:p>313.6289544456</text:p>
          </table:table-cell>
          <table:table-cell office:value-type="float" office:value="131.331426653381">
            <text:p>131.3314266534</text:p>
          </table:table-cell>
          <table:table-cell office:value-type="float" office:value="54.3303518695934">
            <text:p>54.3303518696</text:p>
          </table:table-cell>
          <table:table-cell office:value-type="float" office:value="1492.96323854501">
            <text:p>1492.963238545</text:p>
          </table:table-cell>
        </table:table-row>
        <table:table-row table:style-name="ro1">
          <table:table-cell office:value-type="float" office:value="312.686350301298">
            <text:p>312.6863503013</text:p>
          </table:table-cell>
          <table:table-cell office:value-type="float" office:value="128.446366801536">
            <text:p>128.4463668015</text:p>
          </table:table-cell>
          <table:table-cell office:value-type="float" office:value="53.654071335333">
            <text:p>53.6540713353</text:p>
          </table:table-cell>
          <table:table-cell office:value-type="float" office:value="1493.58273823149">
            <text:p>1493.5827382315</text:p>
          </table:table-cell>
        </table:table-row>
        <table:table-row table:style-name="ro1">
          <table:table-cell office:value-type="float" office:value="303.198449200846">
            <text:p>303.1984492008</text:p>
          </table:table-cell>
          <table:table-cell office:value-type="float" office:value="122.609031888648">
            <text:p>122.6090318886</text:p>
          </table:table-cell>
          <table:table-cell office:value-type="float" office:value="52.8340244352602">
            <text:p>52.8340244353</text:p>
          </table:table-cell>
          <table:table-cell office:value-type="float" office:value="1494.26751998879">
            <text:p>1494.2675199888</text:p>
          </table:table-cell>
        </table:table-row>
        <table:table-row table:style-name="ro1">
          <table:table-cell office:value-type="float" office:value="290.726047458523">
            <text:p>290.7260474585</text:p>
          </table:table-cell>
          <table:table-cell office:value-type="float" office:value="123.479637019472">
            <text:p>123.4796370195</text:p>
          </table:table-cell>
          <table:table-cell office:value-type="float" office:value="52.9779328623344">
            <text:p>52.9779328623</text:p>
          </table:table-cell>
          <table:table-cell office:value-type="float" office:value="1494.55801874102">
            <text:p>1494.558018741</text:p>
          </table:table-cell>
        </table:table-row>
        <table:table-row table:style-name="ro1">
          <table:table-cell office:value-type="float" office:value="289.765780464187">
            <text:p>289.7657804642</text:p>
          </table:table-cell>
          <table:table-cell office:value-type="float" office:value="123.056485222759">
            <text:p>123.0564852228</text:p>
          </table:table-cell>
          <table:table-cell office:value-type="float" office:value="52.3920433055958">
            <text:p>52.3920433056</text:p>
          </table:table-cell>
          <table:table-cell office:value-type="float" office:value="1494.71061555361">
            <text:p>1494.7106155536</text:p>
          </table:table-cell>
        </table:table-row>
        <table:table-row table:style-name="ro1">
          <table:table-cell office:value-type="float" office:value="283.845911557193">
            <text:p>283.8459115572</text:p>
          </table:table-cell>
          <table:table-cell office:value-type="float" office:value="124.466454060543">
            <text:p>124.4664540605</text:p>
          </table:table-cell>
          <table:table-cell office:value-type="float" office:value="51.8672942261911">
            <text:p>51.8672942262</text:p>
          </table:table-cell>
          <table:table-cell office:value-type="float" office:value="1495.2450284198">
            <text:p>1495.2450284198</text:p>
          </table:table-cell>
        </table:table-row>
        <table:table-row table:style-name="ro1">
          <table:table-cell office:value-type="float" office:value="285.377475855039">
            <text:p>285.377475855</text:p>
          </table:table-cell>
          <table:table-cell office:value-type="float" office:value="124.406279584726">
            <text:p>124.4062795847</text:p>
          </table:table-cell>
          <table:table-cell office:value-type="float" office:value="51.4839091603674">
            <text:p>51.4839091604</text:p>
          </table:table-cell>
          <table:table-cell office:value-type="float" office:value="1495.59778734425">
            <text:p>1495.5977873443</text:p>
          </table:table-cell>
        </table:table-row>
        <table:table-row table:style-name="ro1">
          <table:table-cell office:value-type="float" office:value="286.352794426789">
            <text:p>286.3527944268</text:p>
          </table:table-cell>
          <table:table-cell office:value-type="float" office:value="124.184467642487">
            <text:p>124.1844676425</text:p>
          </table:table-cell>
          <table:table-cell office:value-type="float" office:value="50.3413827533989">
            <text:p>50.3413827534</text:p>
          </table:table-cell>
          <table:table-cell office:value-type="float" office:value="1496.01621267924">
            <text:p>1496.0162126792</text:p>
          </table:table-cell>
        </table:table-row>
        <table:table-row table:style-name="ro1">
          <table:table-cell office:value-type="float" office:value="286.352794426789">
            <text:p>286.3527944268</text:p>
          </table:table-cell>
          <table:table-cell office:value-type="float" office:value="124.004966269029">
            <text:p>124.004966269</text:p>
          </table:table-cell>
          <table:table-cell office:value-type="float" office:value="50.5400402623251">
            <text:p>50.5400402623</text:p>
          </table:table-cell>
          <table:table-cell office:value-type="float" office:value="1496.28623497692">
            <text:p>1496.2862349769</text:p>
          </table:table-cell>
        </table:table-row>
        <table:table-row table:style-name="ro1">
          <table:table-cell office:value-type="float" office:value="287.332650642167">
            <text:p>287.3326506422</text:p>
          </table:table-cell>
          <table:table-cell office:value-type="float" office:value="123.885730836612">
            <text:p>123.8857308366</text:p>
          </table:table-cell>
          <table:table-cell office:value-type="float" office:value="50.0181490305627">
            <text:p>50.0181490306</text:p>
          </table:table-cell>
          <table:table-cell office:value-type="float" office:value="1496.63530140957">
            <text:p>1496.6353014096</text:p>
          </table:table-cell>
        </table:table-row>
        <table:table-row table:style-name="ro1">
          <table:table-cell office:value-type="float" office:value="290.051910173832">
            <text:p>290.0519101738</text:p>
          </table:table-cell>
          <table:table-cell office:value-type="float" office:value="125.287860973244">
            <text:p>125.2878609732</text:p>
          </table:table-cell>
          <table:table-cell office:value-type="float" office:value="49.5878393695643">
            <text:p>49.5878393696</text:p>
          </table:table-cell>
          <table:table-cell office:value-type="float" office:value="1536.45475383152">
            <text:p>1536.4547538315</text:p>
          </table:table-cell>
        </table:table-row>
        <table:table-row table:style-name="ro1">
          <table:table-cell office:value-type="float" office:value="291.568177288916">
            <text:p>291.5681772889</text:p>
          </table:table-cell>
          <table:table-cell office:value-type="float" office:value="125.236885188438">
            <text:p>125.2368851884</text:p>
          </table:table-cell>
          <table:table-cell office:value-type="float" office:value="49.9156033317006">
            <text:p>49.9156033317</text:p>
          </table:table-cell>
          <table:table-cell office:value-type="float" office:value="1535.33443767414">
            <text:p>1535.3344376741</text:p>
          </table:table-cell>
        </table:table-row>
        <table:table-row table:style-name="ro1">
          <table:table-cell office:value-type="float" office:value="291.883477692731">
            <text:p>291.8834776927</text:p>
          </table:table-cell>
          <table:table-cell office:value-type="float" office:value="125.116819067657">
            <text:p>125.1168190677</text:p>
          </table:table-cell>
          <table:table-cell office:value-type="float" office:value="49.3818176395448">
            <text:p>49.3818176395</text:p>
          </table:table-cell>
          <table:table-cell office:value-type="float" office:value="1533.34557836187">
            <text:p>1533.3455783619</text:p>
          </table:table-cell>
        </table:table-row>
        <table:table-row table:style-name="ro1">
          <table:table-cell office:value-type="float" office:value="297.353105694483">
            <text:p>297.3531056945</text:p>
          </table:table-cell>
          <table:table-cell office:value-type="float" office:value="125.637259802492">
            <text:p>125.6372598025</text:p>
          </table:table-cell>
          <table:table-cell office:value-type="float" office:value="49.6315783622666">
            <text:p>49.6315783623</text:p>
          </table:table-cell>
          <table:table-cell office:value-type="float" office:value="1533.34557836187">
            <text:p>1533.3455783619</text:p>
          </table:table-cell>
        </table:table-row>
        <table:table-row table:style-name="ro1">
          <table:table-cell office:value-type="float" office:value="299.003384646513">
            <text:p>299.0033846465</text:p>
          </table:table-cell>
          <table:table-cell office:value-type="float" office:value="125.355398005081">
            <text:p>125.3553980051</text:p>
          </table:table-cell>
          <table:table-cell office:value-type="float" office:value="50.9450368896525">
            <text:p>50.9450368897</text:p>
          </table:table-cell>
          <table:table-cell office:value-type="float" office:value="1532.90469384247">
            <text:p>1532.9046938425</text:p>
          </table:table-cell>
        </table:table-row>
        <table:table-row table:style-name="ro1">
          <table:table-cell office:value-type="float" office:value="301.839208514059">
            <text:p>301.8392085141</text:p>
          </table:table-cell>
          <table:table-cell office:value-type="float" office:value="129.13450104193">
            <text:p>129.1345010419</text:p>
          </table:table-cell>
          <table:table-cell office:value-type="float" office:value="50.9450368896525">
            <text:p>50.9450368897</text:p>
          </table:table-cell>
          <table:table-cell office:value-type="float" office:value="1532.90469384247">
            <text:p>1532.9046938425</text:p>
          </table:table-cell>
        </table:table-row>
        <table:table-row table:style-name="ro1">
          <table:table-cell office:value-type="float" office:value="302.76664978331">
            <text:p>302.7666497833</text:p>
          </table:table-cell>
          <table:table-cell office:value-type="float" office:value="131.287466459543">
            <text:p>131.2874664595</text:p>
          </table:table-cell>
          <table:table-cell office:value-type="float" office:value="50.9273886408501">
            <text:p>50.9273886409</text:p>
          </table:table-cell>
          <table:table-cell office:value-type="float" office:value="1532.331429595">
            <text:p>1532.331429595</text:p>
          </table:table-cell>
        </table:table-row>
        <table:table-row table:style-name="ro1">
          <table:table-cell office:value-type="float" office:value="302.76664978331">
            <text:p>302.7666497833</text:p>
          </table:table-cell>
          <table:table-cell office:value-type="float" office:value="132.243639275516">
            <text:p>132.2436392755</text:p>
          </table:table-cell>
          <table:table-cell office:value-type="float" office:value="51.0478704441091">
            <text:p>51.0478704441</text:p>
          </table:table-cell>
          <table:table-cell office:value-type="float" office:value="1532.331429595">
            <text:p>1532.331429595</text:p>
          </table:table-cell>
        </table:table-row>
        <table:table-row table:style-name="ro1">
          <table:table-cell office:value-type="float" office:value="298.528379107358">
            <text:p>298.5283791074</text:p>
          </table:table-cell>
          <table:table-cell office:value-type="float" office:value="132.003349525906">
            <text:p>132.0033495259</text:p>
          </table:table-cell>
          <table:table-cell office:value-type="float" office:value="51.0043738867429">
            <text:p>51.0043738867</text:p>
          </table:table-cell>
          <table:table-cell office:value-type="float" office:value="1532.04814529905">
            <text:p>1532.0481452991</text:p>
          </table:table-cell>
        </table:table-row>
        <table:table-row table:style-name="ro1">
          <table:table-cell office:value-type="float" office:value="301.954931872105">
            <text:p>301.9549318721</text:p>
          </table:table-cell>
          <table:table-cell office:value-type="float" office:value="132.357944278633">
            <text:p>132.3579442786</text:p>
          </table:table-cell>
          <table:table-cell office:value-type="float" office:value="50.3765475317087">
            <text:p>50.3765475317</text:p>
          </table:table-cell>
          <table:table-cell office:value-type="float" office:value="1551.7705890776">
            <text:p>1551.7705890776</text:p>
          </table:table-cell>
        </table:table-row>
        <table:table-row table:style-name="ro1">
          <table:table-cell office:value-type="float" office:value="296.82022285362">
            <text:p>296.8202228536</text:p>
          </table:table-cell>
          <table:table-cell office:value-type="float" office:value="132.006184918061">
            <text:p>132.0061849181</text:p>
          </table:table-cell>
          <table:table-cell office:value-type="float" office:value="49.596024205399">
            <text:p>49.5960242054</text:p>
          </table:table-cell>
          <table:table-cell office:value-type="float" office:value="1551.7705890776">
            <text:p>1551.7705890776</text:p>
          </table:table-cell>
        </table:table-row>
        <table:table-row table:style-name="ro1">
          <table:table-cell office:value-type="float" office:value="291.506509517724">
            <text:p>291.5065095177</text:p>
          </table:table-cell>
          <table:table-cell office:value-type="float" office:value="130.98403211503">
            <text:p>130.984032115</text:p>
          </table:table-cell>
          <table:table-cell office:value-type="float" office:value="49.8088004425915">
            <text:p>49.8088004426</text:p>
          </table:table-cell>
          <table:table-cell office:value-type="float" office:value="1550.46201839671">
            <text:p>1550.4620183967</text:p>
          </table:table-cell>
        </table:table-row>
        <table:table-row table:style-name="ro1">
          <table:table-cell office:value-type="float" office:value="286.736335761082">
            <text:p>286.7363357611</text:p>
          </table:table-cell>
          <table:table-cell office:value-type="float" office:value="130.127544086188">
            <text:p>130.1275440862</text:p>
          </table:table-cell>
          <table:table-cell office:value-type="float" office:value="49.1702936856361">
            <text:p>49.1702936856</text:p>
          </table:table-cell>
          <table:table-cell office:value-type="float" office:value="1549.63364662061">
            <text:p>1549.6336466206</text:p>
          </table:table-cell>
        </table:table-row>
        <table:table-row table:style-name="ro1">
          <table:table-cell office:value-type="float" office:value="291.311503577439">
            <text:p>291.3115035774</text:p>
          </table:table-cell>
          <table:table-cell office:value-type="float" office:value="130.589045829628">
            <text:p>130.5890458296</text:p>
          </table:table-cell>
          <table:table-cell office:value-type="float" office:value="48.8027615690926">
            <text:p>48.8027615691</text:p>
          </table:table-cell>
          <table:table-cell office:value-type="float" office:value="1549.03730132286">
            <text:p>1549.0373013229</text:p>
          </table:table-cell>
        </table:table-row>
        <table:table-row table:style-name="ro1">
          <table:table-cell office:value-type="float" office:value="291.885377296956">
            <text:p>291.885377297</text:p>
          </table:table-cell>
          <table:table-cell office:value-type="float" office:value="127.084601069461">
            <text:p>127.0846010695</text:p>
          </table:table-cell>
          <table:table-cell office:value-type="float" office:value="48.3077140693509">
            <text:p>48.3077140694</text:p>
          </table:table-cell>
          <table:table-cell office:value-type="float" office:value="1547.98795572187">
            <text:p>1547.9879557219</text:p>
          </table:table-cell>
        </table:table-row>
        <table:table-row table:style-name="ro1">
          <table:table-cell office:value-type="float" office:value="288.71481225207">
            <text:p>288.7148122521</text:p>
          </table:table-cell>
          <table:table-cell office:value-type="float" office:value="127.696565422073">
            <text:p>127.6965654221</text:p>
          </table:table-cell>
          <table:table-cell office:value-type="float" office:value="48.4099571016029">
            <text:p>48.4099571016</text:p>
          </table:table-cell>
          <table:table-cell office:value-type="float" office:value="1547.20402379301">
            <text:p>1547.204023793</text:p>
          </table:table-cell>
        </table:table-row>
        <table:table-row table:style-name="ro1">
          <table:table-cell office:value-type="float" office:value="290.213242368512">
            <text:p>290.2132423685</text:p>
          </table:table-cell>
          <table:table-cell office:value-type="float" office:value="126.531563934107">
            <text:p>126.5315639341</text:p>
          </table:table-cell>
          <table:table-cell office:value-type="float" office:value="48.5646425040164">
            <text:p>48.564642504</text:p>
          </table:table-cell>
          <table:table-cell office:value-type="float" office:value="1546.38835435953">
            <text:p>1546.3883543595</text:p>
          </table:table-cell>
        </table:table-row>
        <table:table-row table:style-name="ro1">
          <table:table-cell office:value-type="float" office:value="290.213242368512">
            <text:p>290.2132423685</text:p>
          </table:table-cell>
          <table:table-cell office:value-type="float" office:value="127.142067797664">
            <text:p>127.1420677977</text:p>
          </table:table-cell>
          <table:table-cell office:value-type="float" office:value="48.9698191455594">
            <text:p>48.9698191456</text:p>
          </table:table-cell>
          <table:table-cell office:value-type="float" office:value="1545.12735157979">
            <text:p>1545.1273515798</text:p>
          </table:table-cell>
        </table:table-row>
        <table:table-row table:style-name="ro1">
          <table:table-cell office:value-type="float" office:value="291.707949534388">
            <text:p>291.7079495344</text:p>
          </table:table-cell>
          <table:table-cell office:value-type="float" office:value="127.086198397195">
            <text:p>127.0861983972</text:p>
          </table:table-cell>
          <table:table-cell office:value-type="float" office:value="48.5270899382307">
            <text:p>48.5270899382</text:p>
          </table:table-cell>
          <table:table-cell office:value-type="float" office:value="1544.902046064">
            <text:p>1544.902046064</text:p>
          </table:table-cell>
        </table:table-row>
        <table:table-row table:style-name="ro1">
          <table:table-cell office:value-type="float" office:value="292.449505243005">
            <text:p>292.449505243</text:p>
          </table:table-cell>
          <table:table-cell office:value-type="float" office:value="127.70215718306">
            <text:p>127.7021571831</text:p>
          </table:table-cell>
          <table:table-cell office:value-type="float" office:value="48.3685481873053">
            <text:p>48.3685481873</text:p>
          </table:table-cell>
          <table:table-cell office:value-type="float" office:value="1544.07118499732">
            <text:p>1544.0711849973</text:p>
          </table:table-cell>
        </table:table-row>
        <table:table-row table:style-name="ro1">
          <table:table-cell office:value-type="float" office:value="292.449505243005">
            <text:p>292.449505243</text:p>
          </table:table-cell>
          <table:table-cell office:value-type="float" office:value="127.590198244416">
            <text:p>127.5901982444</text:p>
          </table:table-cell>
          <table:table-cell office:value-type="float" office:value="47.5142568826864">
            <text:p>47.5142568827</text:p>
          </table:table-cell>
          <table:table-cell office:value-type="float" office:value="1543.84055914735">
            <text:p>1543.8405591474</text:p>
          </table:table-cell>
        </table:table-row>
        <table:table-row table:style-name="ro1">
          <table:table-cell office:value-type="float" office:value="292.267552322785">
            <text:p>292.2675523228</text:p>
          </table:table-cell>
          <table:table-cell office:value-type="float" office:value="128.084220792994">
            <text:p>128.084220793</text:p>
          </table:table-cell>
          <table:table-cell office:value-type="float" office:value="46.5816762612501">
            <text:p>46.5816762613</text:p>
          </table:table-cell>
          <table:table-cell office:value-type="float" office:value="1543.21182244032">
            <text:p>1543.2118224403</text:p>
          </table:table-cell>
        </table:table-row>
        <table:table-row table:style-name="ro1">
          <table:table-cell office:value-type="float" office:value="291.706821443307">
            <text:p>291.7068214433</text:p>
          </table:table-cell>
          <table:table-cell office:value-type="float" office:value="129.178815768386">
            <text:p>129.1788157684</text:p>
          </table:table-cell>
          <table:table-cell office:value-type="float" office:value="45.6499819537567">
            <text:p>45.6499819538</text:p>
          </table:table-cell>
          <table:table-cell office:value-type="float" office:value="1542.97480521591">
            <text:p>1542.9748052159</text:p>
          </table:table-cell>
        </table:table-row>
        <table:table-row table:style-name="ro1">
          <table:table-cell office:value-type="float" office:value="291.333677903474">
            <text:p>291.3336779035</text:p>
          </table:table-cell>
          <table:table-cell office:value-type="float" office:value="129.178815768386">
            <text:p>129.1788157684</text:p>
          </table:table-cell>
          <table:table-cell office:value-type="float" office:value="44.9390044013318">
            <text:p>44.9390044013</text:p>
          </table:table-cell>
          <table:table-cell office:value-type="float" office:value="1542.39546846212">
            <text:p>1542.3954684621</text:p>
          </table:table-cell>
        </table:table-row>
        <table:table-row table:style-name="ro1">
          <table:table-cell office:value-type="float" office:value="290.61236587898">
            <text:p>290.612365879</text:p>
          </table:table-cell>
          <table:table-cell office:value-type="float" office:value="129.066286192799">
            <text:p>129.0662861928</text:p>
          </table:table-cell>
          <table:table-cell office:value-type="float" office:value="44.5434353302112">
            <text:p>44.5434353302</text:p>
          </table:table-cell>
          <table:table-cell office:value-type="float" office:value="1541.9983037775">
            <text:p>1541.9983037775</text:p>
          </table:table-cell>
        </table:table-row>
        <table:table-row table:style-name="ro1">
          <table:table-cell office:value-type="float" office:value="292.276298232135">
            <text:p>292.2762982321</text:p>
          </table:table-cell>
          <table:table-cell office:value-type="float" office:value="127.515644591733">
            <text:p>127.5156445917</text:p>
          </table:table-cell>
          <table:table-cell office:value-type="float" office:value="43.7192949788313">
            <text:p>43.7192949788</text:p>
          </table:table-cell>
          <table:table-cell office:value-type="float" office:value="1541.1592204558">
            <text:p>1541.1592204558</text:p>
          </table:table-cell>
        </table:table-row>
        <table:table-row table:style-name="ro1">
          <table:table-cell office:value-type="float" office:value="293.037730650488">
            <text:p>293.0377306505</text:p>
          </table:table-cell>
          <table:table-cell office:value-type="float" office:value="125.06725596196">
            <text:p>125.067255962</text:p>
          </table:table-cell>
          <table:table-cell office:value-type="float" office:value="43.2965153309862">
            <text:p>43.296515331</text:p>
          </table:table-cell>
          <table:table-cell office:value-type="float" office:value="1540.08049508764">
            <text:p>1540.0804950876</text:p>
          </table:table-cell>
        </table:table-row>
        <table:table-row table:style-name="ro1">
          <table:table-cell office:value-type="float" office:value="295.937231645893">
            <text:p>295.9372316459</text:p>
          </table:table-cell>
          <table:table-cell office:value-type="float" office:value="124.000895882607">
            <text:p>124.0008958826</text:p>
          </table:table-cell>
          <table:table-cell office:value-type="float" office:value="42.5041299923873">
            <text:p>42.5041299924</text:p>
          </table:table-cell>
          <table:table-cell office:value-type="float" office:value="1556.06698813677">
            <text:p>1556.0669881368</text:p>
          </table:table-cell>
        </table:table-row>
        <table:table-row table:style-name="ro1">
          <table:table-cell office:value-type="float" office:value="297.196121541895">
            <text:p>297.1961215419</text:p>
          </table:table-cell>
          <table:table-cell office:value-type="float" office:value="124.469622530959">
            <text:p>124.469622531</text:p>
          </table:table-cell>
          <table:table-cell office:value-type="float" office:value="42.0916295800016">
            <text:p>42.09162958</text:p>
          </table:table-cell>
          <table:table-cell office:value-type="float" office:value="1555.20377000284">
            <text:p>1555.2037700028</text:p>
          </table:table-cell>
        </table:table-row>
        <table:table-row table:style-name="ro1">
          <table:table-cell office:value-type="float" office:value="298.456898500447">
            <text:p>298.4568985004</text:p>
          </table:table-cell>
          <table:table-cell office:value-type="float" office:value="125.568353342584">
            <text:p>125.5683533426</text:p>
          </table:table-cell>
          <table:table-cell office:value-type="float" office:value="41.5447636132583">
            <text:p>41.5447636133</text:p>
          </table:table-cell>
          <table:table-cell office:value-type="float" office:value="1555.66879126979">
            <text:p>1555.6687912698</text:p>
          </table:table-cell>
        </table:table-row>
        <table:table-row table:style-name="ro1">
          <table:table-cell office:value-type="float" office:value="298.628960835109">
            <text:p>298.6289608351</text:p>
          </table:table-cell>
          <table:table-cell office:value-type="float" office:value="126.625135027816">
            <text:p>126.6251350278</text:p>
          </table:table-cell>
          <table:table-cell office:value-type="float" office:value="40.8023726792327">
            <text:p>40.8023726792</text:p>
          </table:table-cell>
          <table:table-cell office:value-type="float" office:value="1554.82239246352">
            <text:p>1554.8223924635</text:p>
          </table:table-cell>
        </table:table-row>
        <table:table-row table:style-name="ro1">
          <table:table-cell office:value-type="float" office:value="299.331011159073">
            <text:p>299.3310111591</text:p>
          </table:table-cell>
          <table:table-cell office:value-type="float" office:value="126.373840874889">
            <text:p>126.3738408749</text:p>
          </table:table-cell>
          <table:table-cell office:value-type="float" office:value="40.2630535170592">
            <text:p>40.2630535171</text:p>
          </table:table-cell>
          <table:table-cell office:value-type="float" office:value="1553.7941061735">
            <text:p>1553.7941061735</text:p>
          </table:table-cell>
        </table:table-row>
        <table:table-row table:style-name="ro1">
          <table:table-cell office:value-type="float" office:value="299.299758539547">
            <text:p>299.2997585395</text:p>
          </table:table-cell>
          <table:table-cell office:value-type="float" office:value="127.311845775595">
            <text:p>127.3118457756</text:p>
          </table:table-cell>
          <table:table-cell office:value-type="float" office:value="39.5604230252513">
            <text:p>39.5604230253</text:p>
          </table:table-cell>
          <table:table-cell office:value-type="float" office:value="1553.7941061735">
            <text:p>1553.7941061735</text:p>
          </table:table-cell>
        </table:table-row>
        <table:table-row table:style-name="ro1">
          <table:table-cell office:value-type="float" office:value="300.557506177438">
            <text:p>300.5575061774</text:p>
          </table:table-cell>
          <table:table-cell office:value-type="float" office:value="127.891432476229">
            <text:p>127.8914324762</text:p>
          </table:table-cell>
          <table:table-cell office:value-type="float" office:value="39.2493979947645">
            <text:p>39.2493979948</text:p>
          </table:table-cell>
          <table:table-cell office:value-type="float" office:value="1553.7941061735">
            <text:p>1553.7941061735</text:p>
          </table:table-cell>
        </table:table-row>
        <table:table-row table:style-name="ro1">
          <table:table-cell office:value-type="float" office:value="297.088690122017">
            <text:p>297.088690122</text:p>
          </table:table-cell>
          <table:table-cell office:value-type="float" office:value="127.328288462274">
            <text:p>127.3282884623</text:p>
          </table:table-cell>
          <table:table-cell office:value-type="float" office:value="38.7106431030402">
            <text:p>38.710643103</text:p>
          </table:table-cell>
          <table:table-cell office:value-type="float" office:value="1552.84313063064">
            <text:p>1552.8431306306</text:p>
          </table:table-cell>
        </table:table-row>
        <table:table-row table:style-name="ro1">
          <table:table-cell office:value-type="float" office:value="296.851396452402">
            <text:p>296.8513964524</text:p>
          </table:table-cell>
          <table:table-cell office:value-type="float" office:value="125.540621307318">
            <text:p>125.5406213073</text:p>
          </table:table-cell>
          <table:table-cell office:value-type="float" office:value="38.1925482209732">
            <text:p>38.192548221</text:p>
          </table:table-cell>
          <table:table-cell office:value-type="float" office:value="1552.04466947109">
            <text:p>1552.0446694711</text:p>
          </table:table-cell>
        </table:table-row>
        <table:table-row table:style-name="ro1">
          <table:table-cell office:value-type="float" office:value="298.570455795943">
            <text:p>298.5704557959</text:p>
          </table:table-cell>
          <table:table-cell office:value-type="float" office:value="123.092811877316">
            <text:p>123.0928118773</text:p>
          </table:table-cell>
          <table:table-cell office:value-type="float" office:value="37.6928407822618">
            <text:p>37.6928407823</text:p>
          </table:table-cell>
          <table:table-cell office:value-type="float" office:value="1551.56346977638">
            <text:p>1551.5634697764</text:p>
          </table:table-cell>
        </table:table-row>
        <table:table-row table:style-name="ro1">
          <table:table-cell office:value-type="float" office:value="299.174701285648">
            <text:p>299.1747012856</text:p>
          </table:table-cell>
          <table:table-cell office:value-type="float" office:value="121.404395157687">
            <text:p>121.4043951577</text:p>
          </table:table-cell>
          <table:table-cell office:value-type="float" office:value="37.9471354816547">
            <text:p>37.9471354817</text:p>
          </table:table-cell>
          <table:table-cell office:value-type="float" office:value="1550.27922497995">
            <text:p>1550.27922498</text:p>
          </table:table-cell>
        </table:table-row>
        <table:table-row table:style-name="ro1">
          <table:table-cell office:value-type="float" office:value="297.841803105051">
            <text:p>297.8418031051</text:p>
          </table:table-cell>
          <table:table-cell office:value-type="float" office:value="122.94482889906">
            <text:p>122.9448288991</text:p>
          </table:table-cell>
          <table:table-cell office:value-type="float" office:value="38.0630270325878">
            <text:p>38.0630270326</text:p>
          </table:table-cell>
          <table:table-cell office:value-type="float" office:value="1549.32653182285">
            <text:p>1549.3265318229</text:p>
          </table:table-cell>
        </table:table-row>
        <table:table-row table:style-name="ro1">
          <table:table-cell office:value-type="float" office:value="294.000820183344">
            <text:p>294.0008201833</text:p>
          </table:table-cell>
          <table:table-cell office:value-type="float" office:value="121.686466871565">
            <text:p>121.6864668716</text:p>
          </table:table-cell>
          <table:table-cell office:value-type="float" office:value="37.7501073521472">
            <text:p>37.7501073521</text:p>
          </table:table-cell>
          <table:table-cell office:value-type="float" office:value="1548.86604850462">
            <text:p>1548.8660485046</text:p>
          </table:table-cell>
        </table:table-row>
        <table:table-row table:style-name="ro1">
          <table:table-cell office:value-type="float" office:value="294.708132428689">
            <text:p>294.7081324287</text:p>
          </table:table-cell>
          <table:table-cell office:value-type="float" office:value="120.503949779002">
            <text:p>120.503949779</text:p>
          </table:table-cell>
          <table:table-cell office:value-type="float" office:value="37.566712765978">
            <text:p>37.566712766</text:p>
          </table:table-cell>
          <table:table-cell office:value-type="float" office:value="1548.40042601958">
            <text:p>1548.4004260196</text:p>
          </table:table-cell>
        </table:table-row>
        <table:table-row table:style-name="ro1">
          <table:table-cell office:value-type="float" office:value="295.380111711162">
            <text:p>295.3801117112</text:p>
          </table:table-cell>
          <table:table-cell office:value-type="float" office:value="120.949800503329">
            <text:p>120.9498005033</text:p>
          </table:table-cell>
          <table:table-cell office:value-type="float" office:value="37.7565742594791">
            <text:p>37.7565742595</text:p>
          </table:table-cell>
          <table:table-cell office:value-type="float" office:value="1548.40042601958">
            <text:p>1548.4004260196</text:p>
          </table:table-cell>
        </table:table-row>
        <table:table-row table:style-name="ro1">
          <table:table-cell office:value-type="float" office:value="296.053818301759">
            <text:p>296.0538183018</text:p>
          </table:table-cell>
          <table:table-cell office:value-type="float" office:value="120.832242017161">
            <text:p>120.8322420172</text:p>
          </table:table-cell>
          <table:table-cell office:value-type="float" office:value="37.6948733911272">
            <text:p>37.6948733911</text:p>
          </table:table-cell>
          <table:table-cell office:value-type="float" office:value="1548.27667775938">
            <text:p>1548.2766777594</text:p>
          </table:table-cell>
        </table:table-row>
        <table:table-row table:style-name="ro1">
          <table:table-cell office:value-type="float" office:value="295.879321455078">
            <text:p>295.8793214551</text:p>
          </table:table-cell>
          <table:table-cell office:value-type="float" office:value="119.377073072432">
            <text:p>119.3770730724</text:p>
          </table:table-cell>
          <table:table-cell office:value-type="float" office:value="37.6896207692342">
            <text:p>37.6896207692</text:p>
          </table:table-cell>
          <table:table-cell office:value-type="float" office:value="1548.08411398179">
            <text:p>1548.0841139818</text:p>
          </table:table-cell>
        </table:table-row>
        <table:table-row table:style-name="ro1">
          <table:table-cell office:value-type="float" office:value="296.036558840394">
            <text:p>296.0365588404</text:p>
          </table:table-cell>
          <table:table-cell office:value-type="float" office:value="116.554733907406">
            <text:p>116.5547339074</text:p>
          </table:table-cell>
          <table:table-cell office:value-type="float" office:value="37.5803191152409">
            <text:p>37.5803191152</text:p>
          </table:table-cell>
          <table:table-cell office:value-type="float" office:value="1547.43577188355">
            <text:p>1547.4357718836</text:p>
          </table:table-cell>
        </table:table-row>
        <table:table-row table:style-name="ro1">
          <table:table-cell office:value-type="float" office:value="297.056587756945">
            <text:p>297.0565877569</text:p>
          </table:table-cell>
          <table:table-cell office:value-type="float" office:value="115.459626045505">
            <text:p>115.4596260455</text:p>
          </table:table-cell>
          <table:table-cell office:value-type="float" office:value="37.3668123471515">
            <text:p>37.3668123472</text:p>
          </table:table-cell>
          <table:table-cell office:value-type="float" office:value="1547.09011159307">
            <text:p>1547.0901115931</text:p>
          </table:table-cell>
        </table:table-row>
        <table:table-row table:style-name="ro1">
          <table:table-cell office:value-type="float" office:value="297.57104789472">
            <text:p>297.5710478947</text:p>
          </table:table-cell>
          <table:table-cell office:value-type="float" office:value="117.285997019906">
            <text:p>117.2859970199</text:p>
          </table:table-cell>
          <table:table-cell office:value-type="float" office:value="37.3354248402859">
            <text:p>37.3354248403</text:p>
          </table:table-cell>
          <table:table-cell office:value-type="float" office:value="1547.00948047714">
            <text:p>1547.0094804771</text:p>
          </table:table-cell>
        </table:table-row>
        <table:table-row table:style-name="ro1">
          <table:table-cell office:value-type="float" office:value="297.749605069863">
            <text:p>297.7496050699</text:p>
          </table:table-cell>
          <table:table-cell office:value-type="float" office:value="117.842783759079">
            <text:p>117.8427837591</text:p>
          </table:table-cell>
          <table:table-cell office:value-type="float" office:value="37.255852543026">
            <text:p>37.255852543</text:p>
          </table:table-cell>
          <table:table-cell office:value-type="float" office:value="1567.51338467237">
            <text:p>1567.5133846724</text:p>
          </table:table-cell>
        </table:table-row>
        <table:table-row table:style-name="ro1">
          <table:table-cell office:value-type="float" office:value="297.933654687396">
            <text:p>297.9336546874</text:p>
          </table:table-cell>
          <table:table-cell office:value-type="float" office:value="119.106025486662">
            <text:p>119.1060254867</text:p>
          </table:table-cell>
          <table:table-cell office:value-type="float" office:value="37.1742539604898">
            <text:p>37.1742539605</text:p>
          </table:table-cell>
          <table:table-cell office:value-type="float" office:value="1567.03839382564">
            <text:p>1567.0383938256</text:p>
          </table:table-cell>
        </table:table-row>
        <table:table-row table:style-name="ro1">
          <table:table-cell office:value-type="float" office:value="301.136179366959">
            <text:p>301.136179367</text:p>
          </table:table-cell>
          <table:table-cell office:value-type="float" office:value="118.401547024662">
            <text:p>118.4015470247</text:p>
          </table:table-cell>
          <table:table-cell office:value-type="float" office:value="37.0182909388985">
            <text:p>37.0182909389</text:p>
          </table:table-cell>
          <table:table-cell office:value-type="float" office:value="1567.03839382564">
            <text:p>1567.0383938256</text:p>
          </table:table-cell>
        </table:table-row>
        <table:table-row table:style-name="ro1">
          <table:table-cell office:value-type="float" office:value="302.779693127545">
            <text:p>302.7796931275</text:p>
          </table:table-cell>
          <table:table-cell office:value-type="float" office:value="117.750677447172">
            <text:p>117.7506774472</text:p>
          </table:table-cell>
          <table:table-cell office:value-type="float" office:value="37.2969113798808">
            <text:p>37.2969113799</text:p>
          </table:table-cell>
          <table:table-cell office:value-type="float" office:value="1566.38803288739">
            <text:p>1566.3880328874</text:p>
          </table:table-cell>
        </table:table-row>
        <table:table-row table:style-name="ro1">
          <table:table-cell office:value-type="float" office:value="302.756317970522">
            <text:p>302.7563179705</text:p>
          </table:table-cell>
          <table:table-cell office:value-type="float" office:value="117.161516046499">
            <text:p>117.1615160465</text:p>
          </table:table-cell>
          <table:table-cell office:value-type="float" office:value="37.0881741965055">
            <text:p>37.0881741965</text:p>
          </table:table-cell>
          <table:table-cell office:value-type="float" office:value="1565.65352740293">
            <text:p>1565.6535274029</text:p>
          </table:table-cell>
        </table:table-row>
        <table:table-row table:style-name="ro1">
          <table:table-cell office:value-type="float" office:value="304.288581180993">
            <text:p>304.288581181</text:p>
          </table:table-cell>
          <table:table-cell office:value-type="float" office:value="118.030705680939">
            <text:p>118.0307056809</text:p>
          </table:table-cell>
          <table:table-cell office:value-type="float" office:value="36.9021112987198">
            <text:p>36.9021112987</text:p>
          </table:table-cell>
          <table:table-cell office:value-type="float" office:value="1623.40393525314">
            <text:p>1623.4039352531</text:p>
          </table:table-cell>
        </table:table-row>
        <table:table-row table:style-name="ro1">
          <table:table-cell office:value-type="float" office:value="304.60103426832">
            <text:p>304.6010342683</text:p>
          </table:table-cell>
          <table:table-cell office:value-type="float" office:value="117.948671186371">
            <text:p>117.9486711864</text:p>
          </table:table-cell>
          <table:table-cell office:value-type="float" office:value="36.5641798197886">
            <text:p>36.5641798198</text:p>
          </table:table-cell>
          <table:table-cell office:value-type="float" office:value="1621.3265616416">
            <text:p>1621.3265616416</text:p>
          </table:table-cell>
        </table:table-row>
        <table:table-row table:style-name="ro1">
          <table:table-cell office:value-type="float" office:value="305.722561225062">
            <text:p>305.7225612251</text:p>
          </table:table-cell>
          <table:table-cell office:value-type="float" office:value="117.664030069519">
            <text:p>117.6640300695</text:p>
          </table:table-cell>
          <table:table-cell office:value-type="float" office:value="36.5925410940042">
            <text:p>36.592541094</text:p>
          </table:table-cell>
          <table:table-cell office:value-type="float" office:value="1628.72323634198">
            <text:p>1628.723236342</text:p>
          </table:table-cell>
        </table:table-row>
        <table:table-row table:style-name="ro1">
          <table:table-cell office:value-type="float" office:value="305.722561225062">
            <text:p>305.7225612251</text:p>
          </table:table-cell>
          <table:table-cell office:value-type="float" office:value="116.710959537519">
            <text:p>116.7109595375</text:p>
          </table:table-cell>
          <table:table-cell office:value-type="float" office:value="36.4719324204727">
            <text:p>36.4719324205</text:p>
          </table:table-cell>
          <table:table-cell office:value-type="float" office:value="1663.69264765252">
            <text:p>1663.6926476525</text:p>
          </table:table-cell>
        </table:table-row>
        <table:table-row table:style-name="ro1">
          <table:table-cell office:value-type="float" office:value="307.059646370421">
            <text:p>307.0596463704</text:p>
          </table:table-cell>
          <table:table-cell office:value-type="float" office:value="114.797792641517">
            <text:p>114.7977926415</text:p>
          </table:table-cell>
          <table:table-cell office:value-type="float" office:value="35.8773249181368">
            <text:p>35.8773249181</text:p>
          </table:table-cell>
          <table:table-cell office:value-type="float" office:value="1682.26921917599">
            <text:p>1682.269219176</text:p>
          </table:table-cell>
        </table:table-row>
        <table:table-row table:style-name="ro1">
          <table:table-cell office:value-type="float" office:value="308.239682508958">
            <text:p>308.239682509</text:p>
          </table:table-cell>
          <table:table-cell office:value-type="float" office:value="112.757878042111">
            <text:p>112.7578780421</text:p>
          </table:table-cell>
          <table:table-cell office:value-type="float" office:value="35.5211315187485">
            <text:p>35.5211315187</text:p>
          </table:table-cell>
          <table:table-cell office:value-type="float" office:value="1679.11891221439">
            <text:p>1679.1189122144</text:p>
          </table:table-cell>
        </table:table-row>
        <table:table-row table:style-name="ro1">
          <table:table-cell office:value-type="float" office:value="303.373772740276">
            <text:p>303.3737727403</text:p>
          </table:table-cell>
          <table:table-cell office:value-type="float" office:value="111.666587913906">
            <text:p>111.6665879139</text:p>
          </table:table-cell>
          <table:table-cell office:value-type="float" office:value="35.1737168280509">
            <text:p>35.1737168281</text:p>
          </table:table-cell>
          <table:table-cell office:value-type="float" office:value="1676.48038963132">
            <text:p>1676.4803896313</text:p>
          </table:table-cell>
        </table:table-row>
        <table:table-row table:style-name="ro1">
          <table:table-cell office:value-type="float" office:value="298.45693782025">
            <text:p>298.4569378203</text:p>
          </table:table-cell>
          <table:table-cell office:value-type="float" office:value="111.829809782954">
            <text:p>111.829809783</text:p>
          </table:table-cell>
          <table:table-cell office:value-type="float" office:value="35.1829367448725">
            <text:p>35.1829367449</text:p>
          </table:table-cell>
          <table:table-cell office:value-type="float" office:value="1714.08779382766">
            <text:p>1714.0877938277</text:p>
          </table:table-cell>
        </table:table-row>
        <table:table-row table:style-name="ro1">
          <table:table-cell office:value-type="float" office:value="299.177876000024">
            <text:p>299.177876</text:p>
          </table:table-cell>
          <table:table-cell office:value-type="float" office:value="111.149558138442">
            <text:p>111.1495581384</text:p>
          </table:table-cell>
          <table:table-cell office:value-type="float" office:value="35.208346475513">
            <text:p>35.2083464755</text:p>
          </table:table-cell>
          <table:table-cell office:value-type="float" office:value="1714.08779382766">
            <text:p>1714.0877938277</text:p>
          </table:table-cell>
        </table:table-row>
        <table:table-row table:style-name="ro1">
          <table:table-cell office:value-type="float" office:value="315.885700388069">
            <text:p>315.8857003881</text:p>
          </table:table-cell>
          <table:table-cell office:value-type="float" office:value="111.755935692116">
            <text:p>111.7559356921</text:p>
          </table:table-cell>
          <table:table-cell office:value-type="float" office:value="34.9201738086195">
            <text:p>34.9201738086</text:p>
          </table:table-cell>
          <table:table-cell office:value-type="float" office:value="1712.36720588938">
            <text:p>1712.3672058894</text:p>
          </table:table-cell>
        </table:table-row>
        <table:table-row table:style-name="ro1">
          <table:table-cell office:value-type="float" office:value="312.759204943211">
            <text:p>312.7592049432</text:p>
          </table:table-cell>
          <table:table-cell office:value-type="float" office:value="111.720566692947">
            <text:p>111.7205666929</text:p>
          </table:table-cell>
          <table:table-cell office:value-type="float" office:value="34.8935321808276">
            <text:p>34.8935321808</text:p>
          </table:table-cell>
          <table:table-cell office:value-type="float" office:value="1708.57950319218">
            <text:p>1708.5795031922</text:p>
          </table:table-cell>
        </table:table-row>
        <table:table-row table:style-name="ro1">
          <table:table-cell office:value-type="float" office:value="313.139221554674">
            <text:p>313.1392215547</text:p>
          </table:table-cell>
          <table:table-cell office:value-type="float" office:value="112.145569641551">
            <text:p>112.1455696416</text:p>
          </table:table-cell>
          <table:table-cell office:value-type="float" office:value="35.137532584565">
            <text:p>35.1375325846</text:p>
          </table:table-cell>
          <table:table-cell office:value-type="float" office:value="1697.70645418438">
            <text:p>1697.7064541844</text:p>
          </table:table-cell>
        </table:table-row>
        <table:table-row table:style-name="ro1">
          <table:table-cell office:value-type="float" office:value="314.407322985451">
            <text:p>314.4073229855</text:p>
          </table:table-cell>
          <table:table-cell office:value-type="float" office:value="112.145569641551">
            <text:p>112.1455696416</text:p>
          </table:table-cell>
          <table:table-cell office:value-type="float" office:value="34.927639994493">
            <text:p>34.9276399945</text:p>
          </table:table-cell>
          <table:table-cell office:value-type="float" office:value="1690.47556160772">
            <text:p>1690.4755616077</text:p>
          </table:table-cell>
        </table:table-row>
        <table:table-row table:style-name="ro1">
          <table:table-cell office:value-type="float" office:value="319.051080291973">
            <text:p>319.051080292</text:p>
          </table:table-cell>
          <table:table-cell office:value-type="float" office:value="111.522816448898">
            <text:p>111.5228164489</text:p>
          </table:table-cell>
          <table:table-cell office:value-type="float" office:value="34.8074965237428">
            <text:p>34.8074965237</text:p>
          </table:table-cell>
          <table:table-cell office:value-type="float" office:value="1685.63095442871">
            <text:p>1685.6309544287</text:p>
          </table:table-cell>
        </table:table-row>
        <table:table-row table:style-name="ro1">
          <table:table-cell office:value-type="float" office:value="318.983598550184">
            <text:p>318.9835985502</text:p>
          </table:table-cell>
          <table:table-cell office:value-type="float" office:value="110.208399455431">
            <text:p>110.2083994554</text:p>
          </table:table-cell>
          <table:table-cell office:value-type="float" office:value="34.6236390660358">
            <text:p>34.623639066</text:p>
          </table:table-cell>
          <table:table-cell office:value-type="float" office:value="1677.53486950201">
            <text:p>1677.534869502</text:p>
          </table:table-cell>
        </table:table-row>
        <table:table-row table:style-name="ro1">
          <table:table-cell office:value-type="float" office:value="318.543604954691">
            <text:p>318.5436049547</text:p>
          </table:table-cell>
          <table:table-cell office:value-type="float" office:value="108.488117932961">
            <text:p>108.488117933</text:p>
          </table:table-cell>
          <table:table-cell office:value-type="float" office:value="34.4213731087375">
            <text:p>34.4213731087</text:p>
          </table:table-cell>
          <table:table-cell office:value-type="float" office:value="1672.86468487723">
            <text:p>1672.8646848772</text:p>
          </table:table-cell>
        </table:table-row>
        <table:table-row table:style-name="ro1">
          <table:table-cell office:value-type="float" office:value="326.394949443785">
            <text:p>326.3949494438</text:p>
          </table:table-cell>
          <table:table-cell office:value-type="float" office:value="107.905104014938">
            <text:p>107.9051040149</text:p>
          </table:table-cell>
          <table:table-cell office:value-type="float" office:value="34.434911911255">
            <text:p>34.4349119113</text:p>
          </table:table-cell>
          <table:table-cell office:value-type="float" office:value="1666.92754664043">
            <text:p>1666.9275466404</text:p>
          </table:table-cell>
        </table:table-row>
        <table:table-row table:style-name="ro1">
          <table:table-cell office:value-type="float" office:value="326.246748237667">
            <text:p>326.2467482377</text:p>
          </table:table-cell>
          <table:table-cell office:value-type="float" office:value="108.151252421426">
            <text:p>108.1512524214</text:p>
          </table:table-cell>
          <table:table-cell office:value-type="float" office:value="34.4228107650315">
            <text:p>34.422810765</text:p>
          </table:table-cell>
          <table:table-cell office:value-type="float" office:value="1658.29780895685">
            <text:p>1658.2978089569</text:p>
          </table:table-cell>
        </table:table-row>
        <table:table-row table:style-name="ro1">
          <table:table-cell office:value-type="float" office:value="326.789178416474">
            <text:p>326.7891784165</text:p>
          </table:table-cell>
          <table:table-cell office:value-type="float" office:value="106.592798610409">
            <text:p>106.5927986104</text:p>
          </table:table-cell>
          <table:table-cell office:value-type="float" office:value="34.5000285601932">
            <text:p>34.5000285602</text:p>
          </table:table-cell>
          <table:table-cell office:value-type="float" office:value="1652.72818307255">
            <text:p>1652.7281830726</text:p>
          </table:table-cell>
        </table:table-row>
        <table:table-row table:style-name="ro1">
          <table:table-cell office:value-type="float" office:value="327.585502457646">
            <text:p>327.5855024576</text:p>
          </table:table-cell>
          <table:table-cell office:value-type="float" office:value="104.795157359249">
            <text:p>104.7951573592</text:p>
          </table:table-cell>
          <table:table-cell office:value-type="float" office:value="34.5233924527736">
            <text:p>34.5233924528</text:p>
          </table:table-cell>
          <table:table-cell office:value-type="float" office:value="1646.68751356864">
            <text:p>1646.6875135686</text:p>
          </table:table-cell>
        </table:table-row>
        <table:table-row table:style-name="ro1">
          <table:table-cell office:value-type="float" office:value="327.573228642168">
            <text:p>327.5732286422</text:p>
          </table:table-cell>
          <table:table-cell office:value-type="float" office:value="104.441511527722">
            <text:p>104.4415115277</text:p>
          </table:table-cell>
          <table:table-cell office:value-type="float" office:value="34.5710454424733">
            <text:p>34.5710454425</text:p>
          </table:table-cell>
          <table:table-cell office:value-type="float" office:value="1641.72328499054">
            <text:p>1641.7232849905</text:p>
          </table:table-cell>
        </table:table-row>
        <table:table-row table:style-name="ro1">
          <table:table-cell office:value-type="float" office:value="327.509821304924">
            <text:p>327.5098213049</text:p>
          </table:table-cell>
          <table:table-cell office:value-type="float" office:value="105.088489734776">
            <text:p>105.0884897348</text:p>
          </table:table-cell>
          <table:table-cell office:value-type="float" office:value="34.4278278530786">
            <text:p>34.4278278531</text:p>
          </table:table-cell>
          <table:table-cell office:value-type="float" office:value="1640.43616114064">
            <text:p>1640.4361611406</text:p>
          </table:table-cell>
        </table:table-row>
        <table:table-row table:style-name="ro1">
          <table:table-cell office:value-type="float" office:value="327.374100101296">
            <text:p>327.3741001013</text:p>
          </table:table-cell>
          <table:table-cell office:value-type="float" office:value="105.416165916808">
            <text:p>105.4161659168</text:p>
          </table:table-cell>
          <table:table-cell office:value-type="float" office:value="34.3055448612694">
            <text:p>34.3055448613</text:p>
          </table:table-cell>
          <table:table-cell office:value-type="float" office:value="1639.03180952923">
            <text:p>1639.0318095292</text:p>
          </table:table-cell>
        </table:table-row>
        <table:table-row table:style-name="ro1">
          <table:table-cell office:value-type="float" office:value="327.015146026181">
            <text:p>327.0151460262</text:p>
          </table:table-cell>
          <table:table-cell office:value-type="float" office:value="105.523959806629">
            <text:p>105.5239598066</text:p>
          </table:table-cell>
          <table:table-cell office:value-type="float" office:value="34.0204086062335">
            <text:p>34.0204086062</text:p>
          </table:table-cell>
          <table:table-cell office:value-type="float" office:value="1637.74155443394">
            <text:p>1637.7415544339</text:p>
          </table:table-cell>
        </table:table-row>
        <table:table-row table:style-name="ro1">
          <table:table-cell office:value-type="float" office:value="324.857777248296">
            <text:p>324.8577772483</text:p>
          </table:table-cell>
          <table:table-cell office:value-type="float" office:value="105.807731171436">
            <text:p>105.8077311714</text:p>
          </table:table-cell>
          <table:table-cell office:value-type="float" office:value="34.1165864618906">
            <text:p>34.1165864619</text:p>
          </table:table-cell>
          <table:table-cell office:value-type="float" office:value="1633.01386125654">
            <text:p>1633.0138612565</text:p>
          </table:table-cell>
        </table:table-row>
        <table:table-row table:style-name="ro1">
          <table:table-cell office:value-type="float" office:value="324.219804964965">
            <text:p>324.219804965</text:p>
          </table:table-cell>
          <table:table-cell office:value-type="float" office:value="105.494869284472">
            <text:p>105.4948692845</text:p>
          </table:table-cell>
          <table:table-cell office:value-type="float" office:value="33.7069996213071">
            <text:p>33.7069996213</text:p>
          </table:table-cell>
          <table:table-cell office:value-type="float" office:value="1680.95954958225">
            <text:p>1680.9595495823</text:p>
          </table:table-cell>
        </table:table-row>
        <table:table-row table:style-name="ro1">
          <table:table-cell office:value-type="float" office:value="324.790345869578">
            <text:p>324.7903458696</text:p>
          </table:table-cell>
          <table:table-cell office:value-type="float" office:value="105.157143476998">
            <text:p>105.157143477</text:p>
          </table:table-cell>
          <table:table-cell office:value-type="float" office:value="33.5764121026169">
            <text:p>33.5764121026</text:p>
          </table:table-cell>
          <table:table-cell office:value-type="float" office:value="1734.06335407229">
            <text:p>1734.0633540723</text:p>
          </table:table-cell>
        </table:table-row>
        <table:table-row table:style-name="ro1">
          <table:table-cell office:value-type="float" office:value="332.490349418653">
            <text:p>332.4903494187</text:p>
          </table:table-cell>
          <table:table-cell office:value-type="float" office:value="105.247068356899">
            <text:p>105.2470683569</text:p>
          </table:table-cell>
          <table:table-cell office:value-type="float" office:value="32.9678222779386">
            <text:p>32.9678222779</text:p>
          </table:table-cell>
          <table:table-cell office:value-type="float" office:value="1770.09846087626">
            <text:p>1770.0984608763</text:p>
          </table:table-cell>
        </table:table-row>
        <table:table-row table:style-name="ro1">
          <table:table-cell office:value-type="float" office:value="332.609959227578">
            <text:p>332.6099592276</text:p>
          </table:table-cell>
          <table:table-cell office:value-type="float" office:value="105.066498776866">
            <text:p>105.0664987769</text:p>
          </table:table-cell>
          <table:table-cell office:value-type="float" office:value="32.4850814927862">
            <text:p>32.4850814928</text:p>
          </table:table-cell>
          <table:table-cell office:value-type="float" office:value="1760.34866689055">
            <text:p>1760.3486668906</text:p>
          </table:table-cell>
        </table:table-row>
        <table:table-row table:style-name="ro1">
          <table:table-cell office:value-type="float" office:value="332.83630900747">
            <text:p>332.8363090075</text:p>
          </table:table-cell>
          <table:table-cell office:value-type="float" office:value="103.572648700639">
            <text:p>103.5726487006</text:p>
          </table:table-cell>
          <table:table-cell office:value-type="float" office:value="31.9141274185002">
            <text:p>31.9141274185</text:p>
          </table:table-cell>
          <table:table-cell office:value-type="float" office:value="1758.05539022164">
            <text:p>1758.0553902216</text:p>
          </table:table-cell>
        </table:table-row>
        <table:table-row table:style-name="ro1">
          <table:table-cell office:value-type="float" office:value="332.83630900747">
            <text:p>332.8363090075</text:p>
          </table:table-cell>
          <table:table-cell office:value-type="float" office:value="102.424365174293">
            <text:p>102.4243651743</text:p>
          </table:table-cell>
          <table:table-cell office:value-type="float" office:value="31.5492869205124">
            <text:p>31.5492869205</text:p>
          </table:table-cell>
          <table:table-cell office:value-type="float" office:value="1750.84602272037">
            <text:p>1750.8460227204</text:p>
          </table:table-cell>
        </table:table-row>
        <table:table-row table:style-name="ro1">
          <table:table-cell office:value-type="float" office:value="333.162363587819">
            <text:p>333.1623635878</text:p>
          </table:table-cell>
          <table:table-cell office:value-type="float" office:value="101.950033469509">
            <text:p>101.9500334695</text:p>
          </table:table-cell>
          <table:table-cell office:value-type="float" office:value="31.0263460176581">
            <text:p>31.0263460177</text:p>
          </table:table-cell>
          <table:table-cell office:value-type="float" office:value="1744.23885380115">
            <text:p>1744.2388538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12/06/2012</text:date>, <text:time>20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6T20:03:18.32</dc:date>
    <meta:generator>OpenOffice.org/3.4.1$Win32 OpenOffice.org_project/341m1$Build-9593</meta:generator>
    <meta:editing-duration>PT7M36S</meta:editing-duration>
    <meta:editing-cycles>1</meta:editing-cycles>
    <meta:document-statistic meta:table-count="1" meta:cell-count="8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1cm" svg:height="13.842cm" xlink:href=".." xlink:type="simple" chart:class="chart:line" chart:style-name="ch1">
        <chart:legend chart:legend-position="end" svg:x="19.582cm" svg:y="5.823cm" style:legend-expansion="high" chart:style-name="ch2"/>
        <chart:plot-area chart:style-name="ch3" table:cell-range-address="Sheet1.A1:Sheet1.D214" chart:data-source-has-labels="row" svg:x="0.908cm" svg:y="1.239cm" svg:width="17.758cm" svg:height="11.907cm">
          <chartooo:coordinate-region svg:x="1.9cm" svg:y="1.451cm" svg:width="16.486cm" svg:height="10.5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14" chart:label-cell-address="Sheet1.A1:Sheet1.A1" chart:class="chart:line">
            <chart:data-point chart:repeated="213"/>
          </chart:series>
          <chart:series chart:style-name="ch7" chart:values-cell-range-address="Sheet1.B2:Sheet1.B214" chart:label-cell-address="Sheet1.B1:Sheet1.B1" chart:class="chart:line">
            <chart:data-point chart:repeated="213"/>
          </chart:series>
          <chart:series chart:style-name="ch8" chart:values-cell-range-address="Sheet1.C2:Sheet1.C214" chart:label-cell-address="Sheet1.C1:Sheet1.C1" chart:class="chart:line">
            <chart:data-point chart:repeated="213"/>
          </chart:series>
          <chart:series chart:style-name="ch9" chart:values-cell-range-address="Sheet1.D2:Sheet1.D214" chart:label-cell-address="Sheet1.D1:Sheet1.D1" chart:class="chart:line">
            <chart:data-point chart:repeated="2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5</text:p>
                <draw:g>
                  <svg:desc>Sheet1.A1:Sheet1.A1</svg:desc>
                </draw:g>
              </table:table-cell>
              <table:table-cell office:value-type="string">
                <text:p>Planning10</text:p>
                <draw:g>
                  <svg:desc>Sheet1.B1:Sheet1.B1</svg:desc>
                </draw:g>
              </table:table-cell>
              <table:table-cell office:value-type="string">
                <text:p>Planning20</text:p>
                <draw:g>
                  <svg:desc>Sheet1.C1:Sheet1.C1</svg:desc>
                </draw:g>
              </table:table-cell>
              <table:table-cell office:value-type="string">
                <text:p>Non-plannin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106036">
                <text:p>15.106036</text:p>
                <draw:g>
                  <svg:desc>Sheet1.A2:Sheet1.A214</svg:desc>
                </draw:g>
              </table:table-cell>
              <table:table-cell office:value-type="float" office:value="378.174306572038">
                <text:p>378.174306572038</text:p>
                <draw:g>
                  <svg:desc>Sheet1.B2:Sheet1.B214</svg:desc>
                </draw:g>
              </table:table-cell>
              <table:table-cell office:value-type="float" office:value="224.488295189798">
                <text:p>224.488295189798</text:p>
                <draw:g>
                  <svg:desc>Sheet1.C2:Sheet1.C214</svg:desc>
                </draw:g>
              </table:table-cell>
              <table:table-cell office:value-type="float" office:value="275.554446419682">
                <text:p>275.554446419682</text:p>
                <draw:g>
                  <svg:desc>Sheet1.D2:Sheet1.D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06036">
                <text:p>15.106036</text:p>
              </table:table-cell>
              <table:table-cell office:value-type="float" office:value="378.174306572038">
                <text:p>378.174306572038</text:p>
              </table:table-cell>
              <table:table-cell office:value-type="float" office:value="224.488295189798">
                <text:p>224.488295189798</text:p>
              </table:table-cell>
              <table:table-cell office:value-type="float" office:value="275.554446419682">
                <text:p>275.554446419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106036">
                <text:p>15.106036</text:p>
              </table:table-cell>
              <table:table-cell office:value-type="float" office:value="378.174306572038">
                <text:p>378.174306572038</text:p>
              </table:table-cell>
              <table:table-cell office:value-type="float" office:value="224.488295189798">
                <text:p>224.488295189798</text:p>
              </table:table-cell>
              <table:table-cell office:value-type="float" office:value="275.554446419682">
                <text:p>275.554446419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06036">
                <text:p>15.106036</text:p>
              </table:table-cell>
              <table:table-cell office:value-type="float" office:value="378.174306572038">
                <text:p>378.174306572038</text:p>
              </table:table-cell>
              <table:table-cell office:value-type="float" office:value="237.3159832379">
                <text:p>237.3159832379</text:p>
              </table:table-cell>
              <table:table-cell office:value-type="float" office:value="275.554446419682">
                <text:p>275.554446419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06036">
                <text:p>15.106036</text:p>
              </table:table-cell>
              <table:table-cell office:value-type="float" office:value="378.174306572038">
                <text:p>378.174306572038</text:p>
              </table:table-cell>
              <table:table-cell office:value-type="float" office:value="237.3159832379">
                <text:p>237.3159832379</text:p>
              </table:table-cell>
              <table:table-cell office:value-type="float" office:value="275.554446419682">
                <text:p>275.554446419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106036">
                <text:p>15.106036</text:p>
              </table:table-cell>
              <table:table-cell office:value-type="float" office:value="378.174306572038">
                <text:p>378.174306572038</text:p>
              </table:table-cell>
              <table:table-cell office:value-type="float" office:value="262.545247661466">
                <text:p>262.545247661466</text:p>
              </table:table-cell>
              <table:table-cell office:value-type="float" office:value="300.080047265931">
                <text:p>300.0800472659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07398764">
                <text:p>30.07398764</text:p>
              </table:table-cell>
              <table:table-cell office:value-type="float" office:value="378.174306572038">
                <text:p>378.174306572038</text:p>
              </table:table-cell>
              <table:table-cell office:value-type="float" office:value="262.545247661466">
                <text:p>262.545247661466</text:p>
              </table:table-cell>
              <table:table-cell office:value-type="float" office:value="300.080047265931">
                <text:p>300.080047265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07398764">
                <text:p>30.07398764</text:p>
              </table:table-cell>
              <table:table-cell office:value-type="float" office:value="378.174306572038">
                <text:p>378.174306572038</text:p>
              </table:table-cell>
              <table:table-cell office:value-type="float" office:value="262.545247661466">
                <text:p>262.545247661466</text:p>
              </table:table-cell>
              <table:table-cell office:value-type="float" office:value="300.080047265931">
                <text:p>300.080047265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07398764">
                <text:p>30.07398764</text:p>
              </table:table-cell>
              <table:table-cell office:value-type="float" office:value="378.174306572038">
                <text:p>378.174306572038</text:p>
              </table:table-cell>
              <table:table-cell office:value-type="float" office:value="299.488950720273">
                <text:p>299.488950720273</text:p>
              </table:table-cell>
              <table:table-cell office:value-type="float" office:value="324.107650575339">
                <text:p>324.107650575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7203787968044">
                <text:p>74.7203787968044</text:p>
              </table:table-cell>
              <table:table-cell office:value-type="float" office:value="400.836244231254">
                <text:p>400.836244231254</text:p>
              </table:table-cell>
              <table:table-cell office:value-type="float" office:value="323.526064790939">
                <text:p>323.526064790939</text:p>
              </table:table-cell>
              <table:table-cell office:value-type="float" office:value="335.915642069585">
                <text:p>335.9156420695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307975280115">
                <text:p>131.307975280115</text:p>
              </table:table-cell>
              <table:table-cell office:value-type="float" office:value="444.560057636239">
                <text:p>444.560057636239</text:p>
              </table:table-cell>
              <table:table-cell office:value-type="float" office:value="358.685266215084">
                <text:p>358.685266215084</text:p>
              </table:table-cell>
              <table:table-cell office:value-type="float" office:value="393.140663292632">
                <text:p>393.140663292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307975280115">
                <text:p>131.307975280115</text:p>
              </table:table-cell>
              <table:table-cell office:value-type="float" office:value="465.662992059278">
                <text:p>465.662992059278</text:p>
              </table:table-cell>
              <table:table-cell office:value-type="float" office:value="358.685266215084">
                <text:p>358.685266215084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.285091527314">
                <text:p>145.285091527314</text:p>
              </table:table-cell>
              <table:table-cell office:value-type="float" office:value="465.662992059278">
                <text:p>465.662992059278</text:p>
              </table:table-cell>
              <table:table-cell office:value-type="float" office:value="358.685266215084">
                <text:p>358.685266215084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.862250612041">
                <text:p>158.862250612041</text:p>
              </table:table-cell>
              <table:table-cell office:value-type="float" office:value="486.414981227298">
                <text:p>486.414981227298</text:p>
              </table:table-cell>
              <table:table-cell office:value-type="float" office:value="358.685266215084">
                <text:p>358.685266215084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8.862250612041">
                <text:p>158.862250612041</text:p>
              </table:table-cell>
              <table:table-cell office:value-type="float" office:value="486.414981227298">
                <text:p>486.414981227298</text:p>
              </table:table-cell>
              <table:table-cell office:value-type="float" office:value="358.685266215084">
                <text:p>358.685266215084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8.862250612041">
                <text:p>158.862250612041</text:p>
              </table:table-cell>
              <table:table-cell office:value-type="float" office:value="486.414981227298">
                <text:p>486.414981227298</text:p>
              </table:table-cell>
              <table:table-cell office:value-type="float" office:value="381.742903937403">
                <text:p>381.742903937403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862250612041">
                <text:p>158.862250612041</text:p>
              </table:table-cell>
              <table:table-cell office:value-type="float" office:value="496.841015415025">
                <text:p>496.841015415025</text:p>
              </table:table-cell>
              <table:table-cell office:value-type="float" office:value="386.721740446047">
                <text:p>386.721740446047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2.37347410592">
                <text:p>172.37347410592</text:p>
              </table:table-cell>
              <table:table-cell office:value-type="float" office:value="496.841015415025">
                <text:p>496.841015415025</text:p>
              </table:table-cell>
              <table:table-cell office:value-type="float" office:value="409.123231994136">
                <text:p>409.123231994136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2.37347410592">
                <text:p>172.37347410592</text:p>
              </table:table-cell>
              <table:table-cell office:value-type="float" office:value="496.841015415025">
                <text:p>496.841015415025</text:p>
              </table:table-cell>
              <table:table-cell office:value-type="float" office:value="431.168097623381">
                <text:p>431.168097623381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2.37347410592">
                <text:p>172.37347410592</text:p>
              </table:table-cell>
              <table:table-cell office:value-type="float" office:value="496.841015415025">
                <text:p>496.841015415025</text:p>
              </table:table-cell>
              <table:table-cell office:value-type="float" office:value="441.942659088297">
                <text:p>441.942659088297</text:p>
              </table:table-cell>
              <table:table-cell office:value-type="float" office:value="404.287209659705">
                <text:p>404.287209659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.919486651212">
                <text:p>198.919486651212</text:p>
              </table:table-cell>
              <table:table-cell office:value-type="float" office:value="496.841015415025">
                <text:p>496.841015415025</text:p>
              </table:table-cell>
              <table:table-cell office:value-type="float" office:value="452.594633088905">
                <text:p>452.594633088905</text:p>
              </table:table-cell>
              <table:table-cell office:value-type="float" office:value="436.959455317902">
                <text:p>436.959455317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.932639516853">
                <text:p>224.932639516853</text:p>
              </table:table-cell>
              <table:table-cell office:value-type="float" office:value="506.932655260875">
                <text:p>506.932655260875</text:p>
              </table:table-cell>
              <table:table-cell office:value-type="float" office:value="452.594633088905">
                <text:p>452.594633088905</text:p>
              </table:table-cell>
              <table:table-cell office:value-type="float" office:value="436.959455317902">
                <text:p>436.959455317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4.932639516853">
                <text:p>224.932639516853</text:p>
              </table:table-cell>
              <table:table-cell office:value-type="float" office:value="506.932655260875">
                <text:p>506.932655260875</text:p>
              </table:table-cell>
              <table:table-cell office:value-type="float" office:value="452.594633088905">
                <text:p>452.594633088905</text:p>
              </table:table-cell>
              <table:table-cell office:value-type="float" office:value="436.959455317902">
                <text:p>436.959455317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.932639516853">
                <text:p>224.932639516853</text:p>
              </table:table-cell>
              <table:table-cell office:value-type="float" office:value="506.932655260875">
                <text:p>506.932655260875</text:p>
              </table:table-cell>
              <table:table-cell office:value-type="float" office:value="452.594633088905">
                <text:p>452.594633088905</text:p>
              </table:table-cell>
              <table:table-cell office:value-type="float" office:value="436.959455317902">
                <text:p>436.959455317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7.763549121685">
                <text:p>237.763549121685</text:p>
              </table:table-cell>
              <table:table-cell office:value-type="float" office:value="517.083498708266">
                <text:p>517.083498708266</text:p>
              </table:table-cell>
              <table:table-cell office:value-type="float" office:value="504.295651358795">
                <text:p>504.295651358795</text:p>
              </table:table-cell>
              <table:table-cell office:value-type="float" office:value="479.277092177689">
                <text:p>479.277092177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481537630468">
                <text:p>250.481537630468</text:p>
              </table:table-cell>
              <table:table-cell office:value-type="float" office:value="556.723004246577">
                <text:p>556.723004246577</text:p>
              </table:table-cell>
              <table:table-cell office:value-type="float" office:value="514.3583856818">
                <text:p>514.3583856818</text:p>
              </table:table-cell>
              <table:table-cell office:value-type="float" office:value="499.845926313353">
                <text:p>499.845926313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5.559831181622">
                <text:p>275.559831181622</text:p>
              </table:table-cell>
              <table:table-cell office:value-type="float" office:value="561.739522486724">
                <text:p>561.739522486724</text:p>
              </table:table-cell>
              <table:table-cell office:value-type="float" office:value="534.296152734655">
                <text:p>534.296152734655</text:p>
              </table:table-cell>
              <table:table-cell office:value-type="float" office:value="509.93239905022">
                <text:p>509.93239905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.147944642896">
                <text:p>312.147944642896</text:p>
              </table:table-cell>
              <table:table-cell office:value-type="float" office:value="538.257745395094">
                <text:p>538.257745395094</text:p>
              </table:table-cell>
              <table:table-cell office:value-type="float" office:value="563.233564828844">
                <text:p>563.233564828844</text:p>
              </table:table-cell>
              <table:table-cell office:value-type="float" office:value="529.88992822912">
                <text:p>529.889928229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6.023273444503">
                <text:p>336.023273444503</text:p>
              </table:table-cell>
              <table:table-cell office:value-type="float" office:value="557.351260525163">
                <text:p>557.351260525163</text:p>
              </table:table-cell>
              <table:table-cell office:value-type="float" office:value="581.899694674735">
                <text:p>581.899694674735</text:p>
              </table:table-cell>
              <table:table-cell office:value-type="float" office:value="539.693619946829">
                <text:p>539.693619946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6.023273444503">
                <text:p>336.023273444503</text:p>
              </table:table-cell>
              <table:table-cell office:value-type="float" office:value="557.351260525163">
                <text:p>557.351260525163</text:p>
              </table:table-cell>
              <table:table-cell office:value-type="float" office:value="581.899694674735">
                <text:p>581.899694674735</text:p>
              </table:table-cell>
              <table:table-cell office:value-type="float" office:value="539.693619946829">
                <text:p>539.693619946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7.693012710058">
                <text:p>347.693012710058</text:p>
              </table:table-cell>
              <table:table-cell office:value-type="float" office:value="557.351260525163">
                <text:p>557.351260525163</text:p>
              </table:table-cell>
              <table:table-cell office:value-type="float" office:value="581.899694674735">
                <text:p>581.899694674735</text:p>
              </table:table-cell>
              <table:table-cell office:value-type="float" office:value="539.693619946829">
                <text:p>539.693619946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693012710058">
                <text:p>347.693012710058</text:p>
              </table:table-cell>
              <table:table-cell office:value-type="float" office:value="557.351260525163">
                <text:p>557.351260525163</text:p>
              </table:table-cell>
              <table:table-cell office:value-type="float" office:value="581.899694674735">
                <text:p>581.899694674735</text:p>
              </table:table-cell>
              <table:table-cell office:value-type="float" office:value="549.328034747361">
                <text:p>549.328034747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7.693012710058">
                <text:p>347.693012710058</text:p>
              </table:table-cell>
              <table:table-cell office:value-type="float" office:value="557.351260525163">
                <text:p>557.351260525163</text:p>
              </table:table-cell>
              <table:table-cell office:value-type="float" office:value="581.899694674735">
                <text:p>581.899694674735</text:p>
              </table:table-cell>
              <table:table-cell office:value-type="float" office:value="587.250415043043">
                <text:p>587.250415043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9.225932582957">
                <text:p>359.225932582957</text:p>
              </table:table-cell>
              <table:table-cell office:value-type="float" office:value="557.351260525163">
                <text:p>557.351260525163</text:p>
              </table:table-cell>
              <table:table-cell office:value-type="float" office:value="581.899694674735">
                <text:p>581.899694674735</text:p>
              </table:table-cell>
              <table:table-cell office:value-type="float" office:value="614.59121170665">
                <text:p>614.59121170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.830673257128">
                <text:p>370.830673257128</text:p>
              </table:table-cell>
              <table:table-cell office:value-type="float" office:value="557.351260525163">
                <text:p>557.351260525163</text:p>
              </table:table-cell>
              <table:table-cell office:value-type="float" office:value="591.355619380959">
                <text:p>591.355619380959</text:p>
              </table:table-cell>
              <table:table-cell office:value-type="float" office:value="649.830829835534">
                <text:p>649.830829835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.658789834817">
                <text:p>380.658789834817</text:p>
              </table:table-cell>
              <table:table-cell office:value-type="float" office:value="576.173251332305">
                <text:p>576.173251332305</text:p>
              </table:table-cell>
              <table:table-cell office:value-type="float" office:value="609.62360637501">
                <text:p>609.62360637501</text:p>
              </table:table-cell>
              <table:table-cell office:value-type="float" office:value="684.134919101316">
                <text:p>684.134919101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4.142939249734">
                <text:p>414.142939249734</text:p>
              </table:table-cell>
              <table:table-cell office:value-type="float" office:value="585.607585034139">
                <text:p>585.607585034139</text:p>
              </table:table-cell>
              <table:table-cell office:value-type="float" office:value="632.239375900296">
                <text:p>632.239375900296</text:p>
              </table:table-cell>
              <table:table-cell office:value-type="float" office:value="700.6156182212">
                <text:p>700.6156182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5.766248190618">
                <text:p>455.766248190618</text:p>
              </table:table-cell>
              <table:table-cell office:value-type="float" office:value="594.829933097542">
                <text:p>594.829933097542</text:p>
              </table:table-cell>
              <table:table-cell office:value-type="float" office:value="663.23364935681">
                <text:p>663.23364935681</text:p>
              </table:table-cell>
              <table:table-cell office:value-type="float" office:value="732.608293150589">
                <text:p>732.6082931505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5.602664635472">
                <text:p>495.602664635472</text:p>
              </table:table-cell>
              <table:table-cell office:value-type="float" office:value="621.897430562358">
                <text:p>621.897430562358</text:p>
              </table:table-cell>
              <table:table-cell office:value-type="float" office:value="690.038419792809">
                <text:p>690.038419792809</text:p>
              </table:table-cell>
              <table:table-cell office:value-type="float" office:value="778.28204546055">
                <text:p>778.282045460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4.734359695821">
                <text:p>534.734359695821</text:p>
              </table:table-cell>
              <table:table-cell office:value-type="float" office:value="648.176075408756">
                <text:p>648.176075408756</text:p>
              </table:table-cell>
              <table:table-cell office:value-type="float" office:value="743.743507375838">
                <text:p>743.743507375838</text:p>
              </table:table-cell>
              <table:table-cell office:value-type="float" office:value="821.070873708498">
                <text:p>821.0708737084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1.860411785528">
                <text:p>561.860411785528</text:p>
              </table:table-cell>
              <table:table-cell office:value-type="float" office:value="650.053722041877">
                <text:p>650.053722041877</text:p>
              </table:table-cell>
              <table:table-cell office:value-type="float" office:value="762.859338742018">
                <text:p>762.859338742018</text:p>
              </table:table-cell>
              <table:table-cell office:value-type="float" office:value="868.182892351533">
                <text:p>868.1828923515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7.08138630673">
                <text:p>607.08138630673</text:p>
              </table:table-cell>
              <table:table-cell office:value-type="float" office:value="682.899217212991">
                <text:p>682.899217212991</text:p>
              </table:table-cell>
              <table:table-cell office:value-type="float" office:value="769.975700392693">
                <text:p>769.975700392693</text:p>
              </table:table-cell>
              <table:table-cell office:value-type="float" office:value="899.703427500171">
                <text:p>899.703427500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1.376554765732">
                <text:p>641.376554765732</text:p>
              </table:table-cell>
              <table:table-cell office:value-type="float" office:value="695.884297302972">
                <text:p>695.884297302972</text:p>
              </table:table-cell>
              <table:table-cell office:value-type="float" office:value="769.975700392693">
                <text:p>769.975700392693</text:p>
              </table:table-cell>
              <table:table-cell office:value-type="float" office:value="923.750629509224">
                <text:p>923.7506295092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6.412139435303">
                <text:p>656.412139435303</text:p>
              </table:table-cell>
              <table:table-cell office:value-type="float" office:value="719.220285367807">
                <text:p>719.220285367807</text:p>
              </table:table-cell>
              <table:table-cell office:value-type="float" office:value="769.975700392693">
                <text:p>769.975700392693</text:p>
              </table:table-cell>
              <table:table-cell office:value-type="float" office:value="946.865009587652">
                <text:p>946.865009587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8.368912695632">
                <text:p>688.368912695632</text:p>
              </table:table-cell>
              <table:table-cell office:value-type="float" office:value="724.153824750805">
                <text:p>724.153824750805</text:p>
              </table:table-cell>
              <table:table-cell office:value-type="float" office:value="771.699082858274">
                <text:p>771.699082858274</text:p>
              </table:table-cell>
              <table:table-cell office:value-type="float" office:value="952.521631491776">
                <text:p>952.521631491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3.945613645121">
                <text:p>703.945613645121</text:p>
              </table:table-cell>
              <table:table-cell office:value-type="float" office:value="731.588757121424">
                <text:p>731.588757121424</text:p>
              </table:table-cell>
              <table:table-cell office:value-type="float" office:value="543.453199033028">
                <text:p>543.453199033028</text:p>
              </table:table-cell>
              <table:table-cell office:value-type="float" office:value="963.599416165089">
                <text:p>963.5994161650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1.621922253954">
                <text:p>711.621922253954</text:p>
              </table:table-cell>
              <table:table-cell office:value-type="float" office:value="682.717402132933">
                <text:p>682.717402132933</text:p>
              </table:table-cell>
              <table:table-cell office:value-type="float" office:value="339.396221787351">
                <text:p>339.396221787351</text:p>
              </table:table-cell>
              <table:table-cell office:value-type="float" office:value="985.228454377008">
                <text:p>985.228454377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9.383068021105">
                <text:p>719.383068021105</text:p>
              </table:table-cell>
              <table:table-cell office:value-type="float" office:value="533.203330586835">
                <text:p>533.203330586835</text:p>
              </table:table-cell>
              <table:table-cell office:value-type="float" office:value="286.959761718045">
                <text:p>286.959761718045</text:p>
              </table:table-cell>
              <table:table-cell office:value-type="float" office:value="990.629290833238">
                <text:p>990.629290833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7.571978175716">
                <text:p>697.571978175716</text:p>
              </table:table-cell>
              <table:table-cell office:value-type="float" office:value="450.677245419625">
                <text:p>450.677245419625</text:p>
              </table:table-cell>
              <table:table-cell office:value-type="float" office:value="253.254393207309">
                <text:p>253.254393207309</text:p>
              </table:table-cell>
              <table:table-cell office:value-type="float" office:value="1006.0498021205">
                <text:p>1006.0498021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5.322947938959">
                <text:p>535.322947938959</text:p>
              </table:table-cell>
              <table:table-cell office:value-type="float" office:value="400.251426879561">
                <text:p>400.251426879561</text:p>
              </table:table-cell>
              <table:table-cell office:value-type="float" office:value="230.951666140509">
                <text:p>230.951666140509</text:p>
              </table:table-cell>
              <table:table-cell office:value-type="float" office:value="1025.89789509983">
                <text:p>1025.89789509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9.582309578021">
                <text:p>399.582309578021</text:p>
              </table:table-cell>
              <table:table-cell office:value-type="float" office:value="362.496179875149">
                <text:p>362.496179875149</text:p>
              </table:table-cell>
              <table:table-cell office:value-type="float" office:value="226.166450177134">
                <text:p>226.166450177134</text:p>
              </table:table-cell>
              <table:table-cell office:value-type="float" office:value="1040.38454081857">
                <text:p>1040.384540818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9.617567721542">
                <text:p>399.617567721542</text:p>
              </table:table-cell>
              <table:table-cell office:value-type="float" office:value="327.157437207878">
                <text:p>327.157437207878</text:p>
              </table:table-cell>
              <table:table-cell office:value-type="float" office:value="232.716532064585">
                <text:p>232.716532064585</text:p>
              </table:table-cell>
              <table:table-cell office:value-type="float" office:value="1067.9465505793">
                <text:p>1067.9465505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7.503158052236">
                <text:p>397.503158052236</text:p>
              </table:table-cell>
              <table:table-cell office:value-type="float" office:value="322.08719074925">
                <text:p>322.08719074925</text:p>
              </table:table-cell>
              <table:table-cell office:value-type="float" office:value="239.246163219128">
                <text:p>239.246163219128</text:p>
              </table:table-cell>
              <table:table-cell office:value-type="float" office:value="1097.69451091613">
                <text:p>1097.69451091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4.847584562404">
                <text:p>434.847584562404</text:p>
              </table:table-cell>
              <table:table-cell office:value-type="float" office:value="354.732205083113">
                <text:p>354.732205083113</text:p>
              </table:table-cell>
              <table:table-cell office:value-type="float" office:value="238.619208422633">
                <text:p>238.619208422633</text:p>
              </table:table-cell>
              <table:table-cell office:value-type="float" office:value="1105.8623558489">
                <text:p>1105.86235584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7.869027180989">
                <text:p>437.869027180989</text:p>
              </table:table-cell>
              <table:table-cell office:value-type="float" office:value="346.497904135339">
                <text:p>346.497904135339</text:p>
              </table:table-cell>
              <table:table-cell office:value-type="float" office:value="245.207352097784">
                <text:p>245.207352097784</text:p>
              </table:table-cell>
              <table:table-cell office:value-type="float" office:value="1121.80516249531">
                <text:p>1121.805162495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0.932149017429">
                <text:p>420.932149017429</text:p>
              </table:table-cell>
              <table:table-cell office:value-type="float" office:value="314.121840507619">
                <text:p>314.121840507619</text:p>
              </table:table-cell>
              <table:table-cell office:value-type="float" office:value="248.46197114013">
                <text:p>248.46197114013</text:p>
              </table:table-cell>
              <table:table-cell office:value-type="float" office:value="1136.91582260542">
                <text:p>1136.915822605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0.502648019488">
                <text:p>390.502648019488</text:p>
              </table:table-cell>
              <table:table-cell office:value-type="float" office:value="270.379583174909">
                <text:p>270.379583174909</text:p>
              </table:table-cell>
              <table:table-cell office:value-type="float" office:value="256.886043575003">
                <text:p>256.886043575003</text:p>
              </table:table-cell>
              <table:table-cell office:value-type="float" office:value="1155.14877427725">
                <text:p>1155.14877427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2.574069894699">
                <text:p>402.574069894699</text:p>
              </table:table-cell>
              <table:table-cell office:value-type="float" office:value="274.309501975693">
                <text:p>274.309501975693</text:p>
              </table:table-cell>
              <table:table-cell office:value-type="float" office:value="261.332294465036">
                <text:p>261.332294465036</text:p>
              </table:table-cell>
              <table:table-cell office:value-type="float" office:value="1172.55067776821">
                <text:p>1172.55067776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8.987156405458">
                <text:p>418.987156405458</text:p>
              </table:table-cell>
              <table:table-cell office:value-type="float" office:value="281.503989867671">
                <text:p>281.503989867671</text:p>
              </table:table-cell>
              <table:table-cell office:value-type="float" office:value="270.740505299238">
                <text:p>270.740505299238</text:p>
              </table:table-cell>
              <table:table-cell office:value-type="float" office:value="1185.82573415939">
                <text:p>1185.825734159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7.802082166986">
                <text:p>427.802082166986</text:p>
              </table:table-cell>
              <table:table-cell office:value-type="float" office:value="292.208038918988">
                <text:p>292.208038918988</text:p>
              </table:table-cell>
              <table:table-cell office:value-type="float" office:value="265.316120822537">
                <text:p>265.316120822537</text:p>
              </table:table-cell>
              <table:table-cell office:value-type="float" office:value="1195.48662701332">
                <text:p>1195.486627013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4.943855638839">
                <text:p>434.943855638839</text:p>
              </table:table-cell>
              <table:table-cell office:value-type="float" office:value="305.47832176732">
                <text:p>305.47832176732</text:p>
              </table:table-cell>
              <table:table-cell office:value-type="float" office:value="259.648639199922">
                <text:p>259.648639199922</text:p>
              </table:table-cell>
              <table:table-cell office:value-type="float" office:value="1204.8501914527">
                <text:p>1204.8501914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4.557983390057">
                <text:p>444.557983390057</text:p>
              </table:table-cell>
              <table:table-cell office:value-type="float" office:value="304.019190608546">
                <text:p>304.019190608546</text:p>
              </table:table-cell>
              <table:table-cell office:value-type="float" office:value="258.423875470137">
                <text:p>258.423875470137</text:p>
              </table:table-cell>
              <table:table-cell office:value-type="float" office:value="1210.89595756279">
                <text:p>1210.89595756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9.943560300644">
                <text:p>459.943560300644</text:p>
              </table:table-cell>
              <table:table-cell office:value-type="float" office:value="314.855258214338">
                <text:p>314.855258214338</text:p>
              </table:table-cell>
              <table:table-cell office:value-type="float" office:value="262.532036467048">
                <text:p>262.532036467048</text:p>
              </table:table-cell>
              <table:table-cell office:value-type="float" office:value="1219.76296716822">
                <text:p>1219.762967168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.967834618137">
                <text:p>463.967834618137</text:p>
              </table:table-cell>
              <table:table-cell office:value-type="float" office:value="314.035509781959">
                <text:p>314.035509781959</text:p>
              </table:table-cell>
              <table:table-cell office:value-type="float" office:value="264.283215253377">
                <text:p>264.283215253377</text:p>
              </table:table-cell>
              <table:table-cell office:value-type="float" office:value="1231.0454945091">
                <text:p>1231.0454945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6.247382849603">
                <text:p>466.247382849603</text:p>
              </table:table-cell>
              <table:table-cell office:value-type="float" office:value="315.682906235156">
                <text:p>315.682906235156</text:p>
              </table:table-cell>
              <table:table-cell office:value-type="float" office:value="254.079527836378">
                <text:p>254.079527836378</text:p>
              </table:table-cell>
              <table:table-cell office:value-type="float" office:value="1244.70518221023">
                <text:p>1244.705182210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.662947824711">
                <text:p>399.662947824711</text:p>
              </table:table-cell>
              <table:table-cell office:value-type="float" office:value="297.128540772653">
                <text:p>297.128540772653</text:p>
              </table:table-cell>
              <table:table-cell office:value-type="float" office:value="264.671384104299">
                <text:p>264.671384104299</text:p>
              </table:table-cell>
              <table:table-cell office:value-type="float" office:value="1262.58242381245">
                <text:p>1262.58242381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7.784440864863">
                <text:p>347.784440864863</text:p>
              </table:table-cell>
              <table:table-cell office:value-type="float" office:value="282.957455147761">
                <text:p>282.957455147761</text:p>
              </table:table-cell>
              <table:table-cell office:value-type="float" office:value="267.944486216256">
                <text:p>267.944486216256</text:p>
              </table:table-cell>
              <table:table-cell office:value-type="float" office:value="1272.20438445715">
                <text:p>1272.20438445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6.923713647059">
                <text:p>326.923713647059</text:p>
              </table:table-cell>
              <table:table-cell office:value-type="float" office:value="280.718546572263">
                <text:p>280.718546572263</text:p>
              </table:table-cell>
              <table:table-cell office:value-type="float" office:value="255.963603568762">
                <text:p>255.963603568762</text:p>
              </table:table-cell>
              <table:table-cell office:value-type="float" office:value="1286.18783841689">
                <text:p>1286.18783841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0.643684608892">
                <text:p>330.643684608892</text:p>
              </table:table-cell>
              <table:table-cell office:value-type="float" office:value="285.274620867213">
                <text:p>285.274620867213</text:p>
              </table:table-cell>
              <table:table-cell office:value-type="float" office:value="229.233381093754">
                <text:p>229.233381093754</text:p>
              </table:table-cell>
              <table:table-cell office:value-type="float" office:value="1290.62304845239">
                <text:p>1290.623048452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0.6313446339">
                <text:p>330.6313446339</text:p>
              </table:table-cell>
              <table:table-cell office:value-type="float" office:value="290.826876724692">
                <text:p>290.826876724692</text:p>
              </table:table-cell>
              <table:table-cell office:value-type="float" office:value="194.818817824203">
                <text:p>194.818817824203</text:p>
              </table:table-cell>
              <table:table-cell office:value-type="float" office:value="1294.99206536819">
                <text:p>1294.99206536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3.425212747817">
                <text:p>313.425212747817</text:p>
              </table:table-cell>
              <table:table-cell office:value-type="float" office:value="271.266006795204">
                <text:p>271.266006795204</text:p>
              </table:table-cell>
              <table:table-cell office:value-type="float" office:value="176.548698260483">
                <text:p>176.548698260483</text:p>
              </table:table-cell>
              <table:table-cell office:value-type="float" office:value="1301.41302324259">
                <text:p>1301.41302324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.711668065238">
                <text:p>299.711668065238</text:p>
              </table:table-cell>
              <table:table-cell office:value-type="float" office:value="249.775189078126">
                <text:p>249.775189078126</text:p>
              </table:table-cell>
              <table:table-cell office:value-type="float" office:value="158.205769359849">
                <text:p>158.205769359849</text:p>
              </table:table-cell>
              <table:table-cell office:value-type="float" office:value="1307.53921346436">
                <text:p>1307.539213464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.356211768342">
                <text:p>300.356211768342</text:p>
              </table:table-cell>
              <table:table-cell office:value-type="float" office:value="233.015334065956">
                <text:p>233.015334065956</text:p>
              </table:table-cell>
              <table:table-cell office:value-type="float" office:value="152.26881746672">
                <text:p>152.26881746672</text:p>
              </table:table-cell>
              <table:table-cell office:value-type="float" office:value="1317.57841856788">
                <text:p>1317.57841856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5.31901591142">
                <text:p>305.31901591142</text:p>
              </table:table-cell>
              <table:table-cell office:value-type="float" office:value="230.185068728376">
                <text:p>230.185068728376</text:p>
              </table:table-cell>
              <table:table-cell office:value-type="float" office:value="152.894885401783">
                <text:p>152.894885401783</text:p>
              </table:table-cell>
              <table:table-cell office:value-type="float" office:value="1326.94168339368">
                <text:p>1326.941683393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6.089295331295">
                <text:p>306.089295331295</text:p>
              </table:table-cell>
              <table:table-cell office:value-type="float" office:value="231.547324699783">
                <text:p>231.547324699783</text:p>
              </table:table-cell>
              <table:table-cell office:value-type="float" office:value="154.100265199361">
                <text:p>154.100265199361</text:p>
              </table:table-cell>
              <table:table-cell office:value-type="float" office:value="1332.40833059961">
                <text:p>1332.408330599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0.36804972538">
                <text:p>290.36804972538</text:p>
              </table:table-cell>
              <table:table-cell office:value-type="float" office:value="231.569661387496">
                <text:p>231.569661387496</text:p>
              </table:table-cell>
              <table:table-cell office:value-type="float" office:value="153.296740364411">
                <text:p>153.296740364411</text:p>
              </table:table-cell>
              <table:table-cell office:value-type="float" office:value="1335.91954793067">
                <text:p>1335.919547930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1.447580134516">
                <text:p>281.447580134516</text:p>
              </table:table-cell>
              <table:table-cell office:value-type="float" office:value="233.577884195433">
                <text:p>233.577884195433</text:p>
              </table:table-cell>
              <table:table-cell office:value-type="float" office:value="151.636415041695">
                <text:p>151.636415041695</text:p>
              </table:table-cell>
              <table:table-cell office:value-type="float" office:value="1341.08819269719">
                <text:p>1341.088192697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3.011204146601">
                <text:p>273.011204146601</text:p>
              </table:table-cell>
              <table:table-cell office:value-type="float" office:value="227.731621561058">
                <text:p>227.731621561058</text:p>
              </table:table-cell>
              <table:table-cell office:value-type="float" office:value="148.528242577956">
                <text:p>148.528242577956</text:p>
              </table:table-cell>
              <table:table-cell office:value-type="float" office:value="1349.43723040133">
                <text:p>1349.437230401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7.245788922212">
                <text:p>277.245788922212</text:p>
              </table:table-cell>
              <table:table-cell office:value-type="float" office:value="228.129253561305">
                <text:p>228.129253561305</text:p>
              </table:table-cell>
              <table:table-cell office:value-type="float" office:value="145.411909141626">
                <text:p>145.411909141626</text:p>
              </table:table-cell>
              <table:table-cell office:value-type="float" office:value="1357.43147046429">
                <text:p>1357.43147046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0.211025857563">
                <text:p>280.211025857563</text:p>
              </table:table-cell>
              <table:table-cell office:value-type="float" office:value="230.063182690109">
                <text:p>230.063182690109</text:p>
              </table:table-cell>
              <table:table-cell office:value-type="float" office:value="148.093696584036">
                <text:p>148.093696584036</text:p>
              </table:table-cell>
              <table:table-cell office:value-type="float" office:value="1361.94344527333">
                <text:p>1361.94344527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.077472712344">
                <text:p>265.077472712344</text:p>
              </table:table-cell>
              <table:table-cell office:value-type="float" office:value="227.875699866902">
                <text:p>227.875699866902</text:p>
              </table:table-cell>
              <table:table-cell office:value-type="float" office:value="146.974445821274">
                <text:p>146.974445821274</text:p>
              </table:table-cell>
              <table:table-cell office:value-type="float" office:value="1364.93677088239">
                <text:p>1364.936770882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.110136418952">
                <text:p>268.110136418952</text:p>
              </table:table-cell>
              <table:table-cell office:value-type="float" office:value="227.022420860346">
                <text:p>227.022420860346</text:p>
              </table:table-cell>
              <table:table-cell office:value-type="float" office:value="144.666618862127">
                <text:p>144.666618862127</text:p>
              </table:table-cell>
              <table:table-cell office:value-type="float" office:value="1369.33083246351">
                <text:p>1369.330832463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3.958364170957">
                <text:p>273.958364170957</text:p>
              </table:table-cell>
              <table:table-cell office:value-type="float" office:value="225.032844597365">
                <text:p>225.032844597365</text:p>
              </table:table-cell>
              <table:table-cell office:value-type="float" office:value="147.155837192089">
                <text:p>147.155837192089</text:p>
              </table:table-cell>
              <table:table-cell office:value-type="float" office:value="1373.45910174292">
                <text:p>1373.459101742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5.072957438465">
                <text:p>275.072957438465</text:p>
              </table:table-cell>
              <table:table-cell office:value-type="float" office:value="230.326181329256">
                <text:p>230.326181329256</text:p>
              </table:table-cell>
              <table:table-cell office:value-type="float" office:value="146.603995270169">
                <text:p>146.603995270169</text:p>
              </table:table-cell>
              <table:table-cell office:value-type="float" office:value="1378.8587326451">
                <text:p>1378.85873264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.08346813092">
                <text:p>280.08346813092</text:p>
              </table:table-cell>
              <table:table-cell office:value-type="float" office:value="230.758008105818">
                <text:p>230.758008105818</text:p>
              </table:table-cell>
              <table:table-cell office:value-type="float" office:value="145.674779018307">
                <text:p>145.674779018307</text:p>
              </table:table-cell>
              <table:table-cell office:value-type="float" office:value="1387.25154704757">
                <text:p>1387.251547047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0.480868577023">
                <text:p>280.480868577023</text:p>
              </table:table-cell>
              <table:table-cell office:value-type="float" office:value="224.059033425774">
                <text:p>224.059033425774</text:p>
              </table:table-cell>
              <table:table-cell office:value-type="float" office:value="144.639408945">
                <text:p>144.639408945</text:p>
              </table:table-cell>
              <table:table-cell office:value-type="float" office:value="1390.99141033721">
                <text:p>1390.99141033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.920062058171">
                <text:p>280.920062058171</text:p>
              </table:table-cell>
              <table:table-cell office:value-type="float" office:value="227.106657150774">
                <text:p>227.106657150774</text:p>
              </table:table-cell>
              <table:table-cell office:value-type="float" office:value="145.73864888131">
                <text:p>145.73864888131</text:p>
              </table:table-cell>
              <table:table-cell office:value-type="float" office:value="1392.15688923384">
                <text:p>1392.15688923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0.657038360765">
                <text:p>280.657038360765</text:p>
              </table:table-cell>
              <table:table-cell office:value-type="float" office:value="229.987009222732">
                <text:p>229.987009222732</text:p>
              </table:table-cell>
              <table:table-cell office:value-type="float" office:value="149.812500398847">
                <text:p>149.812500398847</text:p>
              </table:table-cell>
              <table:table-cell office:value-type="float" office:value="1396.72272027138">
                <text:p>1396.72272027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6.757944370548">
                <text:p>286.757944370548</text:p>
              </table:table-cell>
              <table:table-cell office:value-type="float" office:value="231.467590726815">
                <text:p>231.467590726815</text:p>
              </table:table-cell>
              <table:table-cell office:value-type="float" office:value="153.541826884686">
                <text:p>153.541826884686</text:p>
              </table:table-cell>
              <table:table-cell office:value-type="float" office:value="1400.0504528274">
                <text:p>1400.0504528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8.415255436463">
                <text:p>288.415255436463</text:p>
              </table:table-cell>
              <table:table-cell office:value-type="float" office:value="232.060624342114">
                <text:p>232.060624342114</text:p>
              </table:table-cell>
              <table:table-cell office:value-type="float" office:value="147.083379511147">
                <text:p>147.083379511147</text:p>
              </table:table-cell>
              <table:table-cell office:value-type="float" office:value="1402.21908507613">
                <text:p>1402.219085076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1.402218694561">
                <text:p>291.402218694561</text:p>
              </table:table-cell>
              <table:table-cell office:value-type="float" office:value="234.317928303864">
                <text:p>234.317928303864</text:p>
              </table:table-cell>
              <table:table-cell office:value-type="float" office:value="142.130340465152">
                <text:p>142.130340465152</text:p>
              </table:table-cell>
              <table:table-cell office:value-type="float" office:value="1406.43476607299">
                <text:p>1406.434766072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0.036837026544">
                <text:p>290.036837026544</text:p>
              </table:table-cell>
              <table:table-cell office:value-type="float" office:value="233.268614728308">
                <text:p>233.268614728308</text:p>
              </table:table-cell>
              <table:table-cell office:value-type="float" office:value="138.68631744796">
                <text:p>138.68631744796</text:p>
              </table:table-cell>
              <table:table-cell office:value-type="float" office:value="1408.49365133814">
                <text:p>1408.49365133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7.388361054531">
                <text:p>287.388361054531</text:p>
              </table:table-cell>
              <table:table-cell office:value-type="float" office:value="231.141813258454">
                <text:p>231.141813258454</text:p>
              </table:table-cell>
              <table:table-cell office:value-type="float" office:value="134.069417759994">
                <text:p>134.069417759994</text:p>
              </table:table-cell>
              <table:table-cell office:value-type="float" office:value="1411.44069259224">
                <text:p>1411.44069259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3.87459341539">
                <text:p>283.87459341539</text:p>
              </table:table-cell>
              <table:table-cell office:value-type="float" office:value="224.34843394067">
                <text:p>224.34843394067</text:p>
              </table:table-cell>
              <table:table-cell office:value-type="float" office:value="129.973131573871">
                <text:p>129.973131573871</text:p>
              </table:table-cell>
              <table:table-cell office:value-type="float" office:value="1416.25539024933">
                <text:p>1416.255390249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3.54201180883">
                <text:p>293.54201180883</text:p>
              </table:table-cell>
              <table:table-cell office:value-type="float" office:value="212.787391715449">
                <text:p>212.787391715449</text:p>
              </table:table-cell>
              <table:table-cell office:value-type="float" office:value="125.527343569934">
                <text:p>125.527343569934</text:p>
              </table:table-cell>
              <table:table-cell office:value-type="float" office:value="1418.98755743413">
                <text:p>1418.98755743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4.91176424921">
                <text:p>284.91176424921</text:p>
              </table:table-cell>
              <table:table-cell office:value-type="float" office:value="200.677273277631">
                <text:p>200.677273277631</text:p>
              </table:table-cell>
              <table:table-cell office:value-type="float" office:value="117.332048244457">
                <text:p>117.332048244457</text:p>
              </table:table-cell>
              <table:table-cell office:value-type="float" office:value="1422.60847202584">
                <text:p>1422.608472025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0.105311813276">
                <text:p>280.105311813276</text:p>
              </table:table-cell>
              <table:table-cell office:value-type="float" office:value="186.857299133242">
                <text:p>186.857299133242</text:p>
              </table:table-cell>
              <table:table-cell office:value-type="float" office:value="109.761473324234">
                <text:p>109.761473324234</text:p>
              </table:table-cell>
              <table:table-cell office:value-type="float" office:value="1426.80360229586">
                <text:p>1426.80360229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1.662078404123">
                <text:p>281.662078404123</text:p>
              </table:table-cell>
              <table:table-cell office:value-type="float" office:value="178.841493140593">
                <text:p>178.841493140593</text:p>
              </table:table-cell>
              <table:table-cell office:value-type="float" office:value="105.566851716626">
                <text:p>105.566851716626</text:p>
              </table:table-cell>
              <table:table-cell office:value-type="float" office:value="1428.48418625018">
                <text:p>1428.48418625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8.025730873622">
                <text:p>288.025730873622</text:p>
              </table:table-cell>
              <table:table-cell office:value-type="float" office:value="171.160119279725">
                <text:p>171.160119279725</text:p>
              </table:table-cell>
              <table:table-cell office:value-type="float" office:value="100.086185257425">
                <text:p>100.086185257425</text:p>
              </table:table-cell>
              <table:table-cell office:value-type="float" office:value="1431.58766918715">
                <text:p>1431.58766918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0.103910838937">
                <text:p>290.103910838937</text:p>
              </table:table-cell>
              <table:table-cell office:value-type="float" office:value="159.809856427829">
                <text:p>159.809856427829</text:p>
              </table:table-cell>
              <table:table-cell office:value-type="float" office:value="94.3871365441121">
                <text:p>94.3871365441121</text:p>
              </table:table-cell>
              <table:table-cell office:value-type="float" office:value="1434.70630979389">
                <text:p>1434.706309793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4.794777248354">
                <text:p>294.794777248354</text:p>
              </table:table-cell>
              <table:table-cell office:value-type="float" office:value="159.161450295359">
                <text:p>159.161450295359</text:p>
              </table:table-cell>
              <table:table-cell office:value-type="float" office:value="90.1620569432736">
                <text:p>90.1620569432736</text:p>
              </table:table-cell>
              <table:table-cell office:value-type="float" office:value="1438.40513570039">
                <text:p>1438.405135700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4.975385764925">
                <text:p>294.975385764925</text:p>
              </table:table-cell>
              <table:table-cell office:value-type="float" office:value="156.146751884163">
                <text:p>156.146751884163</text:p>
              </table:table-cell>
              <table:table-cell office:value-type="float" office:value="87.8601783750876">
                <text:p>87.8601783750876</text:p>
              </table:table-cell>
              <table:table-cell office:value-type="float" office:value="1442.18841002924">
                <text:p>1442.188410029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96.704965503144">
                <text:p>296.704965503144</text:p>
              </table:table-cell>
              <table:table-cell office:value-type="float" office:value="154.300914763301">
                <text:p>154.300914763301</text:p>
              </table:table-cell>
              <table:table-cell office:value-type="float" office:value="85.3478284858429">
                <text:p>85.3478284858429</text:p>
              </table:table-cell>
              <table:table-cell office:value-type="float" office:value="1443.46787990965">
                <text:p>1443.467879909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8.415398016367">
                <text:p>298.415398016367</text:p>
              </table:table-cell>
              <table:table-cell office:value-type="float" office:value="155.101497190262">
                <text:p>155.101497190262</text:p>
              </table:table-cell>
              <table:table-cell office:value-type="float" office:value="83.1366642314739">
                <text:p>83.1366642314739</text:p>
              </table:table-cell>
              <table:table-cell office:value-type="float" office:value="1464.18947511056">
                <text:p>1464.189475110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.803103802169">
                <text:p>300.803103802169</text:p>
              </table:table-cell>
              <table:table-cell office:value-type="float" office:value="157.141996448949">
                <text:p>157.141996448949</text:p>
              </table:table-cell>
              <table:table-cell office:value-type="float" office:value="80.2935116917098">
                <text:p>80.2935116917098</text:p>
              </table:table-cell>
              <table:table-cell office:value-type="float" office:value="1464.61202435945">
                <text:p>1464.612024359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4.587728322485">
                <text:p>304.587728322485</text:p>
              </table:table-cell>
              <table:table-cell office:value-type="float" office:value="160.326887310967">
                <text:p>160.326887310967</text:p>
              </table:table-cell>
              <table:table-cell office:value-type="float" office:value="78.6145893221774">
                <text:p>78.6145893221774</text:p>
              </table:table-cell>
              <table:table-cell office:value-type="float" office:value="1485.90385763489">
                <text:p>1485.90385763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5.56263058327">
                <text:p>305.56263058327</text:p>
              </table:table-cell>
              <table:table-cell office:value-type="float" office:value="162.321277373566">
                <text:p>162.321277373566</text:p>
              </table:table-cell>
              <table:table-cell office:value-type="float" office:value="76.7044097842121">
                <text:p>76.7044097842121</text:p>
              </table:table-cell>
              <table:table-cell office:value-type="float" office:value="1486.73487888415">
                <text:p>1486.73487888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1.663722680398">
                <text:p>311.663722680398</text:p>
              </table:table-cell>
              <table:table-cell office:value-type="float" office:value="163.099979156207">
                <text:p>163.099979156207</text:p>
              </table:table-cell>
              <table:table-cell office:value-type="float" office:value="73.223462059572">
                <text:p>73.223462059572</text:p>
              </table:table-cell>
              <table:table-cell office:value-type="float" office:value="1487.41121069881">
                <text:p>1487.411210698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1.422705083624">
                <text:p>311.422705083624</text:p>
              </table:table-cell>
              <table:table-cell office:value-type="float" office:value="162.761315612665">
                <text:p>162.761315612665</text:p>
              </table:table-cell>
              <table:table-cell office:value-type="float" office:value="70.3093258664453">
                <text:p>70.3093258664453</text:p>
              </table:table-cell>
              <table:table-cell office:value-type="float" office:value="1488.05584211914">
                <text:p>1488.05584211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0.913356411713">
                <text:p>310.913356411713</text:p>
              </table:table-cell>
              <table:table-cell office:value-type="float" office:value="163.108126896751">
                <text:p>163.108126896751</text:p>
              </table:table-cell>
              <table:table-cell office:value-type="float" office:value="69.2663159337125">
                <text:p>69.2663159337125</text:p>
              </table:table-cell>
              <table:table-cell office:value-type="float" office:value="1488.45397157097">
                <text:p>1488.45397157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2.746824429186">
                <text:p>312.746824429186</text:p>
              </table:table-cell>
              <table:table-cell office:value-type="float" office:value="163.646486016341">
                <text:p>163.646486016341</text:p>
              </table:table-cell>
              <table:table-cell office:value-type="float" office:value="67.7322803375678">
                <text:p>67.7322803375678</text:p>
              </table:table-cell>
              <table:table-cell office:value-type="float" office:value="1488.68732085526">
                <text:p>1488.687320855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5.146678526886">
                <text:p>315.146678526886</text:p>
              </table:table-cell>
              <table:table-cell office:value-type="float" office:value="163.658783406159">
                <text:p>163.658783406159</text:p>
              </table:table-cell>
              <table:table-cell office:value-type="float" office:value="66.4231919343303">
                <text:p>66.4231919343303</text:p>
              </table:table-cell>
              <table:table-cell office:value-type="float" office:value="1489.90675919268">
                <text:p>1489.90675919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9.91724320289">
                <text:p>309.91724320289</text:p>
              </table:table-cell>
              <table:table-cell office:value-type="float" office:value="162.36557272695">
                <text:p>162.36557272695</text:p>
              </table:table-cell>
              <table:table-cell office:value-type="float" office:value="65.0881553453031">
                <text:p>65.0881553453031</text:p>
              </table:table-cell>
              <table:table-cell office:value-type="float" office:value="1490.6573783607">
                <text:p>1490.6573783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1.499994734062">
                <text:p>301.499994734062</text:p>
              </table:table-cell>
              <table:table-cell office:value-type="float" office:value="158.397254680323">
                <text:p>158.397254680323</text:p>
              </table:table-cell>
              <table:table-cell office:value-type="float" office:value="63.5132412749455">
                <text:p>63.5132412749455</text:p>
              </table:table-cell>
              <table:table-cell office:value-type="float" office:value="1491.12703125751">
                <text:p>1491.127031257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1.337232862893">
                <text:p>301.337232862893</text:p>
              </table:table-cell>
              <table:table-cell office:value-type="float" office:value="155.614551644357">
                <text:p>155.614551644357</text:p>
              </table:table-cell>
              <table:table-cell office:value-type="float" office:value="62.1758091197939">
                <text:p>62.1758091197939</text:p>
              </table:table-cell>
              <table:table-cell office:value-type="float" office:value="1491.59322297123">
                <text:p>1491.59322297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3.662466409719">
                <text:p>303.662466409719</text:p>
              </table:table-cell>
              <table:table-cell office:value-type="float" office:value="149.23920858133">
                <text:p>149.23920858133</text:p>
              </table:table-cell>
              <table:table-cell office:value-type="float" office:value="60.4231487101483">
                <text:p>60.4231487101483</text:p>
              </table:table-cell>
              <table:table-cell office:value-type="float" office:value="1491.78346674152">
                <text:p>1491.783466741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6.967302382351">
                <text:p>306.967302382351</text:p>
              </table:table-cell>
              <table:table-cell office:value-type="float" office:value="141.214908797555">
                <text:p>141.214908797555</text:p>
              </table:table-cell>
              <table:table-cell office:value-type="float" office:value="59.3871006533794">
                <text:p>59.3871006533794</text:p>
              </table:table-cell>
              <table:table-cell office:value-type="float" office:value="1492.07808841336">
                <text:p>1492.078088413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8.076235855786">
                <text:p>308.076235855786</text:p>
              </table:table-cell>
              <table:table-cell office:value-type="float" office:value="138.301331500797">
                <text:p>138.301331500797</text:p>
              </table:table-cell>
              <table:table-cell office:value-type="float" office:value="58.6737542150991">
                <text:p>58.6737542150991</text:p>
              </table:table-cell>
              <table:table-cell office:value-type="float" office:value="1492.26715352923">
                <text:p>1492.267153529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.440365365391">
                <text:p>311.440365365391</text:p>
              </table:table-cell>
              <table:table-cell office:value-type="float" office:value="134.768276840153">
                <text:p>134.768276840153</text:p>
              </table:table-cell>
              <table:table-cell office:value-type="float" office:value="56.716816978239">
                <text:p>56.716816978239</text:p>
              </table:table-cell>
              <table:table-cell office:value-type="float" office:value="1492.44100399394">
                <text:p>1492.441003993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3.628954445642">
                <text:p>313.628954445642</text:p>
              </table:table-cell>
              <table:table-cell office:value-type="float" office:value="131.331426653381">
                <text:p>131.331426653381</text:p>
              </table:table-cell>
              <table:table-cell office:value-type="float" office:value="54.3303518695934">
                <text:p>54.3303518695934</text:p>
              </table:table-cell>
              <table:table-cell office:value-type="float" office:value="1492.96323854501">
                <text:p>1492.96323854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2.686350301298">
                <text:p>312.686350301298</text:p>
              </table:table-cell>
              <table:table-cell office:value-type="float" office:value="128.446366801536">
                <text:p>128.446366801536</text:p>
              </table:table-cell>
              <table:table-cell office:value-type="float" office:value="53.654071335333">
                <text:p>53.654071335333</text:p>
              </table:table-cell>
              <table:table-cell office:value-type="float" office:value="1493.58273823149">
                <text:p>1493.582738231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3.198449200846">
                <text:p>303.198449200846</text:p>
              </table:table-cell>
              <table:table-cell office:value-type="float" office:value="122.609031888648">
                <text:p>122.609031888648</text:p>
              </table:table-cell>
              <table:table-cell office:value-type="float" office:value="52.8340244352602">
                <text:p>52.8340244352602</text:p>
              </table:table-cell>
              <table:table-cell office:value-type="float" office:value="1494.26751998879">
                <text:p>1494.267519988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0.726047458523">
                <text:p>290.726047458523</text:p>
              </table:table-cell>
              <table:table-cell office:value-type="float" office:value="123.479637019472">
                <text:p>123.479637019472</text:p>
              </table:table-cell>
              <table:table-cell office:value-type="float" office:value="52.9779328623344">
                <text:p>52.9779328623344</text:p>
              </table:table-cell>
              <table:table-cell office:value-type="float" office:value="1494.55801874102">
                <text:p>1494.55801874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9.765780464187">
                <text:p>289.765780464187</text:p>
              </table:table-cell>
              <table:table-cell office:value-type="float" office:value="123.056485222759">
                <text:p>123.056485222759</text:p>
              </table:table-cell>
              <table:table-cell office:value-type="float" office:value="52.3920433055958">
                <text:p>52.3920433055958</text:p>
              </table:table-cell>
              <table:table-cell office:value-type="float" office:value="1494.71061555361">
                <text:p>1494.710615553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3.845911557193">
                <text:p>283.845911557193</text:p>
              </table:table-cell>
              <table:table-cell office:value-type="float" office:value="124.466454060543">
                <text:p>124.466454060543</text:p>
              </table:table-cell>
              <table:table-cell office:value-type="float" office:value="51.8672942261911">
                <text:p>51.8672942261911</text:p>
              </table:table-cell>
              <table:table-cell office:value-type="float" office:value="1495.2450284198">
                <text:p>1495.24502841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5.377475855039">
                <text:p>285.377475855039</text:p>
              </table:table-cell>
              <table:table-cell office:value-type="float" office:value="124.406279584726">
                <text:p>124.406279584726</text:p>
              </table:table-cell>
              <table:table-cell office:value-type="float" office:value="51.4839091603674">
                <text:p>51.4839091603674</text:p>
              </table:table-cell>
              <table:table-cell office:value-type="float" office:value="1495.59778734425">
                <text:p>1495.59778734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6.352794426789">
                <text:p>286.352794426789</text:p>
              </table:table-cell>
              <table:table-cell office:value-type="float" office:value="124.184467642487">
                <text:p>124.184467642487</text:p>
              </table:table-cell>
              <table:table-cell office:value-type="float" office:value="50.3413827533989">
                <text:p>50.3413827533989</text:p>
              </table:table-cell>
              <table:table-cell office:value-type="float" office:value="1496.01621267924">
                <text:p>1496.016212679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6.352794426789">
                <text:p>286.352794426789</text:p>
              </table:table-cell>
              <table:table-cell office:value-type="float" office:value="124.004966269029">
                <text:p>124.004966269029</text:p>
              </table:table-cell>
              <table:table-cell office:value-type="float" office:value="50.5400402623251">
                <text:p>50.5400402623251</text:p>
              </table:table-cell>
              <table:table-cell office:value-type="float" office:value="1496.28623497692">
                <text:p>1496.286234976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7.332650642167">
                <text:p>287.332650642167</text:p>
              </table:table-cell>
              <table:table-cell office:value-type="float" office:value="123.885730836612">
                <text:p>123.885730836612</text:p>
              </table:table-cell>
              <table:table-cell office:value-type="float" office:value="50.0181490305627">
                <text:p>50.0181490305627</text:p>
              </table:table-cell>
              <table:table-cell office:value-type="float" office:value="1496.63530140957">
                <text:p>1496.635301409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90.051910173832">
                <text:p>290.051910173832</text:p>
              </table:table-cell>
              <table:table-cell office:value-type="float" office:value="125.287860973244">
                <text:p>125.287860973244</text:p>
              </table:table-cell>
              <table:table-cell office:value-type="float" office:value="49.5878393695643">
                <text:p>49.5878393695643</text:p>
              </table:table-cell>
              <table:table-cell office:value-type="float" office:value="1536.45475383152">
                <text:p>1536.454753831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1.568177288916">
                <text:p>291.568177288916</text:p>
              </table:table-cell>
              <table:table-cell office:value-type="float" office:value="125.236885188438">
                <text:p>125.236885188438</text:p>
              </table:table-cell>
              <table:table-cell office:value-type="float" office:value="49.9156033317006">
                <text:p>49.9156033317006</text:p>
              </table:table-cell>
              <table:table-cell office:value-type="float" office:value="1535.33443767414">
                <text:p>1535.334437674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1.883477692731">
                <text:p>291.883477692731</text:p>
              </table:table-cell>
              <table:table-cell office:value-type="float" office:value="125.116819067657">
                <text:p>125.116819067657</text:p>
              </table:table-cell>
              <table:table-cell office:value-type="float" office:value="49.3818176395448">
                <text:p>49.3818176395448</text:p>
              </table:table-cell>
              <table:table-cell office:value-type="float" office:value="1533.34557836187">
                <text:p>1533.34557836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7.353105694483">
                <text:p>297.353105694483</text:p>
              </table:table-cell>
              <table:table-cell office:value-type="float" office:value="125.637259802492">
                <text:p>125.637259802492</text:p>
              </table:table-cell>
              <table:table-cell office:value-type="float" office:value="49.6315783622666">
                <text:p>49.6315783622666</text:p>
              </table:table-cell>
              <table:table-cell office:value-type="float" office:value="1533.34557836187">
                <text:p>1533.345578361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9.003384646513">
                <text:p>299.003384646513</text:p>
              </table:table-cell>
              <table:table-cell office:value-type="float" office:value="125.355398005081">
                <text:p>125.355398005081</text:p>
              </table:table-cell>
              <table:table-cell office:value-type="float" office:value="50.9450368896525">
                <text:p>50.9450368896525</text:p>
              </table:table-cell>
              <table:table-cell office:value-type="float" office:value="1532.90469384247">
                <text:p>1532.904693842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1.839208514059">
                <text:p>301.839208514059</text:p>
              </table:table-cell>
              <table:table-cell office:value-type="float" office:value="129.13450104193">
                <text:p>129.13450104193</text:p>
              </table:table-cell>
              <table:table-cell office:value-type="float" office:value="50.9450368896525">
                <text:p>50.9450368896525</text:p>
              </table:table-cell>
              <table:table-cell office:value-type="float" office:value="1532.90469384247">
                <text:p>1532.904693842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02.76664978331">
                <text:p>302.76664978331</text:p>
              </table:table-cell>
              <table:table-cell office:value-type="float" office:value="131.287466459543">
                <text:p>131.287466459543</text:p>
              </table:table-cell>
              <table:table-cell office:value-type="float" office:value="50.9273886408501">
                <text:p>50.9273886408501</text:p>
              </table:table-cell>
              <table:table-cell office:value-type="float" office:value="1532.331429595">
                <text:p>1532.3314295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2.76664978331">
                <text:p>302.76664978331</text:p>
              </table:table-cell>
              <table:table-cell office:value-type="float" office:value="132.243639275516">
                <text:p>132.243639275516</text:p>
              </table:table-cell>
              <table:table-cell office:value-type="float" office:value="51.0478704441091">
                <text:p>51.0478704441091</text:p>
              </table:table-cell>
              <table:table-cell office:value-type="float" office:value="1532.331429595">
                <text:p>1532.3314295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8.528379107358">
                <text:p>298.528379107358</text:p>
              </table:table-cell>
              <table:table-cell office:value-type="float" office:value="132.003349525906">
                <text:p>132.003349525906</text:p>
              </table:table-cell>
              <table:table-cell office:value-type="float" office:value="51.0043738867429">
                <text:p>51.0043738867429</text:p>
              </table:table-cell>
              <table:table-cell office:value-type="float" office:value="1532.04814529905">
                <text:p>1532.048145299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1.954931872105">
                <text:p>301.954931872105</text:p>
              </table:table-cell>
              <table:table-cell office:value-type="float" office:value="132.357944278633">
                <text:p>132.357944278633</text:p>
              </table:table-cell>
              <table:table-cell office:value-type="float" office:value="50.3765475317087">
                <text:p>50.3765475317087</text:p>
              </table:table-cell>
              <table:table-cell office:value-type="float" office:value="1551.7705890776">
                <text:p>1551.77058907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6.82022285362">
                <text:p>296.82022285362</text:p>
              </table:table-cell>
              <table:table-cell office:value-type="float" office:value="132.006184918061">
                <text:p>132.006184918061</text:p>
              </table:table-cell>
              <table:table-cell office:value-type="float" office:value="49.596024205399">
                <text:p>49.596024205399</text:p>
              </table:table-cell>
              <table:table-cell office:value-type="float" office:value="1551.7705890776">
                <text:p>1551.77058907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1.506509517724">
                <text:p>291.506509517724</text:p>
              </table:table-cell>
              <table:table-cell office:value-type="float" office:value="130.98403211503">
                <text:p>130.98403211503</text:p>
              </table:table-cell>
              <table:table-cell office:value-type="float" office:value="49.8088004425915">
                <text:p>49.8088004425915</text:p>
              </table:table-cell>
              <table:table-cell office:value-type="float" office:value="1550.46201839671">
                <text:p>1550.462018396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6.736335761082">
                <text:p>286.736335761082</text:p>
              </table:table-cell>
              <table:table-cell office:value-type="float" office:value="130.127544086188">
                <text:p>130.127544086188</text:p>
              </table:table-cell>
              <table:table-cell office:value-type="float" office:value="49.1702936856361">
                <text:p>49.1702936856361</text:p>
              </table:table-cell>
              <table:table-cell office:value-type="float" office:value="1549.63364662061">
                <text:p>1549.633646620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1.311503577439">
                <text:p>291.311503577439</text:p>
              </table:table-cell>
              <table:table-cell office:value-type="float" office:value="130.589045829628">
                <text:p>130.589045829628</text:p>
              </table:table-cell>
              <table:table-cell office:value-type="float" office:value="48.8027615690926">
                <text:p>48.8027615690926</text:p>
              </table:table-cell>
              <table:table-cell office:value-type="float" office:value="1549.03730132286">
                <text:p>1549.037301322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1.885377296956">
                <text:p>291.885377296956</text:p>
              </table:table-cell>
              <table:table-cell office:value-type="float" office:value="127.084601069461">
                <text:p>127.084601069461</text:p>
              </table:table-cell>
              <table:table-cell office:value-type="float" office:value="48.3077140693509">
                <text:p>48.3077140693509</text:p>
              </table:table-cell>
              <table:table-cell office:value-type="float" office:value="1547.98795572187">
                <text:p>1547.98795572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.71481225207">
                <text:p>288.71481225207</text:p>
              </table:table-cell>
              <table:table-cell office:value-type="float" office:value="127.696565422073">
                <text:p>127.696565422073</text:p>
              </table:table-cell>
              <table:table-cell office:value-type="float" office:value="48.4099571016029">
                <text:p>48.4099571016029</text:p>
              </table:table-cell>
              <table:table-cell office:value-type="float" office:value="1547.20402379301">
                <text:p>1547.204023793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0.213242368512">
                <text:p>290.213242368512</text:p>
              </table:table-cell>
              <table:table-cell office:value-type="float" office:value="126.531563934107">
                <text:p>126.531563934107</text:p>
              </table:table-cell>
              <table:table-cell office:value-type="float" office:value="48.5646425040164">
                <text:p>48.5646425040164</text:p>
              </table:table-cell>
              <table:table-cell office:value-type="float" office:value="1546.38835435953">
                <text:p>1546.388354359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0.213242368512">
                <text:p>290.213242368512</text:p>
              </table:table-cell>
              <table:table-cell office:value-type="float" office:value="127.142067797664">
                <text:p>127.142067797664</text:p>
              </table:table-cell>
              <table:table-cell office:value-type="float" office:value="48.9698191455594">
                <text:p>48.9698191455594</text:p>
              </table:table-cell>
              <table:table-cell office:value-type="float" office:value="1545.12735157979">
                <text:p>1545.127351579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1.707949534388">
                <text:p>291.707949534388</text:p>
              </table:table-cell>
              <table:table-cell office:value-type="float" office:value="127.086198397195">
                <text:p>127.086198397195</text:p>
              </table:table-cell>
              <table:table-cell office:value-type="float" office:value="48.5270899382307">
                <text:p>48.5270899382307</text:p>
              </table:table-cell>
              <table:table-cell office:value-type="float" office:value="1544.902046064">
                <text:p>1544.9020460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2.449505243005">
                <text:p>292.449505243005</text:p>
              </table:table-cell>
              <table:table-cell office:value-type="float" office:value="127.70215718306">
                <text:p>127.70215718306</text:p>
              </table:table-cell>
              <table:table-cell office:value-type="float" office:value="48.3685481873053">
                <text:p>48.3685481873053</text:p>
              </table:table-cell>
              <table:table-cell office:value-type="float" office:value="1544.07118499732">
                <text:p>1544.071184997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2.449505243005">
                <text:p>292.449505243005</text:p>
              </table:table-cell>
              <table:table-cell office:value-type="float" office:value="127.590198244416">
                <text:p>127.590198244416</text:p>
              </table:table-cell>
              <table:table-cell office:value-type="float" office:value="47.5142568826864">
                <text:p>47.5142568826864</text:p>
              </table:table-cell>
              <table:table-cell office:value-type="float" office:value="1543.84055914735">
                <text:p>1543.840559147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92.267552322785">
                <text:p>292.267552322785</text:p>
              </table:table-cell>
              <table:table-cell office:value-type="float" office:value="128.084220792994">
                <text:p>128.084220792994</text:p>
              </table:table-cell>
              <table:table-cell office:value-type="float" office:value="46.5816762612501">
                <text:p>46.5816762612501</text:p>
              </table:table-cell>
              <table:table-cell office:value-type="float" office:value="1543.21182244032">
                <text:p>1543.21182244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1.706821443307">
                <text:p>291.706821443307</text:p>
              </table:table-cell>
              <table:table-cell office:value-type="float" office:value="129.178815768386">
                <text:p>129.178815768386</text:p>
              </table:table-cell>
              <table:table-cell office:value-type="float" office:value="45.6499819537567">
                <text:p>45.6499819537567</text:p>
              </table:table-cell>
              <table:table-cell office:value-type="float" office:value="1542.97480521591">
                <text:p>1542.974805215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1.333677903474">
                <text:p>291.333677903474</text:p>
              </table:table-cell>
              <table:table-cell office:value-type="float" office:value="129.178815768386">
                <text:p>129.178815768386</text:p>
              </table:table-cell>
              <table:table-cell office:value-type="float" office:value="44.9390044013318">
                <text:p>44.9390044013318</text:p>
              </table:table-cell>
              <table:table-cell office:value-type="float" office:value="1542.39546846212">
                <text:p>1542.395468462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0.61236587898">
                <text:p>290.61236587898</text:p>
              </table:table-cell>
              <table:table-cell office:value-type="float" office:value="129.066286192799">
                <text:p>129.066286192799</text:p>
              </table:table-cell>
              <table:table-cell office:value-type="float" office:value="44.5434353302112">
                <text:p>44.5434353302112</text:p>
              </table:table-cell>
              <table:table-cell office:value-type="float" office:value="1541.9983037775">
                <text:p>1541.99830377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2.276298232135">
                <text:p>292.276298232135</text:p>
              </table:table-cell>
              <table:table-cell office:value-type="float" office:value="127.515644591733">
                <text:p>127.515644591733</text:p>
              </table:table-cell>
              <table:table-cell office:value-type="float" office:value="43.7192949788313">
                <text:p>43.7192949788313</text:p>
              </table:table-cell>
              <table:table-cell office:value-type="float" office:value="1541.1592204558">
                <text:p>1541.15922045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3.037730650488">
                <text:p>293.037730650488</text:p>
              </table:table-cell>
              <table:table-cell office:value-type="float" office:value="125.06725596196">
                <text:p>125.06725596196</text:p>
              </table:table-cell>
              <table:table-cell office:value-type="float" office:value="43.2965153309862">
                <text:p>43.2965153309862</text:p>
              </table:table-cell>
              <table:table-cell office:value-type="float" office:value="1540.08049508764">
                <text:p>1540.08049508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5.937231645893">
                <text:p>295.937231645893</text:p>
              </table:table-cell>
              <table:table-cell office:value-type="float" office:value="124.000895882607">
                <text:p>124.000895882607</text:p>
              </table:table-cell>
              <table:table-cell office:value-type="float" office:value="42.5041299923873">
                <text:p>42.5041299923873</text:p>
              </table:table-cell>
              <table:table-cell office:value-type="float" office:value="1556.06698813677">
                <text:p>1556.066988136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7.196121541895">
                <text:p>297.196121541895</text:p>
              </table:table-cell>
              <table:table-cell office:value-type="float" office:value="124.469622530959">
                <text:p>124.469622530959</text:p>
              </table:table-cell>
              <table:table-cell office:value-type="float" office:value="42.0916295800016">
                <text:p>42.0916295800016</text:p>
              </table:table-cell>
              <table:table-cell office:value-type="float" office:value="1555.20377000284">
                <text:p>1555.203770002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8.456898500447">
                <text:p>298.456898500447</text:p>
              </table:table-cell>
              <table:table-cell office:value-type="float" office:value="125.568353342584">
                <text:p>125.568353342584</text:p>
              </table:table-cell>
              <table:table-cell office:value-type="float" office:value="41.5447636132583">
                <text:p>41.5447636132583</text:p>
              </table:table-cell>
              <table:table-cell office:value-type="float" office:value="1555.66879126979">
                <text:p>1555.668791269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8.628960835109">
                <text:p>298.628960835109</text:p>
              </table:table-cell>
              <table:table-cell office:value-type="float" office:value="126.625135027816">
                <text:p>126.625135027816</text:p>
              </table:table-cell>
              <table:table-cell office:value-type="float" office:value="40.8023726792327">
                <text:p>40.8023726792327</text:p>
              </table:table-cell>
              <table:table-cell office:value-type="float" office:value="1554.82239246352">
                <text:p>1554.822392463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9.331011159073">
                <text:p>299.331011159073</text:p>
              </table:table-cell>
              <table:table-cell office:value-type="float" office:value="126.373840874889">
                <text:p>126.373840874889</text:p>
              </table:table-cell>
              <table:table-cell office:value-type="float" office:value="40.2630535170592">
                <text:p>40.2630535170592</text:p>
              </table:table-cell>
              <table:table-cell office:value-type="float" office:value="1553.7941061735">
                <text:p>1553.7941061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.299758539547">
                <text:p>299.299758539547</text:p>
              </table:table-cell>
              <table:table-cell office:value-type="float" office:value="127.311845775595">
                <text:p>127.311845775595</text:p>
              </table:table-cell>
              <table:table-cell office:value-type="float" office:value="39.5604230252513">
                <text:p>39.5604230252513</text:p>
              </table:table-cell>
              <table:table-cell office:value-type="float" office:value="1553.7941061735">
                <text:p>1553.79410617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.557506177438">
                <text:p>300.557506177438</text:p>
              </table:table-cell>
              <table:table-cell office:value-type="float" office:value="127.891432476229">
                <text:p>127.891432476229</text:p>
              </table:table-cell>
              <table:table-cell office:value-type="float" office:value="39.2493979947645">
                <text:p>39.2493979947645</text:p>
              </table:table-cell>
              <table:table-cell office:value-type="float" office:value="1553.7941061735">
                <text:p>1553.7941061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7.088690122017">
                <text:p>297.088690122017</text:p>
              </table:table-cell>
              <table:table-cell office:value-type="float" office:value="127.328288462274">
                <text:p>127.328288462274</text:p>
              </table:table-cell>
              <table:table-cell office:value-type="float" office:value="38.7106431030402">
                <text:p>38.7106431030402</text:p>
              </table:table-cell>
              <table:table-cell office:value-type="float" office:value="1552.84313063064">
                <text:p>1552.843130630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6.851396452402">
                <text:p>296.851396452402</text:p>
              </table:table-cell>
              <table:table-cell office:value-type="float" office:value="125.540621307318">
                <text:p>125.540621307318</text:p>
              </table:table-cell>
              <table:table-cell office:value-type="float" office:value="38.1925482209732">
                <text:p>38.1925482209732</text:p>
              </table:table-cell>
              <table:table-cell office:value-type="float" office:value="1552.04466947109">
                <text:p>1552.044669471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8.570455795943">
                <text:p>298.570455795943</text:p>
              </table:table-cell>
              <table:table-cell office:value-type="float" office:value="123.092811877316">
                <text:p>123.092811877316</text:p>
              </table:table-cell>
              <table:table-cell office:value-type="float" office:value="37.6928407822618">
                <text:p>37.6928407822618</text:p>
              </table:table-cell>
              <table:table-cell office:value-type="float" office:value="1551.56346977638">
                <text:p>1551.563469776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.174701285648">
                <text:p>299.174701285648</text:p>
              </table:table-cell>
              <table:table-cell office:value-type="float" office:value="121.404395157687">
                <text:p>121.404395157687</text:p>
              </table:table-cell>
              <table:table-cell office:value-type="float" office:value="37.9471354816547">
                <text:p>37.9471354816547</text:p>
              </table:table-cell>
              <table:table-cell office:value-type="float" office:value="1550.27922497995">
                <text:p>1550.279224979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7.841803105051">
                <text:p>297.841803105051</text:p>
              </table:table-cell>
              <table:table-cell office:value-type="float" office:value="122.94482889906">
                <text:p>122.94482889906</text:p>
              </table:table-cell>
              <table:table-cell office:value-type="float" office:value="38.0630270325878">
                <text:p>38.0630270325878</text:p>
              </table:table-cell>
              <table:table-cell office:value-type="float" office:value="1549.32653182285">
                <text:p>1549.326531822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4.000820183344">
                <text:p>294.000820183344</text:p>
              </table:table-cell>
              <table:table-cell office:value-type="float" office:value="121.686466871565">
                <text:p>121.686466871565</text:p>
              </table:table-cell>
              <table:table-cell office:value-type="float" office:value="37.7501073521472">
                <text:p>37.7501073521472</text:p>
              </table:table-cell>
              <table:table-cell office:value-type="float" office:value="1548.86604850462">
                <text:p>1548.866048504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4.708132428689">
                <text:p>294.708132428689</text:p>
              </table:table-cell>
              <table:table-cell office:value-type="float" office:value="120.503949779002">
                <text:p>120.503949779002</text:p>
              </table:table-cell>
              <table:table-cell office:value-type="float" office:value="37.566712765978">
                <text:p>37.566712765978</text:p>
              </table:table-cell>
              <table:table-cell office:value-type="float" office:value="1548.40042601958">
                <text:p>1548.400426019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5.380111711162">
                <text:p>295.380111711162</text:p>
              </table:table-cell>
              <table:table-cell office:value-type="float" office:value="120.949800503329">
                <text:p>120.949800503329</text:p>
              </table:table-cell>
              <table:table-cell office:value-type="float" office:value="37.7565742594791">
                <text:p>37.7565742594791</text:p>
              </table:table-cell>
              <table:table-cell office:value-type="float" office:value="1548.40042601958">
                <text:p>1548.400426019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6.053818301759">
                <text:p>296.053818301759</text:p>
              </table:table-cell>
              <table:table-cell office:value-type="float" office:value="120.832242017161">
                <text:p>120.832242017161</text:p>
              </table:table-cell>
              <table:table-cell office:value-type="float" office:value="37.6948733911272">
                <text:p>37.6948733911272</text:p>
              </table:table-cell>
              <table:table-cell office:value-type="float" office:value="1548.27667775938">
                <text:p>1548.276677759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5.879321455078">
                <text:p>295.879321455078</text:p>
              </table:table-cell>
              <table:table-cell office:value-type="float" office:value="119.377073072432">
                <text:p>119.377073072432</text:p>
              </table:table-cell>
              <table:table-cell office:value-type="float" office:value="37.6896207692342">
                <text:p>37.6896207692342</text:p>
              </table:table-cell>
              <table:table-cell office:value-type="float" office:value="1548.08411398179">
                <text:p>1548.084113981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6.036558840394">
                <text:p>296.036558840394</text:p>
              </table:table-cell>
              <table:table-cell office:value-type="float" office:value="116.554733907406">
                <text:p>116.554733907406</text:p>
              </table:table-cell>
              <table:table-cell office:value-type="float" office:value="37.5803191152409">
                <text:p>37.5803191152409</text:p>
              </table:table-cell>
              <table:table-cell office:value-type="float" office:value="1547.43577188355">
                <text:p>1547.435771883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7.056587756945">
                <text:p>297.056587756945</text:p>
              </table:table-cell>
              <table:table-cell office:value-type="float" office:value="115.459626045505">
                <text:p>115.459626045505</text:p>
              </table:table-cell>
              <table:table-cell office:value-type="float" office:value="37.3668123471515">
                <text:p>37.3668123471515</text:p>
              </table:table-cell>
              <table:table-cell office:value-type="float" office:value="1547.09011159307">
                <text:p>1547.090111593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7.57104789472">
                <text:p>297.57104789472</text:p>
              </table:table-cell>
              <table:table-cell office:value-type="float" office:value="117.285997019906">
                <text:p>117.285997019906</text:p>
              </table:table-cell>
              <table:table-cell office:value-type="float" office:value="37.3354248402859">
                <text:p>37.3354248402859</text:p>
              </table:table-cell>
              <table:table-cell office:value-type="float" office:value="1547.00948047714">
                <text:p>1547.00948047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7.749605069863">
                <text:p>297.749605069863</text:p>
              </table:table-cell>
              <table:table-cell office:value-type="float" office:value="117.842783759079">
                <text:p>117.842783759079</text:p>
              </table:table-cell>
              <table:table-cell office:value-type="float" office:value="37.255852543026">
                <text:p>37.255852543026</text:p>
              </table:table-cell>
              <table:table-cell office:value-type="float" office:value="1567.51338467237">
                <text:p>1567.513384672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7.933654687396">
                <text:p>297.933654687396</text:p>
              </table:table-cell>
              <table:table-cell office:value-type="float" office:value="119.106025486662">
                <text:p>119.106025486662</text:p>
              </table:table-cell>
              <table:table-cell office:value-type="float" office:value="37.1742539604898">
                <text:p>37.1742539604898</text:p>
              </table:table-cell>
              <table:table-cell office:value-type="float" office:value="1567.03839382564">
                <text:p>1567.038393825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01.136179366959">
                <text:p>301.136179366959</text:p>
              </table:table-cell>
              <table:table-cell office:value-type="float" office:value="118.401547024662">
                <text:p>118.401547024662</text:p>
              </table:table-cell>
              <table:table-cell office:value-type="float" office:value="37.0182909388985">
                <text:p>37.0182909388985</text:p>
              </table:table-cell>
              <table:table-cell office:value-type="float" office:value="1567.03839382564">
                <text:p>1567.038393825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2.779693127545">
                <text:p>302.779693127545</text:p>
              </table:table-cell>
              <table:table-cell office:value-type="float" office:value="117.750677447172">
                <text:p>117.750677447172</text:p>
              </table:table-cell>
              <table:table-cell office:value-type="float" office:value="37.2969113798808">
                <text:p>37.2969113798808</text:p>
              </table:table-cell>
              <table:table-cell office:value-type="float" office:value="1566.38803288739">
                <text:p>1566.388032887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2.756317970522">
                <text:p>302.756317970522</text:p>
              </table:table-cell>
              <table:table-cell office:value-type="float" office:value="117.161516046499">
                <text:p>117.161516046499</text:p>
              </table:table-cell>
              <table:table-cell office:value-type="float" office:value="37.0881741965055">
                <text:p>37.0881741965055</text:p>
              </table:table-cell>
              <table:table-cell office:value-type="float" office:value="1565.65352740293">
                <text:p>1565.653527402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04.288581180993">
                <text:p>304.288581180993</text:p>
              </table:table-cell>
              <table:table-cell office:value-type="float" office:value="118.030705680939">
                <text:p>118.030705680939</text:p>
              </table:table-cell>
              <table:table-cell office:value-type="float" office:value="36.9021112987198">
                <text:p>36.9021112987198</text:p>
              </table:table-cell>
              <table:table-cell office:value-type="float" office:value="1623.40393525314">
                <text:p>1623.403935253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04.60103426832">
                <text:p>304.60103426832</text:p>
              </table:table-cell>
              <table:table-cell office:value-type="float" office:value="117.948671186371">
                <text:p>117.948671186371</text:p>
              </table:table-cell>
              <table:table-cell office:value-type="float" office:value="36.5641798197886">
                <text:p>36.5641798197886</text:p>
              </table:table-cell>
              <table:table-cell office:value-type="float" office:value="1621.3265616416">
                <text:p>1621.32656164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05.722561225062">
                <text:p>305.722561225062</text:p>
              </table:table-cell>
              <table:table-cell office:value-type="float" office:value="117.664030069519">
                <text:p>117.664030069519</text:p>
              </table:table-cell>
              <table:table-cell office:value-type="float" office:value="36.5925410940042">
                <text:p>36.5925410940042</text:p>
              </table:table-cell>
              <table:table-cell office:value-type="float" office:value="1628.72323634198">
                <text:p>1628.723236341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5.722561225062">
                <text:p>305.722561225062</text:p>
              </table:table-cell>
              <table:table-cell office:value-type="float" office:value="116.710959537519">
                <text:p>116.710959537519</text:p>
              </table:table-cell>
              <table:table-cell office:value-type="float" office:value="36.4719324204727">
                <text:p>36.4719324204727</text:p>
              </table:table-cell>
              <table:table-cell office:value-type="float" office:value="1663.69264765252">
                <text:p>1663.692647652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07.059646370421">
                <text:p>307.059646370421</text:p>
              </table:table-cell>
              <table:table-cell office:value-type="float" office:value="114.797792641517">
                <text:p>114.797792641517</text:p>
              </table:table-cell>
              <table:table-cell office:value-type="float" office:value="35.8773249181368">
                <text:p>35.8773249181368</text:p>
              </table:table-cell>
              <table:table-cell office:value-type="float" office:value="1682.26921917599">
                <text:p>1682.26921917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8.239682508958">
                <text:p>308.239682508958</text:p>
              </table:table-cell>
              <table:table-cell office:value-type="float" office:value="112.757878042111">
                <text:p>112.757878042111</text:p>
              </table:table-cell>
              <table:table-cell office:value-type="float" office:value="35.5211315187485">
                <text:p>35.5211315187485</text:p>
              </table:table-cell>
              <table:table-cell office:value-type="float" office:value="1679.11891221439">
                <text:p>1679.118912214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3.373772740276">
                <text:p>303.373772740276</text:p>
              </table:table-cell>
              <table:table-cell office:value-type="float" office:value="111.666587913906">
                <text:p>111.666587913906</text:p>
              </table:table-cell>
              <table:table-cell office:value-type="float" office:value="35.1737168280509">
                <text:p>35.1737168280509</text:p>
              </table:table-cell>
              <table:table-cell office:value-type="float" office:value="1676.48038963132">
                <text:p>1676.480389631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8.45693782025">
                <text:p>298.45693782025</text:p>
              </table:table-cell>
              <table:table-cell office:value-type="float" office:value="111.829809782954">
                <text:p>111.829809782954</text:p>
              </table:table-cell>
              <table:table-cell office:value-type="float" office:value="35.1829367448725">
                <text:p>35.1829367448725</text:p>
              </table:table-cell>
              <table:table-cell office:value-type="float" office:value="1714.08779382766">
                <text:p>1714.08779382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9.177876000024">
                <text:p>299.177876000024</text:p>
              </table:table-cell>
              <table:table-cell office:value-type="float" office:value="111.149558138442">
                <text:p>111.149558138442</text:p>
              </table:table-cell>
              <table:table-cell office:value-type="float" office:value="35.208346475513">
                <text:p>35.208346475513</text:p>
              </table:table-cell>
              <table:table-cell office:value-type="float" office:value="1714.08779382766">
                <text:p>1714.087793827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5.885700388069">
                <text:p>315.885700388069</text:p>
              </table:table-cell>
              <table:table-cell office:value-type="float" office:value="111.755935692116">
                <text:p>111.755935692116</text:p>
              </table:table-cell>
              <table:table-cell office:value-type="float" office:value="34.9201738086195">
                <text:p>34.9201738086195</text:p>
              </table:table-cell>
              <table:table-cell office:value-type="float" office:value="1712.36720588938">
                <text:p>1712.367205889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2.759204943211">
                <text:p>312.759204943211</text:p>
              </table:table-cell>
              <table:table-cell office:value-type="float" office:value="111.720566692947">
                <text:p>111.720566692947</text:p>
              </table:table-cell>
              <table:table-cell office:value-type="float" office:value="34.8935321808276">
                <text:p>34.8935321808276</text:p>
              </table:table-cell>
              <table:table-cell office:value-type="float" office:value="1708.57950319218">
                <text:p>1708.57950319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3.139221554674">
                <text:p>313.139221554674</text:p>
              </table:table-cell>
              <table:table-cell office:value-type="float" office:value="112.145569641551">
                <text:p>112.145569641551</text:p>
              </table:table-cell>
              <table:table-cell office:value-type="float" office:value="35.137532584565">
                <text:p>35.137532584565</text:p>
              </table:table-cell>
              <table:table-cell office:value-type="float" office:value="1697.70645418438">
                <text:p>1697.706454184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4.407322985451">
                <text:p>314.407322985451</text:p>
              </table:table-cell>
              <table:table-cell office:value-type="float" office:value="112.145569641551">
                <text:p>112.145569641551</text:p>
              </table:table-cell>
              <table:table-cell office:value-type="float" office:value="34.927639994493">
                <text:p>34.927639994493</text:p>
              </table:table-cell>
              <table:table-cell office:value-type="float" office:value="1690.47556160772">
                <text:p>1690.475561607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9.051080291973">
                <text:p>319.051080291973</text:p>
              </table:table-cell>
              <table:table-cell office:value-type="float" office:value="111.522816448898">
                <text:p>111.522816448898</text:p>
              </table:table-cell>
              <table:table-cell office:value-type="float" office:value="34.8074965237428">
                <text:p>34.8074965237428</text:p>
              </table:table-cell>
              <table:table-cell office:value-type="float" office:value="1685.63095442871">
                <text:p>1685.630954428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8.983598550184">
                <text:p>318.983598550184</text:p>
              </table:table-cell>
              <table:table-cell office:value-type="float" office:value="110.208399455431">
                <text:p>110.208399455431</text:p>
              </table:table-cell>
              <table:table-cell office:value-type="float" office:value="34.6236390660358">
                <text:p>34.6236390660358</text:p>
              </table:table-cell>
              <table:table-cell office:value-type="float" office:value="1677.53486950201">
                <text:p>1677.53486950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8.543604954691">
                <text:p>318.543604954691</text:p>
              </table:table-cell>
              <table:table-cell office:value-type="float" office:value="108.488117932961">
                <text:p>108.488117932961</text:p>
              </table:table-cell>
              <table:table-cell office:value-type="float" office:value="34.4213731087375">
                <text:p>34.4213731087375</text:p>
              </table:table-cell>
              <table:table-cell office:value-type="float" office:value="1672.86468487723">
                <text:p>1672.864684877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6.394949443785">
                <text:p>326.394949443785</text:p>
              </table:table-cell>
              <table:table-cell office:value-type="float" office:value="107.905104014938">
                <text:p>107.905104014938</text:p>
              </table:table-cell>
              <table:table-cell office:value-type="float" office:value="34.434911911255">
                <text:p>34.434911911255</text:p>
              </table:table-cell>
              <table:table-cell office:value-type="float" office:value="1666.92754664043">
                <text:p>1666.927546640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6.246748237667">
                <text:p>326.246748237667</text:p>
              </table:table-cell>
              <table:table-cell office:value-type="float" office:value="108.151252421426">
                <text:p>108.151252421426</text:p>
              </table:table-cell>
              <table:table-cell office:value-type="float" office:value="34.4228107650315">
                <text:p>34.4228107650315</text:p>
              </table:table-cell>
              <table:table-cell office:value-type="float" office:value="1658.29780895685">
                <text:p>1658.297808956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6.789178416474">
                <text:p>326.789178416474</text:p>
              </table:table-cell>
              <table:table-cell office:value-type="float" office:value="106.592798610409">
                <text:p>106.592798610409</text:p>
              </table:table-cell>
              <table:table-cell office:value-type="float" office:value="34.5000285601932">
                <text:p>34.5000285601932</text:p>
              </table:table-cell>
              <table:table-cell office:value-type="float" office:value="1652.72818307255">
                <text:p>1652.728183072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7.585502457646">
                <text:p>327.585502457646</text:p>
              </table:table-cell>
              <table:table-cell office:value-type="float" office:value="104.795157359249">
                <text:p>104.795157359249</text:p>
              </table:table-cell>
              <table:table-cell office:value-type="float" office:value="34.5233924527736">
                <text:p>34.5233924527736</text:p>
              </table:table-cell>
              <table:table-cell office:value-type="float" office:value="1646.68751356864">
                <text:p>1646.687513568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7.573228642168">
                <text:p>327.573228642168</text:p>
              </table:table-cell>
              <table:table-cell office:value-type="float" office:value="104.441511527722">
                <text:p>104.441511527722</text:p>
              </table:table-cell>
              <table:table-cell office:value-type="float" office:value="34.5710454424733">
                <text:p>34.5710454424733</text:p>
              </table:table-cell>
              <table:table-cell office:value-type="float" office:value="1641.72328499054">
                <text:p>1641.723284990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7.509821304924">
                <text:p>327.509821304924</text:p>
              </table:table-cell>
              <table:table-cell office:value-type="float" office:value="105.088489734776">
                <text:p>105.088489734776</text:p>
              </table:table-cell>
              <table:table-cell office:value-type="float" office:value="34.4278278530786">
                <text:p>34.4278278530786</text:p>
              </table:table-cell>
              <table:table-cell office:value-type="float" office:value="1640.43616114064">
                <text:p>1640.436161140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27.374100101296">
                <text:p>327.374100101296</text:p>
              </table:table-cell>
              <table:table-cell office:value-type="float" office:value="105.416165916808">
                <text:p>105.416165916808</text:p>
              </table:table-cell>
              <table:table-cell office:value-type="float" office:value="34.3055448612694">
                <text:p>34.3055448612694</text:p>
              </table:table-cell>
              <table:table-cell office:value-type="float" office:value="1639.03180952923">
                <text:p>1639.031809529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27.015146026181">
                <text:p>327.015146026181</text:p>
              </table:table-cell>
              <table:table-cell office:value-type="float" office:value="105.523959806629">
                <text:p>105.523959806629</text:p>
              </table:table-cell>
              <table:table-cell office:value-type="float" office:value="34.0204086062335">
                <text:p>34.0204086062335</text:p>
              </table:table-cell>
              <table:table-cell office:value-type="float" office:value="1637.74155443394">
                <text:p>1637.741554433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4.857777248296">
                <text:p>324.857777248296</text:p>
              </table:table-cell>
              <table:table-cell office:value-type="float" office:value="105.807731171436">
                <text:p>105.807731171436</text:p>
              </table:table-cell>
              <table:table-cell office:value-type="float" office:value="34.1165864618906">
                <text:p>34.1165864618906</text:p>
              </table:table-cell>
              <table:table-cell office:value-type="float" office:value="1633.01386125654">
                <text:p>1633.013861256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24.219804964965">
                <text:p>324.219804964965</text:p>
              </table:table-cell>
              <table:table-cell office:value-type="float" office:value="105.494869284472">
                <text:p>105.494869284472</text:p>
              </table:table-cell>
              <table:table-cell office:value-type="float" office:value="33.7069996213071">
                <text:p>33.7069996213071</text:p>
              </table:table-cell>
              <table:table-cell office:value-type="float" office:value="1680.95954958225">
                <text:p>1680.959549582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24.790345869578">
                <text:p>324.790345869578</text:p>
              </table:table-cell>
              <table:table-cell office:value-type="float" office:value="105.157143476998">
                <text:p>105.157143476998</text:p>
              </table:table-cell>
              <table:table-cell office:value-type="float" office:value="33.5764121026169">
                <text:p>33.5764121026169</text:p>
              </table:table-cell>
              <table:table-cell office:value-type="float" office:value="1734.06335407229">
                <text:p>1734.063354072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2.490349418653">
                <text:p>332.490349418653</text:p>
              </table:table-cell>
              <table:table-cell office:value-type="float" office:value="105.247068356899">
                <text:p>105.247068356899</text:p>
              </table:table-cell>
              <table:table-cell office:value-type="float" office:value="32.9678222779386">
                <text:p>32.9678222779386</text:p>
              </table:table-cell>
              <table:table-cell office:value-type="float" office:value="1770.09846087626">
                <text:p>1770.098460876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2.609959227578">
                <text:p>332.609959227578</text:p>
              </table:table-cell>
              <table:table-cell office:value-type="float" office:value="105.066498776866">
                <text:p>105.066498776866</text:p>
              </table:table-cell>
              <table:table-cell office:value-type="float" office:value="32.4850814927862">
                <text:p>32.4850814927862</text:p>
              </table:table-cell>
              <table:table-cell office:value-type="float" office:value="1760.34866689055">
                <text:p>1760.348666890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2.83630900747">
                <text:p>332.83630900747</text:p>
              </table:table-cell>
              <table:table-cell office:value-type="float" office:value="103.572648700639">
                <text:p>103.572648700639</text:p>
              </table:table-cell>
              <table:table-cell office:value-type="float" office:value="31.9141274185002">
                <text:p>31.9141274185002</text:p>
              </table:table-cell>
              <table:table-cell office:value-type="float" office:value="1758.05539022164">
                <text:p>1758.055390221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2.83630900747">
                <text:p>332.83630900747</text:p>
              </table:table-cell>
              <table:table-cell office:value-type="float" office:value="102.424365174293">
                <text:p>102.424365174293</text:p>
              </table:table-cell>
              <table:table-cell office:value-type="float" office:value="31.5492869205124">
                <text:p>31.5492869205124</text:p>
              </table:table-cell>
              <table:table-cell office:value-type="float" office:value="1750.84602272037">
                <text:p>1750.846022720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3.162363587819">
                <text:p>333.162363587819</text:p>
              </table:table-cell>
              <table:table-cell office:value-type="float" office:value="101.950033469509">
                <text:p>101.950033469509</text:p>
              </table:table-cell>
              <table:table-cell office:value-type="float" office:value="31.0263460176581">
                <text:p>31.0263460176581</text:p>
              </table:table-cell>
              <table:table-cell office:value-type="float" office:value="1744.23885380115">
                <text:p>1744.23885380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